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1.24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15.3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79mm"/>
    </style:style>
    <style:style style:name="co12" style:family="table-column">
      <style:table-column-properties fo:break-before="auto" style:column-width="8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freqAssign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OP_ID</text:p>
          </table:table-cell>
          <table:table-cell office:value-type="string" calcext:value-type="string">
            <text:p>Band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reqStart</text:p>
          </table:table-cell>
          <table:table-cell office:value-type="string" calcext:value-type="string">
            <text:p>freqEnd</text:p>
          </table:table-cell>
          <table:table-cell office:value-type="string" calcext:value-type="string">
            <text:p>license_ID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eMobile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table:formula="of:=CONCATENATE([.D2];[.E2])" office:value-type="string" office:string-value="4900" calcext:value-type="string">
            <text:p>4900</text:p>
          </table:table-cell>
          <table:table-cell office:value-type="string" calcext:value-type="string">
            <text:p>FDD</text:p>
          </table:table-cell>
          <table:table-cell office:value-type="float" office:value="906.6" calcext:value-type="float">
            <text:p>906.6</text:p>
          </table:table-cell>
          <table:table-cell office:value-type="float" office:value="910.6" calcext:value-type="float">
            <text:p>910.6</text:p>
          </table:table-cell>
          <table:table-cell table:formula="of:=VLOOKUP([.F2];[$spectrumLicense.$C$2:$spectrumLicense.$D$107];2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eMobile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table:formula="of:=CONCATENATE([.D3];[.E3])" office:value-type="string" office:string-value="4900" calcext:value-type="string">
            <text:p>4900</text:p>
          </table:table-cell>
          <table:table-cell office:value-type="string" calcext:value-type="string">
            <text:p>FDD</text:p>
          </table:table-cell>
          <table:table-cell office:value-type="float" office:value="951.6" calcext:value-type="float">
            <text:p>951.6</text:p>
          </table:table-cell>
          <table:table-cell office:value-type="float" office:value="955.6" calcext:value-type="float">
            <text:p>955.6</text:p>
          </table:table-cell>
          <table:table-cell table:formula="of:=VLOOKUP([.F3];[$spectrumLicense.$C$2:$spectrumLicense.$D$107];2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Government</text:p>
          </table:table-cell>
          <table:table-cell office:value-type="float" office:value="53" calcext:value-type="float">
            <text:p>53</text:p>
          </table:table-cell>
          <table:table-cell office:value-type="float" office:value="900" calcext:value-type="float">
            <text:p>900</text:p>
          </table:table-cell>
          <table:table-cell table:formula="of:=CONCATENATE([.D4];[.E4])" office:value-type="string" office:string-value="53900" calcext:value-type="string">
            <text:p>53900</text:p>
          </table:table-cell>
          <table:table-cell office:value-type="string" calcext:value-type="string">
            <text:p>FDD</text:p>
          </table:table-cell>
          <table:table-cell office:value-type="float" office:value="911" calcext:value-type="float">
            <text:p>911</text:p>
          </table:table-cell>
          <table:table-cell office:value-type="float" office:value="914.8" calcext:value-type="float">
            <text:p>914.8</text:p>
          </table:table-cell>
          <table:table-cell table:formula="of:=VLOOKUP([.F4];[$spectrumLicense.$C$2:$spectrumLicense.$D$107];2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Government</text:p>
          </table:table-cell>
          <table:table-cell office:value-type="float" office:value="53" calcext:value-type="float">
            <text:p>53</text:p>
          </table:table-cell>
          <table:table-cell office:value-type="float" office:value="900" calcext:value-type="float">
            <text:p>900</text:p>
          </table:table-cell>
          <table:table-cell table:formula="of:=CONCATENATE([.D5];[.E5])" office:value-type="string" office:string-value="53900" calcext:value-type="string">
            <text:p>53900</text:p>
          </table:table-cell>
          <table:table-cell office:value-type="string" calcext:value-type="string">
            <text:p>FDD</text:p>
          </table:table-cell>
          <table:table-cell office:value-type="float" office:value="956" calcext:value-type="float">
            <text:p>956</text:p>
          </table:table-cell>
          <table:table-cell office:value-type="float" office:value="959.8" calcext:value-type="float">
            <text:p>959.8</text:p>
          </table:table-cell>
          <table:table-cell table:formula="of:=VLOOKUP([.F5];[$spectrumLicense.$C$2:$spectrumLicense.$D$107];2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Mascom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table:formula="of:=CONCATENATE([.D6];[.E6])" office:value-type="string" office:string-value="5900" calcext:value-type="string">
            <text:p>5900</text:p>
          </table:table-cell>
          <table:table-cell office:value-type="string" calcext:value-type="string">
            <text:p>FDD</text:p>
          </table:table-cell>
          <table:table-cell office:value-type="float" office:value="890.2" calcext:value-type="float">
            <text:p>890.2</text:p>
          </table:table-cell>
          <table:table-cell office:value-type="float" office:value="898.2" calcext:value-type="float">
            <text:p>898.2</text:p>
          </table:table-cell>
          <table:table-cell table:formula="of:=VLOOKUP([.F6];[$spectrumLicense.$C$2:$spectrumLicense.$D$107];2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Mascom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table:formula="of:=CONCATENATE([.D7];[.E7])" office:value-type="string" office:string-value="5900" calcext:value-type="string">
            <text:p>5900</text:p>
          </table:table-cell>
          <table:table-cell office:value-type="string" calcext:value-type="string">
            <text:p>FDD</text:p>
          </table:table-cell>
          <table:table-cell office:value-type="float" office:value="935" calcext:value-type="float">
            <text:p>935</text:p>
          </table:table-cell>
          <table:table-cell office:value-type="float" office:value="943" calcext:value-type="float">
            <text:p>943</text:p>
          </table:table-cell>
          <table:table-cell table:formula="of:=VLOOKUP([.F7];[$spectrumLicense.$C$2:$spectrumLicense.$D$107];2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table:formula="of:=CONCATENATE([.D8];[.E8])" office:value-type="string" office:string-value="6900" calcext:value-type="string">
            <text:p>6900</text:p>
          </table:table-cell>
          <table:table-cell office:value-type="string" calcext:value-type="string">
            <text:p>FDD</text:p>
          </table:table-cell>
          <table:table-cell office:value-type="float" office:value="898.4" calcext:value-type="float">
            <text:p>898.4</text:p>
          </table:table-cell>
          <table:table-cell office:value-type="float" office:value="906.2" calcext:value-type="float">
            <text:p>906.2</text:p>
          </table:table-cell>
          <table:table-cell table:formula="of:=VLOOKUP([.F8];[$spectrumLicense.$C$2:$spectrumLicense.$D$107];2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table:formula="of:=CONCATENATE([.D9];[.E9])" office:value-type="string" office:string-value="6900" calcext:value-type="string">
            <text:p>6900</text:p>
          </table:table-cell>
          <table:table-cell office:value-type="string" calcext:value-type="string">
            <text:p>FDD</text:p>
          </table:table-cell>
          <table:table-cell office:value-type="float" office:value="943.4" calcext:value-type="float">
            <text:p>943.4</text:p>
          </table:table-cell>
          <table:table-cell office:value-type="float" office:value="951.2" calcext:value-type="float">
            <text:p>951.2</text:p>
          </table:table-cell>
          <table:table-cell table:formula="of:=VLOOKUP([.F9];[$spectrumLicense.$C$2:$spectrumLicense.$D$107];2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eMobile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table:formula="of:=CONCATENATE([.D10];[.E10])" office:value-type="string" office:string-value="41800" calcext:value-type="string">
            <text:p>41800</text:p>
          </table:table-cell>
          <table:table-cell office:value-type="string" calcext:value-type="string">
            <text:p>FDD</text:p>
          </table:table-cell>
          <table:table-cell office:value-type="float" office:value="1730.6" calcext:value-type="float">
            <text:p>1730.6</text:p>
          </table:table-cell>
          <table:table-cell office:value-type="float" office:value="1738.6" calcext:value-type="float">
            <text:p>1738.6</text:p>
          </table:table-cell>
          <table:table-cell table:formula="of:=VLOOKUP([.F10];[$spectrumLicense.$C$2:$spectrumLicense.$D$107];2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eMobile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table:formula="of:=CONCATENATE([.D11];[.E11])" office:value-type="string" office:string-value="41800" calcext:value-type="string">
            <text:p>41800</text:p>
          </table:table-cell>
          <table:table-cell office:value-type="string" calcext:value-type="string">
            <text:p>FDD</text:p>
          </table:table-cell>
          <table:table-cell office:value-type="float" office:value="1825.6" calcext:value-type="float">
            <text:p>1825.6</text:p>
          </table:table-cell>
          <table:table-cell office:value-type="float" office:value="1833.6" calcext:value-type="float">
            <text:p>1833.6</text:p>
          </table:table-cell>
          <table:table-cell table:formula="of:=VLOOKUP([.F11];[$spectrumLicense.$C$2:$spectrumLicense.$D$107];2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Mascom</text:p>
          </table:table-cell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table:formula="of:=CONCATENATE([.D12];[.E12])" office:value-type="string" office:string-value="51800" calcext:value-type="string">
            <text:p>51800</text:p>
          </table:table-cell>
          <table:table-cell office:value-type="string" calcext:value-type="string">
            <text:p>FDD</text:p>
          </table:table-cell>
          <table:table-cell office:value-type="float" office:value="1710.2" calcext:value-type="float">
            <text:p>1710.2</text:p>
          </table:table-cell>
          <table:table-cell office:value-type="float" office:value="1719.8" calcext:value-type="float">
            <text:p>1719.8</text:p>
          </table:table-cell>
          <table:table-cell table:formula="of:=VLOOKUP([.F12];[$spectrumLicense.$C$2:$spectrumLicense.$D$107];2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Mascom</text:p>
          </table:table-cell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table:formula="of:=CONCATENATE([.D13];[.E13])" office:value-type="string" office:string-value="51800" calcext:value-type="string">
            <text:p>51800</text:p>
          </table:table-cell>
          <table:table-cell office:value-type="string" calcext:value-type="string">
            <text:p>FDD</text:p>
          </table:table-cell>
          <table:table-cell office:value-type="float" office:value="1805.2" calcext:value-type="float">
            <text:p>1805.2</text:p>
          </table:table-cell>
          <table:table-cell office:value-type="float" office:value="1814.8" calcext:value-type="float">
            <text:p>1814.8</text:p>
          </table:table-cell>
          <table:table-cell table:formula="of:=VLOOKUP([.F13];[$spectrumLicense.$C$2:$spectrumLicense.$D$107];2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CONCATENATE([.D14];[.E14])" office:value-type="string" office:string-value="61800" calcext:value-type="string">
            <text:p>61800</text:p>
          </table:table-cell>
          <table:table-cell office:value-type="string" calcext:value-type="string">
            <text:p>FDD</text:p>
          </table:table-cell>
          <table:table-cell office:value-type="float" office:value="1720.6" calcext:value-type="float">
            <text:p>1720.6</text:p>
          </table:table-cell>
          <table:table-cell office:value-type="float" office:value="1730.6" calcext:value-type="float">
            <text:p>1730.6</text:p>
          </table:table-cell>
          <table:table-cell table:formula="of:=VLOOKUP([.F14];[$spectrumLicense.$C$2:$spectrumLicense.$D$107];2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CONCATENATE([.D15];[.E15])" office:value-type="string" office:string-value="61800" calcext:value-type="string">
            <text:p>61800</text:p>
          </table:table-cell>
          <table:table-cell office:value-type="string" calcext:value-type="string">
            <text:p>FDD</text:p>
          </table:table-cell>
          <table:table-cell office:value-type="float" office:value="1815.6" calcext:value-type="float">
            <text:p>1815.6</text:p>
          </table:table-cell>
          <table:table-cell office:value-type="float" office:value="1825.6" calcext:value-type="float">
            <text:p>1825.6</text:p>
          </table:table-cell>
          <table:table-cell table:formula="of:=VLOOKUP([.F15];[$spectrumLicense.$C$2:$spectrumLicense.$D$107];2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table:formula="of:=CONCATENATE([.D16];[.E16])" office:value-type="string" office:string-value="62100" calcext:value-type="string">
            <text:p>62100</text:p>
          </table:table-cell>
          <table:table-cell office:value-type="string" calcext:value-type="string">
            <text:p>FDD</text:p>
          </table:table-cell>
          <table:table-cell office:value-type="float" office:value="1935" calcext:value-type="float">
            <text:p>1935</text:p>
          </table:table-cell>
          <table:table-cell office:value-type="float" office:value="1950" calcext:value-type="float">
            <text:p>1950</text:p>
          </table:table-cell>
          <table:table-cell table:formula="of:=VLOOKUP([.F16];[$spectrumLicense.$C$2:$spectrumLicense.$D$107];2;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table:formula="of:=CONCATENATE([.D17];[.E17])" office:value-type="string" office:string-value="62100" calcext:value-type="string">
            <text:p>62100</text:p>
          </table:table-cell>
          <table:table-cell office:value-type="string" calcext:value-type="string">
            <text:p>FDD</text:p>
          </table:table-cell>
          <table:table-cell office:value-type="float" office:value="1955" calcext:value-type="float">
            <text:p>1955</text:p>
          </table:table-cell>
          <table:table-cell office:value-type="float" office:value="1965" calcext:value-type="float">
            <text:p>1965</text:p>
          </table:table-cell>
          <table:table-cell table:formula="of:=VLOOKUP([.F17];[$spectrumLicense.$C$2:$spectrumLicense.$D$107];2;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table:formula="of:=CONCATENATE([.D18];[.E18])" office:value-type="string" office:string-value="62100" calcext:value-type="string">
            <text:p>62100</text:p>
          </table:table-cell>
          <table:table-cell office:value-type="string" calcext:value-type="string">
            <text:p>FDD</text:p>
          </table:table-cell>
          <table:table-cell office:value-type="float" office:value="2125" calcext:value-type="float">
            <text:p>2125</text:p>
          </table:table-cell>
          <table:table-cell office:value-type="float" office:value="2140" calcext:value-type="float">
            <text:p>2140</text:p>
          </table:table-cell>
          <table:table-cell table:formula="of:=VLOOKUP([.F18];[$spectrumLicense.$C$2:$spectrumLicense.$D$107];2;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table:formula="of:=CONCATENATE([.D19];[.E19])" office:value-type="string" office:string-value="62100" calcext:value-type="string">
            <text:p>62100</text:p>
          </table:table-cell>
          <table:table-cell office:value-type="string" calcext:value-type="string">
            <text:p>FDD</text:p>
          </table:table-cell>
          <table:table-cell office:value-type="float" office:value="2145" calcext:value-type="float">
            <text:p>2145</text:p>
          </table:table-cell>
          <table:table-cell office:value-type="float" office:value="2155" calcext:value-type="float">
            <text:p>2155</text:p>
          </table:table-cell>
          <table:table-cell table:formula="of:=VLOOKUP([.F19];[$spectrumLicense.$C$2:$spectrumLicense.$D$107];2;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Onatel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formula="of:=CONCATENATE([.D20];[.E20])" office:value-type="string" office:string-value="1900" calcext:value-type="string">
            <text:p>1900</text:p>
          </table:table-cell>
          <table:table-cell office:value-type="string" calcext:value-type="string">
            <text:p>FDD</text:p>
          </table:table-cell>
          <table:table-cell office:value-type="float" office:value="890.2" calcext:value-type="float">
            <text:p>890.2</text:p>
          </table:table-cell>
          <table:table-cell office:value-type="float" office:value="898.3" calcext:value-type="float">
            <text:p>898.3</text:p>
          </table:table-cell>
          <table:table-cell table:formula="of:=VLOOKUP([.F20];[$spectrumLicense.$C$2:$spectrumLicense.$D$107];2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Onatel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formula="of:=CONCATENATE([.D21];[.E21])" office:value-type="string" office:string-value="1900" calcext:value-type="string">
            <text:p>1900</text:p>
          </table:table-cell>
          <table:table-cell office:value-type="string" calcext:value-type="string">
            <text:p>FDD</text:p>
          </table:table-cell>
          <table:table-cell office:value-type="float" office:value="935.2" calcext:value-type="float">
            <text:p>935.2</text:p>
          </table:table-cell>
          <table:table-cell office:value-type="float" office:value="943.3" calcext:value-type="float">
            <text:p>943.3</text:p>
          </table:table-cell>
          <table:table-cell table:formula="of:=VLOOKUP([.F21];[$spectrumLicense.$C$2:$spectrumLicense.$D$107];2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table:formula="of:=CONCATENATE([.D22];[.E22])" office:value-type="string" office:string-value="2900" calcext:value-type="string">
            <text:p>2900</text:p>
          </table:table-cell>
          <table:table-cell office:value-type="string" calcext:value-type="string">
            <text:p>FDD</text:p>
          </table:table-cell>
          <table:table-cell office:value-type="float" office:value="898.3" calcext:value-type="float">
            <text:p>898.3</text:p>
          </table:table-cell>
          <table:table-cell office:value-type="float" office:value="906.6" calcext:value-type="float">
            <text:p>906.6</text:p>
          </table:table-cell>
          <table:table-cell table:formula="of:=VLOOKUP([.F22];[$spectrumLicense.$C$2:$spectrumLicense.$D$107];2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table:formula="of:=CONCATENATE([.D23];[.E23])" office:value-type="string" office:string-value="2900" calcext:value-type="string">
            <text:p>2900</text:p>
          </table:table-cell>
          <table:table-cell office:value-type="string" calcext:value-type="string">
            <text:p>FDD</text:p>
          </table:table-cell>
          <table:table-cell office:value-type="float" office:value="943.3" calcext:value-type="float">
            <text:p>943.3</text:p>
          </table:table-cell>
          <table:table-cell office:value-type="float" office:value="951.6" calcext:value-type="float">
            <text:p>951.6</text:p>
          </table:table-cell>
          <table:table-cell table:formula="of:=VLOOKUP([.F23];[$spectrumLicense.$C$2:$spectrumLicense.$D$107];2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Telecel</text:p>
          </table:table-cell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formula="of:=CONCATENATE([.D24];[.E24])" office:value-type="string" office:string-value="3900" calcext:value-type="string">
            <text:p>3900</text:p>
          </table:table-cell>
          <table:table-cell office:value-type="string" calcext:value-type="string">
            <text:p>FDD</text:p>
          </table:table-cell>
          <table:table-cell office:value-type="float" office:value="906.6" calcext:value-type="float">
            <text:p>906.6</text:p>
          </table:table-cell>
          <table:table-cell office:value-type="float" office:value="914.8" calcext:value-type="float">
            <text:p>914.8</text:p>
          </table:table-cell>
          <table:table-cell table:formula="of:=VLOOKUP([.F24];[$spectrumLicense.$C$2:$spectrumLicense.$D$107];2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Telecel</text:p>
          </table:table-cell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formula="of:=CONCATENATE([.D25];[.E25])" office:value-type="string" office:string-value="3900" calcext:value-type="string">
            <text:p>3900</text:p>
          </table:table-cell>
          <table:table-cell office:value-type="string" calcext:value-type="string">
            <text:p>FDD</text:p>
          </table:table-cell>
          <table:table-cell office:value-type="float" office:value="951.6" calcext:value-type="float">
            <text:p>951.6</text:p>
          </table:table-cell>
          <table:table-cell office:value-type="float" office:value="959.8" calcext:value-type="float">
            <text:p>959.8</text:p>
          </table:table-cell>
          <table:table-cell table:formula="of:=VLOOKUP([.F25];[$spectrumLicense.$C$2:$spectrumLicense.$D$107];2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Onate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table:formula="of:=CONCATENATE([.D26];[.E26])" office:value-type="string" office:string-value="11800" calcext:value-type="string">
            <text:p>11800</text:p>
          </table:table-cell>
          <table:table-cell office:value-type="string" calcext:value-type="string">
            <text:p>FDD</text:p>
          </table:table-cell>
          <table:table-cell office:value-type="float" office:value="1710.2" calcext:value-type="float">
            <text:p>1710.2</text:p>
          </table:table-cell>
          <table:table-cell office:value-type="float" office:value="1727.8" calcext:value-type="float">
            <text:p>1727.8</text:p>
          </table:table-cell>
          <table:table-cell table:formula="of:=VLOOKUP([.F26];[$spectrumLicense.$C$2:$spectrumLicense.$D$107];2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Onate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table:formula="of:=CONCATENATE([.D27];[.E27])" office:value-type="string" office:string-value="11800" calcext:value-type="string">
            <text:p>11800</text:p>
          </table:table-cell>
          <table:table-cell office:value-type="string" calcext:value-type="string">
            <text:p>FDD</text:p>
          </table:table-cell>
          <table:table-cell office:value-type="float" office:value="1805.2" calcext:value-type="float">
            <text:p>1805.2</text:p>
          </table:table-cell>
          <table:table-cell office:value-type="float" office:value="1823.7" calcext:value-type="float">
            <text:p>1823.7</text:p>
          </table:table-cell>
          <table:table-cell table:formula="of:=VLOOKUP([.F27];[$spectrumLicense.$C$2:$spectrumLicense.$D$107];2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table:formula="of:=CONCATENATE([.D28];[.E28])" office:value-type="string" office:string-value="21800" calcext:value-type="string">
            <text:p>21800</text:p>
          </table:table-cell>
          <table:table-cell office:value-type="string" calcext:value-type="string">
            <text:p>FDD</text:p>
          </table:table-cell>
          <table:table-cell office:value-type="float" office:value="1727.8" calcext:value-type="float">
            <text:p>1727.8</text:p>
          </table:table-cell>
          <table:table-cell office:value-type="float" office:value="1747.3" calcext:value-type="float">
            <text:p>1747.3</text:p>
          </table:table-cell>
          <table:table-cell table:formula="of:=VLOOKUP([.F28];[$spectrumLicense.$C$2:$spectrumLicense.$D$107];2;0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table:formula="of:=CONCATENATE([.D29];[.E29])" office:value-type="string" office:string-value="21800" calcext:value-type="string">
            <text:p>21800</text:p>
          </table:table-cell>
          <table:table-cell office:value-type="string" calcext:value-type="string">
            <text:p>FDD</text:p>
          </table:table-cell>
          <table:table-cell office:value-type="float" office:value="1823.7" calcext:value-type="float">
            <text:p>1823.7</text:p>
          </table:table-cell>
          <table:table-cell office:value-type="float" office:value="1842.3" calcext:value-type="float">
            <text:p>1842.3</text:p>
          </table:table-cell>
          <table:table-cell table:formula="of:=VLOOKUP([.F29];[$spectrumLicense.$C$2:$spectrumLicense.$D$107];2;0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Telecel</text:p>
          </table:table-cell>
          <table:table-cell office:value-type="float" office:value="3" calcext:value-type="float">
            <text:p>3</text:p>
          </table:table-cell>
          <table:table-cell office:value-type="float" office:value="1800" calcext:value-type="float">
            <text:p>1800</text:p>
          </table:table-cell>
          <table:table-cell table:formula="of:=CONCATENATE([.D30];[.E30])" office:value-type="string" office:string-value="31800" calcext:value-type="string">
            <text:p>31800</text:p>
          </table:table-cell>
          <table:table-cell office:value-type="string" calcext:value-type="string">
            <text:p>FDD</text:p>
          </table:table-cell>
          <table:table-cell office:value-type="float" office:value="1747.3" calcext:value-type="float">
            <text:p>1747.3</text:p>
          </table:table-cell>
          <table:table-cell office:value-type="float" office:value="1765.8" calcext:value-type="float">
            <text:p>1765.8</text:p>
          </table:table-cell>
          <table:table-cell table:formula="of:=VLOOKUP([.F30];[$spectrumLicense.$C$2:$spectrumLicense.$D$107];2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Telecel</text:p>
          </table:table-cell>
          <table:table-cell office:value-type="float" office:value="3" calcext:value-type="float">
            <text:p>3</text:p>
          </table:table-cell>
          <table:table-cell office:value-type="float" office:value="1800" calcext:value-type="float">
            <text:p>1800</text:p>
          </table:table-cell>
          <table:table-cell table:formula="of:=CONCATENATE([.D31];[.E31])" office:value-type="string" office:string-value="31800" calcext:value-type="string">
            <text:p>31800</text:p>
          </table:table-cell>
          <table:table-cell office:value-type="string" calcext:value-type="string">
            <text:p>FDD</text:p>
          </table:table-cell>
          <table:table-cell office:value-type="float" office:value="1842.3" calcext:value-type="float">
            <text:p>1842.3</text:p>
          </table:table-cell>
          <table:table-cell office:value-type="float" office:value="1860.8" calcext:value-type="float">
            <text:p>1860.8</text:p>
          </table:table-cell>
          <table:table-cell table:formula="of:=VLOOKUP([.F31];[$spectrumLicense.$C$2:$spectrumLicense.$D$107];2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amtel</text:p>
          </table:table-cell>
          <table:table-cell office:value-type="float" office:value="7" calcext:value-type="float">
            <text:p>7</text:p>
          </table:table-cell>
          <table:table-cell office:value-type="float" office:value="900" calcext:value-type="float">
            <text:p>900</text:p>
          </table:table-cell>
          <table:table-cell table:formula="of:=CONCATENATE([.D32];[.E32])" office:value-type="string" office:string-value="7900" calcext:value-type="string">
            <text:p>7900</text:p>
          </table:table-cell>
          <table:table-cell office:value-type="string" calcext:value-type="string">
            <text:p>FDD</text:p>
          </table:table-cell>
          <table:table-cell office:value-type="float" office:value="880" calcext:value-type="float">
            <text:p>880</text:p>
          </table:table-cell>
          <table:table-cell office:value-type="float" office:value="890.1" calcext:value-type="float">
            <text:p>890.1</text:p>
          </table:table-cell>
          <table:table-cell table:formula="of:=VLOOKUP([.F32];[$spectrumLicense.$C$2:$spectrumLicense.$D$107];2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amtel</text:p>
          </table:table-cell>
          <table:table-cell office:value-type="float" office:value="7" calcext:value-type="float">
            <text:p>7</text:p>
          </table:table-cell>
          <table:table-cell office:value-type="float" office:value="900" calcext:value-type="float">
            <text:p>900</text:p>
          </table:table-cell>
          <table:table-cell table:formula="of:=CONCATENATE([.D33];[.E33])" office:value-type="string" office:string-value="7900" calcext:value-type="string">
            <text:p>7900</text:p>
          </table:table-cell>
          <table:table-cell office:value-type="string" calcext:value-type="string">
            <text:p>FDD</text:p>
          </table:table-cell>
          <table:table-cell office:value-type="float" office:value="925" calcext:value-type="float">
            <text:p>925</text:p>
          </table:table-cell>
          <table:table-cell office:value-type="float" office:value="935.1" calcext:value-type="float">
            <text:p>935.1</text:p>
          </table:table-cell>
          <table:table-cell table:formula="of:=VLOOKUP([.F33];[$spectrumLicense.$C$2:$spectrumLicense.$D$107];2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TN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table:formula="of:=CONCATENATE([.D34];[.E34])" office:value-type="string" office:string-value="8900" calcext:value-type="string">
            <text:p>8900</text:p>
          </table:table-cell>
          <table:table-cell office:value-type="string" calcext:value-type="string">
            <text:p>FDD</text:p>
          </table:table-cell>
          <table:table-cell office:value-type="float" office:value="890.1" calcext:value-type="float">
            <text:p>890.1</text:p>
          </table:table-cell>
          <table:table-cell office:value-type="float" office:value="898.5" calcext:value-type="float">
            <text:p>898.5</text:p>
          </table:table-cell>
          <table:table-cell table:formula="of:=VLOOKUP([.F34];[$spectrumLicense.$C$2:$spectrumLicense.$D$107];2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TN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table:formula="of:=CONCATENATE([.D35];[.E35])" office:value-type="string" office:string-value="8900" calcext:value-type="string">
            <text:p>8900</text:p>
          </table:table-cell>
          <table:table-cell office:value-type="string" calcext:value-type="string">
            <text:p>FDD</text:p>
          </table:table-cell>
          <table:table-cell office:value-type="float" office:value="935.1" calcext:value-type="float">
            <text:p>935.1</text:p>
          </table:table-cell>
          <table:table-cell office:value-type="float" office:value="943.5" calcext:value-type="float">
            <text:p>943.5</text:p>
          </table:table-cell>
          <table:table-cell table:formula="of:=VLOOKUP([.F35];[$spectrumLicense.$C$2:$spectrumLicense.$D$107];2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eXttel</text:p>
          </table:table-cell>
          <table:table-cell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formula="of:=CONCATENATE([.D36];[.E36])" office:value-type="string" office:string-value="9900" calcext:value-type="string">
            <text:p>9900</text:p>
          </table:table-cell>
          <table:table-cell office:value-type="string" calcext:value-type="string">
            <text:p>FDD</text:p>
          </table:table-cell>
          <table:table-cell office:value-type="float" office:value="898.5" calcext:value-type="float">
            <text:p>898.5</text:p>
          </table:table-cell>
          <table:table-cell office:value-type="float" office:value="906.8" calcext:value-type="float">
            <text:p>906.8</text:p>
          </table:table-cell>
          <table:table-cell table:formula="of:=VLOOKUP([.F36];[$spectrumLicense.$C$2:$spectrumLicense.$D$107];2;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eXttel</text:p>
          </table:table-cell>
          <table:table-cell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formula="of:=CONCATENATE([.D37];[.E37])" office:value-type="string" office:string-value="9900" calcext:value-type="string">
            <text:p>9900</text:p>
          </table:table-cell>
          <table:table-cell office:value-type="string" calcext:value-type="string">
            <text:p>FDD</text:p>
          </table:table-cell>
          <table:table-cell office:value-type="float" office:value="943.5" calcext:value-type="float">
            <text:p>943.5</text:p>
          </table:table-cell>
          <table:table-cell office:value-type="float" office:value="951.8" calcext:value-type="float">
            <text:p>951.8</text:p>
          </table:table-cell>
          <table:table-cell table:formula="of:=VLOOKUP([.F37];[$spectrumLicense.$C$2:$spectrumLicense.$D$107];2;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range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formula="of:=CONCATENATE([.D38];[.E38])" office:value-type="string" office:string-value="10900" calcext:value-type="string">
            <text:p>10900</text:p>
          </table:table-cell>
          <table:table-cell office:value-type="string" calcext:value-type="string">
            <text:p>FDD</text:p>
          </table:table-cell>
          <table:table-cell office:value-type="float" office:value="906.8" calcext:value-type="float">
            <text:p>906.8</text:p>
          </table:table-cell>
          <table:table-cell office:value-type="float" office:value="915" calcext:value-type="float">
            <text:p>915</text:p>
          </table:table-cell>
          <table:table-cell table:formula="of:=VLOOKUP([.F38];[$spectrumLicense.$C$2:$spectrumLicense.$D$107];2;0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range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formula="of:=CONCATENATE([.D39];[.E39])" office:value-type="string" office:string-value="10900" calcext:value-type="string">
            <text:p>10900</text:p>
          </table:table-cell>
          <table:table-cell office:value-type="string" calcext:value-type="string">
            <text:p>FDD</text:p>
          </table:table-cell>
          <table:table-cell office:value-type="float" office:value="951.8" calcext:value-type="float">
            <text:p>951.8</text:p>
          </table:table-cell>
          <table:table-cell office:value-type="float" office:value="960" calcext:value-type="float">
            <text:p>960</text:p>
          </table:table-cell>
          <table:table-cell table:formula="of:=VLOOKUP([.F39];[$spectrumLicense.$C$2:$spectrumLicense.$D$107];2;0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TN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table:formula="of:=CONCATENATE([.D40];[.E40])" office:value-type="string" office:string-value="81800" calcext:value-type="string">
            <text:p>81800</text:p>
          </table:table-cell>
          <table:table-cell office:value-type="string" calcext:value-type="string">
            <text:p>FDD</text:p>
          </table:table-cell>
          <table:table-cell office:value-type="float" office:value="1760.1" calcext:value-type="float">
            <text:p>1760.1</text:p>
          </table:table-cell>
          <table:table-cell office:value-type="float" office:value="1768" calcext:value-type="float">
            <text:p>1768</text:p>
          </table:table-cell>
          <table:table-cell table:formula="of:=VLOOKUP([.F40];[$spectrumLicense.$C$2:$spectrumLicense.$D$107];2;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TN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table:formula="of:=CONCATENATE([.D41];[.E41])" office:value-type="string" office:string-value="81800" calcext:value-type="string">
            <text:p>81800</text:p>
          </table:table-cell>
          <table:table-cell office:value-type="string" calcext:value-type="string">
            <text:p>FDD</text:p>
          </table:table-cell>
          <table:table-cell office:value-type="float" office:value="1855.1" calcext:value-type="float">
            <text:p>1855.1</text:p>
          </table:table-cell>
          <table:table-cell office:value-type="float" office:value="1863" calcext:value-type="float">
            <text:p>1863</text:p>
          </table:table-cell>
          <table:table-cell table:formula="of:=VLOOKUP([.F41];[$spectrumLicense.$C$2:$spectrumLicense.$D$107];2;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eXttel</text:p>
          </table:table-cell>
          <table:table-cell office:value-type="float" office:value="9" calcext:value-type="float">
            <text:p>9</text:p>
          </table:table-cell>
          <table:table-cell office:value-type="float" office:value="1800" calcext:value-type="float">
            <text:p>1800</text:p>
          </table:table-cell>
          <table:table-cell table:formula="of:=CONCATENATE([.D42];[.E42])" office:value-type="string" office:string-value="91800" calcext:value-type="string">
            <text:p>91800</text:p>
          </table:table-cell>
          <table:table-cell office:value-type="string" calcext:value-type="string">
            <text:p>FDD</text:p>
          </table:table-cell>
          <table:table-cell office:value-type="float" office:value="1735" calcext:value-type="float">
            <text:p>1735</text:p>
          </table:table-cell>
          <table:table-cell office:value-type="float" office:value="1760.1" calcext:value-type="float">
            <text:p>1760.1</text:p>
          </table:table-cell>
          <table:table-cell table:formula="of:=VLOOKUP([.F42];[$spectrumLicense.$C$2:$spectrumLicense.$D$107];2;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eXttel</text:p>
          </table:table-cell>
          <table:table-cell office:value-type="float" office:value="9" calcext:value-type="float">
            <text:p>9</text:p>
          </table:table-cell>
          <table:table-cell office:value-type="float" office:value="1800" calcext:value-type="float">
            <text:p>1800</text:p>
          </table:table-cell>
          <table:table-cell table:formula="of:=CONCATENATE([.D43];[.E43])" office:value-type="string" office:string-value="91800" calcext:value-type="string">
            <text:p>91800</text:p>
          </table:table-cell>
          <table:table-cell office:value-type="string" calcext:value-type="string">
            <text:p>FDD</text:p>
          </table:table-cell>
          <table:table-cell office:value-type="float" office:value="1830" calcext:value-type="float">
            <text:p>1830</text:p>
          </table:table-cell>
          <table:table-cell office:value-type="float" office:value="1855.1" calcext:value-type="float">
            <text:p>1855.1</text:p>
          </table:table-cell>
          <table:table-cell table:formula="of:=VLOOKUP([.F43];[$spectrumLicense.$C$2:$spectrumLicense.$D$107];2;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range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table:formula="of:=CONCATENATE([.D44];[.E44])" office:value-type="string" office:string-value="101800" calcext:value-type="string">
            <text:p>101800</text:p>
          </table:table-cell>
          <table:table-cell office:value-type="string" calcext:value-type="string">
            <text:p>FDD</text:p>
          </table:table-cell>
          <table:table-cell office:value-type="float" office:value="1710.2" calcext:value-type="float">
            <text:p>1710.2</text:p>
          </table:table-cell>
          <table:table-cell office:value-type="float" office:value="1722" calcext:value-type="float">
            <text:p>1722</text:p>
          </table:table-cell>
          <table:table-cell table:formula="of:=VLOOKUP([.F44];[$spectrumLicense.$C$2:$spectrumLicense.$D$107];2;0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range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table:formula="of:=CONCATENATE([.D45];[.E45])" office:value-type="string" office:string-value="101800" calcext:value-type="string">
            <text:p>101800</text:p>
          </table:table-cell>
          <table:table-cell office:value-type="string" calcext:value-type="string">
            <text:p>FDD</text:p>
          </table:table-cell>
          <table:table-cell office:value-type="float" office:value="1805.2" calcext:value-type="float">
            <text:p>1805.2</text:p>
          </table:table-cell>
          <table:table-cell office:value-type="float" office:value="1817" calcext:value-type="float">
            <text:p>1817</text:p>
          </table:table-cell>
          <table:table-cell table:formula="of:=VLOOKUP([.F45];[$spectrumLicense.$C$2:$spectrumLicense.$D$107];2;0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tisalat</text:p>
          </table:table-cell>
          <table:table-cell office:value-type="float" office:value="11" calcext:value-type="float">
            <text:p>11</text:p>
          </table:table-cell>
          <table:table-cell office:value-type="float" office:value="900" calcext:value-type="float">
            <text:p>900</text:p>
          </table:table-cell>
          <table:table-cell table:formula="of:=CONCATENATE([.D46];[.E46])" office:value-type="string" office:string-value="11900" calcext:value-type="string">
            <text:p>11900</text:p>
          </table:table-cell>
          <table:table-cell office:value-type="string" calcext:value-type="string">
            <text:p>FDD</text:p>
          </table:table-cell>
          <table:table-cell office:value-type="float" office:value="902.5" calcext:value-type="float">
            <text:p>902.5</text:p>
          </table:table-cell>
          <table:table-cell office:value-type="float" office:value="915" calcext:value-type="float">
            <text:p>915</text:p>
          </table:table-cell>
          <table:table-cell table:formula="of:=VLOOKUP([.F46];[$spectrumLicense.$C$2:$spectrumLicense.$D$107];2;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tisalat</text:p>
          </table:table-cell>
          <table:table-cell office:value-type="float" office:value="11" calcext:value-type="float">
            <text:p>11</text:p>
          </table:table-cell>
          <table:table-cell office:value-type="float" office:value="900" calcext:value-type="float">
            <text:p>900</text:p>
          </table:table-cell>
          <table:table-cell table:formula="of:=CONCATENATE([.D47];[.E47])" office:value-type="string" office:string-value="11900" calcext:value-type="string">
            <text:p>11900</text:p>
          </table:table-cell>
          <table:table-cell office:value-type="string" calcext:value-type="string">
            <text:p>FDD</text:p>
          </table:table-cell>
          <table:table-cell office:value-type="float" office:value="947.5" calcext:value-type="float">
            <text:p>947.5</text:p>
          </table:table-cell>
          <table:table-cell office:value-type="float" office:value="960" calcext:value-type="float">
            <text:p>960</text:p>
          </table:table-cell>
          <table:table-cell table:formula="of:=VLOOKUP([.F47];[$spectrumLicense.$C$2:$spectrumLicense.$D$107];2;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Orange</text:p>
          </table:table-cell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table:formula="of:=CONCATENATE([.D48];[.E48])" office:value-type="string" office:string-value="12900" calcext:value-type="string">
            <text:p>12900</text:p>
          </table:table-cell>
          <table:table-cell office:value-type="string" calcext:value-type="string">
            <text:p>FDD</text:p>
          </table:table-cell>
          <table:table-cell office:value-type="float" office:value="890" calcext:value-type="float">
            <text:p>890</text:p>
          </table:table-cell>
          <table:table-cell office:value-type="float" office:value="902.5" calcext:value-type="float">
            <text:p>902.5</text:p>
          </table:table-cell>
          <table:table-cell table:formula="of:=VLOOKUP([.F48];[$spectrumLicense.$C$2:$spectrumLicense.$D$107];2;0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Orange</text:p>
          </table:table-cell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table:formula="of:=CONCATENATE([.D49];[.E49])" office:value-type="string" office:string-value="12900" calcext:value-type="string">
            <text:p>12900</text:p>
          </table:table-cell>
          <table:table-cell office:value-type="string" calcext:value-type="string">
            <text:p>FDD</text:p>
          </table:table-cell>
          <table:table-cell office:value-type="float" office:value="935" calcext:value-type="float">
            <text:p>935</text:p>
          </table:table-cell>
          <table:table-cell office:value-type="float" office:value="947.5" calcext:value-type="float">
            <text:p>947.5</text:p>
          </table:table-cell>
          <table:table-cell table:formula="of:=VLOOKUP([.F49];[$spectrumLicense.$C$2:$spectrumLicense.$D$107];2;0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Vodafone</text:p>
          </table:table-cell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table:formula="of:=CONCATENATE([.D50];[.E50])" office:value-type="string" office:string-value="13900" calcext:value-type="string">
            <text:p>13900</text:p>
          </table:table-cell>
          <table:table-cell office:value-type="string" calcext:value-type="string">
            <text:p>FDD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  <table:table-cell table:formula="of:=VLOOKUP([.F50];[$spectrumLicense.$C$2:$spectrumLicense.$D$107];2;0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Vodafone</text:p>
          </table:table-cell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table:formula="of:=CONCATENATE([.D51];[.E51])" office:value-type="string" office:string-value="13900" calcext:value-type="string">
            <text:p>13900</text:p>
          </table:table-cell>
          <table:table-cell office:value-type="string" calcext:value-type="string">
            <text:p>FDD</text:p>
          </table:table-cell>
          <table:table-cell office:value-type="float" office:value="925" calcext:value-type="float">
            <text:p>925</text:p>
          </table:table-cell>
          <table:table-cell office:value-type="float" office:value="935" calcext:value-type="float">
            <text:p>935</text:p>
          </table:table-cell>
          <table:table-cell table:formula="of:=VLOOKUP([.F51];[$spectrumLicense.$C$2:$spectrumLicense.$D$107];2;0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tisalat</text:p>
          </table:table-cell>
          <table:table-cell office:value-type="float" office:value="11" calcext:value-type="float">
            <text:p>11</text:p>
          </table:table-cell>
          <table:table-cell office:value-type="float" office:value="1800" calcext:value-type="float">
            <text:p>1800</text:p>
          </table:table-cell>
          <table:table-cell table:formula="of:=CONCATENATE([.D52];[.E52])" office:value-type="string" office:string-value="111800" calcext:value-type="string">
            <text:p>111800</text:p>
          </table:table-cell>
          <table:table-cell office:value-type="string" calcext:value-type="string">
            <text:p>FDD</text:p>
          </table:table-cell>
          <table:table-cell office:value-type="float" office:value="1710" calcext:value-type="float">
            <text:p>1710</text:p>
          </table:table-cell>
          <table:table-cell office:value-type="float" office:value="1730" calcext:value-type="float">
            <text:p>1730</text:p>
          </table:table-cell>
          <table:table-cell table:formula="of:=VLOOKUP([.F52];[$spectrumLicense.$C$2:$spectrumLicense.$D$107];2;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tisalat</text:p>
          </table:table-cell>
          <table:table-cell office:value-type="float" office:value="11" calcext:value-type="float">
            <text:p>11</text:p>
          </table:table-cell>
          <table:table-cell office:value-type="float" office:value="1800" calcext:value-type="float">
            <text:p>1800</text:p>
          </table:table-cell>
          <table:table-cell table:formula="of:=CONCATENATE([.D53];[.E53])" office:value-type="string" office:string-value="111800" calcext:value-type="string">
            <text:p>111800</text:p>
          </table:table-cell>
          <table:table-cell office:value-type="string" calcext:value-type="string">
            <text:p>FDD</text:p>
          </table:table-cell>
          <table:table-cell office:value-type="float" office:value="1805" calcext:value-type="float">
            <text:p>1805</text:p>
          </table:table-cell>
          <table:table-cell office:value-type="float" office:value="1825" calcext:value-type="float">
            <text:p>1825</text:p>
          </table:table-cell>
          <table:table-cell table:formula="of:=VLOOKUP([.F53];[$spectrumLicense.$C$2:$spectrumLicense.$D$107];2;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Telecom Egypt</text:p>
          </table:table-cell>
          <table:table-cell office:value-type="float" office:value="14" calcext:value-type="float">
            <text:p>14</text:p>
          </table:table-cell>
          <table:table-cell office:value-type="float" office:value="1800" calcext:value-type="float">
            <text:p>1800</text:p>
          </table:table-cell>
          <table:table-cell table:formula="of:=CONCATENATE([.D54];[.E54])" office:value-type="string" office:string-value="141800" calcext:value-type="string">
            <text:p>141800</text:p>
          </table:table-cell>
          <table:table-cell office:value-type="string" calcext:value-type="string">
            <text:p>FDD</text:p>
          </table:table-cell>
          <table:table-cell office:value-type="float" office:value="1741" calcext:value-type="float">
            <text:p>1741</text:p>
          </table:table-cell>
          <table:table-cell office:value-type="float" office:value="1746" calcext:value-type="float">
            <text:p>1746</text:p>
          </table:table-cell>
          <table:table-cell table:formula="of:=VLOOKUP([.F54];[$spectrumLicense.$C$2:$spectrumLicense.$D$107];2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Telecom Egypt</text:p>
          </table:table-cell>
          <table:table-cell office:value-type="float" office:value="14" calcext:value-type="float">
            <text:p>14</text:p>
          </table:table-cell>
          <table:table-cell office:value-type="float" office:value="1800" calcext:value-type="float">
            <text:p>1800</text:p>
          </table:table-cell>
          <table:table-cell table:formula="of:=CONCATENATE([.D55];[.E55])" office:value-type="string" office:string-value="141800" calcext:value-type="string">
            <text:p>141800</text:p>
          </table:table-cell>
          <table:table-cell office:value-type="string" calcext:value-type="string">
            <text:p>FDD</text:p>
          </table:table-cell>
          <table:table-cell office:value-type="float" office:value="1836" calcext:value-type="float">
            <text:p>1836</text:p>
          </table:table-cell>
          <table:table-cell office:value-type="float" office:value="1841" calcext:value-type="float">
            <text:p>1841</text:p>
          </table:table-cell>
          <table:table-cell table:formula="of:=VLOOKUP([.F55];[$spectrumLicense.$C$2:$spectrumLicense.$D$107];2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Orange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table:formula="of:=CONCATENATE([.D56];[.E56])" office:value-type="string" office:string-value="121800" calcext:value-type="string">
            <text:p>121800</text:p>
          </table:table-cell>
          <table:table-cell office:value-type="string" calcext:value-type="string">
            <text:p>FDD</text:p>
          </table:table-cell>
          <table:table-cell office:value-type="float" office:value="1746" calcext:value-type="float">
            <text:p>1746</text:p>
          </table:table-cell>
          <table:table-cell office:value-type="float" office:value="1761" calcext:value-type="float">
            <text:p>1761</text:p>
          </table:table-cell>
          <table:table-cell table:formula="of:=VLOOKUP([.F56];[$spectrumLicense.$C$2:$spectrumLicense.$D$107];2;0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Orange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table:formula="of:=CONCATENATE([.D57];[.E57])" office:value-type="string" office:string-value="121800" calcext:value-type="string">
            <text:p>121800</text:p>
          </table:table-cell>
          <table:table-cell office:value-type="string" calcext:value-type="string">
            <text:p>FDD</text:p>
          </table:table-cell>
          <table:table-cell office:value-type="float" office:value="1841" calcext:value-type="float">
            <text:p>1841</text:p>
          </table:table-cell>
          <table:table-cell office:value-type="float" office:value="1856" calcext:value-type="float">
            <text:p>1856</text:p>
          </table:table-cell>
          <table:table-cell table:formula="of:=VLOOKUP([.F57];[$spectrumLicense.$C$2:$spectrumLicense.$D$107];2;0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Vodafone</text:p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table:formula="of:=CONCATENATE([.D58];[.E58])" office:value-type="string" office:string-value="131800" calcext:value-type="string">
            <text:p>131800</text:p>
          </table:table-cell>
          <table:table-cell office:value-type="string" calcext:value-type="string">
            <text:p>FDD</text:p>
          </table:table-cell>
          <table:table-cell office:value-type="float" office:value="1761" calcext:value-type="float">
            <text:p>1761</text:p>
          </table:table-cell>
          <table:table-cell office:value-type="float" office:value="1771" calcext:value-type="float">
            <text:p>1771</text:p>
          </table:table-cell>
          <table:table-cell table:formula="of:=VLOOKUP([.F58];[$spectrumLicense.$C$2:$spectrumLicense.$D$107];2;0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Vodafone</text:p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table:formula="of:=CONCATENATE([.D59];[.E59])" office:value-type="string" office:string-value="131800" calcext:value-type="string">
            <text:p>131800</text:p>
          </table:table-cell>
          <table:table-cell office:value-type="string" calcext:value-type="string">
            <text:p>FDD</text:p>
          </table:table-cell>
          <table:table-cell office:value-type="float" office:value="1856" calcext:value-type="float">
            <text:p>1856</text:p>
          </table:table-cell>
          <table:table-cell office:value-type="float" office:value="1866" calcext:value-type="float">
            <text:p>1866</text:p>
          </table:table-cell>
          <table:table-cell table:formula="of:=VLOOKUP([.F59];[$spectrumLicense.$C$2:$spectrumLicense.$D$107];2;0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tisalat</text:p>
          </table:table-cell>
          <table:table-cell office:value-type="float" office:value="11" calcext:value-type="float">
            <text:p>11</text:p>
          </table:table-cell>
          <table:table-cell office:value-type="float" office:value="2100" calcext:value-type="float">
            <text:p>2100</text:p>
          </table:table-cell>
          <table:table-cell table:formula="of:=CONCATENATE([.D60];[.E60])" office:value-type="string" office:string-value="112100" calcext:value-type="string">
            <text:p>112100</text:p>
          </table:table-cell>
          <table:table-cell office:value-type="string" calcext:value-type="string">
            <text:p>FDD</text:p>
          </table:table-cell>
          <table:table-cell office:value-type="float" office:value="1945" calcext:value-type="float">
            <text:p>1945</text:p>
          </table:table-cell>
          <table:table-cell office:value-type="float" office:value="1955" calcext:value-type="float">
            <text:p>1955</text:p>
          </table:table-cell>
          <table:table-cell table:formula="of:=VLOOKUP([.F60];[$spectrumLicense.$C$2:$spectrumLicense.$D$107];2;0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tisalat</text:p>
          </table:table-cell>
          <table:table-cell office:value-type="float" office:value="11" calcext:value-type="float">
            <text:p>11</text:p>
          </table:table-cell>
          <table:table-cell office:value-type="float" office:value="2100" calcext:value-type="float">
            <text:p>2100</text:p>
          </table:table-cell>
          <table:table-cell table:formula="of:=CONCATENATE([.D61];[.E61])" office:value-type="string" office:string-value="112100" calcext:value-type="string">
            <text:p>112100</text:p>
          </table:table-cell>
          <table:table-cell office:value-type="string" calcext:value-type="string">
            <text:p>FDD</text:p>
          </table:table-cell>
          <table:table-cell office:value-type="float" office:value="2135" calcext:value-type="float">
            <text:p>2135</text:p>
          </table:table-cell>
          <table:table-cell office:value-type="float" office:value="2145" calcext:value-type="float">
            <text:p>2145</text:p>
          </table:table-cell>
          <table:table-cell table:formula="of:=VLOOKUP([.F61];[$spectrumLicense.$C$2:$spectrumLicense.$D$107];2;0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Orange</text:p>
          </table:table-cell>
          <table:table-cell office:value-type="float" office:value="12" calcext:value-type="float">
            <text:p>12</text:p>
          </table:table-cell>
          <table:table-cell office:value-type="float" office:value="2100" calcext:value-type="float">
            <text:p>2100</text:p>
          </table:table-cell>
          <table:table-cell table:formula="of:=CONCATENATE([.D62];[.E62])" office:value-type="string" office:string-value="122100" calcext:value-type="string">
            <text:p>122100</text:p>
          </table:table-cell>
          <table:table-cell office:value-type="string" calcext:value-type="string">
            <text:p>FDD</text:p>
          </table:table-cell>
          <table:table-cell office:value-type="float" office:value="1930" calcext:value-type="float">
            <text:p>1930</text:p>
          </table:table-cell>
          <table:table-cell office:value-type="float" office:value="1945" calcext:value-type="float">
            <text:p>1945</text:p>
          </table:table-cell>
          <table:table-cell table:formula="of:=VLOOKUP([.F62];[$spectrumLicense.$C$2:$spectrumLicense.$D$107];2;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Orange</text:p>
          </table:table-cell>
          <table:table-cell office:value-type="float" office:value="12" calcext:value-type="float">
            <text:p>12</text:p>
          </table:table-cell>
          <table:table-cell office:value-type="float" office:value="2100" calcext:value-type="float">
            <text:p>2100</text:p>
          </table:table-cell>
          <table:table-cell table:formula="of:=CONCATENATE([.D63];[.E63])" office:value-type="string" office:string-value="122100" calcext:value-type="string">
            <text:p>122100</text:p>
          </table:table-cell>
          <table:table-cell office:value-type="string" calcext:value-type="string">
            <text:p>FDD</text:p>
          </table:table-cell>
          <table:table-cell office:value-type="float" office:value="2120" calcext:value-type="float">
            <text:p>2120</text:p>
          </table:table-cell>
          <table:table-cell office:value-type="float" office:value="2135" calcext:value-type="float">
            <text:p>2135</text:p>
          </table:table-cell>
          <table:table-cell table:formula="of:=VLOOKUP([.F63];[$spectrumLicense.$C$2:$spectrumLicense.$D$107];2;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Vodafone</text:p>
          </table:table-cell>
          <table:table-cell office:value-type="float" office:value="13" calcext:value-type="float">
            <text:p>13</text:p>
          </table:table-cell>
          <table:table-cell office:value-type="float" office:value="2100" calcext:value-type="float">
            <text:p>2100</text:p>
          </table:table-cell>
          <table:table-cell table:formula="of:=CONCATENATE([.D64];[.E64])" office:value-type="string" office:string-value="132100" calcext:value-type="string">
            <text:p>132100</text:p>
          </table:table-cell>
          <table:table-cell office:value-type="string" calcext:value-type="string">
            <text:p>FDD</text:p>
          </table:table-cell>
          <table:table-cell office:value-type="float" office:value="1960" calcext:value-type="float">
            <text:p>1960</text:p>
          </table:table-cell>
          <table:table-cell office:value-type="float" office:value="1980" calcext:value-type="float">
            <text:p>1980</text:p>
          </table:table-cell>
          <table:table-cell table:formula="of:=VLOOKUP([.F64];[$spectrumLicense.$C$2:$spectrumLicense.$D$107];2;0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Vodafone</text:p>
          </table:table-cell>
          <table:table-cell office:value-type="float" office:value="13" calcext:value-type="float">
            <text:p>13</text:p>
          </table:table-cell>
          <table:table-cell office:value-type="float" office:value="2100" calcext:value-type="float">
            <text:p>2100</text:p>
          </table:table-cell>
          <table:table-cell table:formula="of:=CONCATENATE([.D65];[.E65])" office:value-type="string" office:string-value="132100" calcext:value-type="string">
            <text:p>132100</text:p>
          </table:table-cell>
          <table:table-cell office:value-type="string" calcext:value-type="string">
            <text:p>FDD</text:p>
          </table:table-cell>
          <table:table-cell office:value-type="float" office:value="2150" calcext:value-type="float">
            <text:p>2150</text:p>
          </table:table-cell>
          <table:table-cell office:value-type="float" office:value="2170" calcext:value-type="float">
            <text:p>2170</text:p>
          </table:table-cell>
          <table:table-cell table:formula="of:=VLOOKUP([.F65];[$spectrumLicense.$C$2:$spectrumLicense.$D$107];2;0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irtel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table:formula="of:=CONCATENATE([.D66];[.E66])" office:value-type="string" office:string-value="15900" calcext:value-type="string">
            <text:p>15900</text:p>
          </table:table-cell>
          <table:table-cell office:value-type="string" calcext:value-type="string">
            <text:p>FDD</text:p>
          </table:table-cell>
          <table:table-cell office:value-type="float" office:value="885" calcext:value-type="float">
            <text:p>885</text:p>
          </table:table-cell>
          <table:table-cell office:value-type="float" office:value="890" calcext:value-type="float">
            <text:p>890</text:p>
          </table:table-cell>
          <table:table-cell table:formula="of:=VLOOKUP([.F66];[$spectrumLicense.$C$2:$spectrumLicense.$D$107];2;0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irtel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table:formula="of:=CONCATENATE([.D67];[.E67])" office:value-type="string" office:string-value="15900" calcext:value-type="string">
            <text:p>15900</text:p>
          </table:table-cell>
          <table:table-cell office:value-type="string" calcext:value-type="string">
            <text:p>FDD</text:p>
          </table:table-cell>
          <table:table-cell office:value-type="float" office:value="930" calcext:value-type="float">
            <text:p>930</text:p>
          </table:table-cell>
          <table:table-cell office:value-type="float" office:value="935" calcext:value-type="float">
            <text:p>935</text:p>
          </table:table-cell>
          <table:table-cell table:formula="of:=VLOOKUP([.F67];[$spectrumLicense.$C$2:$spectrumLicense.$D$107];2;0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o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table:formula="of:=CONCATENATE([.D68];[.E68])" office:value-type="string" office:string-value="16900" calcext:value-type="string">
            <text:p>16900</text:p>
          </table:table-cell>
          <table:table-cell office:value-type="string" calcext:value-type="string">
            <text:p>FDD</text:p>
          </table:table-cell>
          <table:table-cell office:value-type="float" office:value="880" calcext:value-type="float">
            <text:p>880</text:p>
          </table:table-cell>
          <table:table-cell office:value-type="float" office:value="885" calcext:value-type="float">
            <text:p>885</text:p>
          </table:table-cell>
          <table:table-cell table:formula="of:=VLOOKUP([.F68];[$spectrumLicense.$C$2:$spectrumLicense.$D$107];2;0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o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table:formula="of:=CONCATENATE([.D69];[.E69])" office:value-type="string" office:string-value="16900" calcext:value-type="string">
            <text:p>16900</text:p>
          </table:table-cell>
          <table:table-cell office:value-type="string" calcext:value-type="string">
            <text:p>FDD</text:p>
          </table:table-cell>
          <table:table-cell office:value-type="float" office:value="925" calcext:value-type="float">
            <text:p>925</text:p>
          </table:table-cell>
          <table:table-cell office:value-type="float" office:value="930" calcext:value-type="float">
            <text:p>930</text:p>
          </table:table-cell>
          <table:table-cell table:formula="of:=VLOOKUP([.F69];[$spectrumLicense.$C$2:$spectrumLicense.$D$107];2;0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MTN</text:p>
          </table:table-cell>
          <table:table-cell office:value-type="float" office:value="17" calcext:value-type="float">
            <text:p>17</text:p>
          </table:table-cell>
          <table:table-cell office:value-type="float" office:value="900" calcext:value-type="float">
            <text:p>900</text:p>
          </table:table-cell>
          <table:table-cell table:formula="of:=CONCATENATE([.D70];[.E70])" office:value-type="string" office:string-value="17900" calcext:value-type="string">
            <text:p>17900</text:p>
          </table:table-cell>
          <table:table-cell office:value-type="string" calcext:value-type="string">
            <text:p>FDD</text:p>
          </table:table-cell>
          <table:table-cell office:value-type="float" office:value="907" calcext:value-type="float">
            <text:p>907</text:p>
          </table:table-cell>
          <table:table-cell office:value-type="float" office:value="915" calcext:value-type="float">
            <text:p>915</text:p>
          </table:table-cell>
          <table:table-cell table:formula="of:=VLOOKUP([.F70];[$spectrumLicense.$C$2:$spectrumLicense.$D$107];2;0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MTN</text:p>
          </table:table-cell>
          <table:table-cell office:value-type="float" office:value="17" calcext:value-type="float">
            <text:p>17</text:p>
          </table:table-cell>
          <table:table-cell office:value-type="float" office:value="900" calcext:value-type="float">
            <text:p>900</text:p>
          </table:table-cell>
          <table:table-cell table:formula="of:=CONCATENATE([.D71];[.E71])" office:value-type="string" office:string-value="17900" calcext:value-type="string">
            <text:p>17900</text:p>
          </table:table-cell>
          <table:table-cell office:value-type="string" calcext:value-type="string">
            <text:p>FDD</text:p>
          </table:table-cell>
          <table:table-cell office:value-type="float" office:value="952" calcext:value-type="float">
            <text:p>952</text:p>
          </table:table-cell>
          <table:table-cell office:value-type="float" office:value="960" calcext:value-type="float">
            <text:p>960</text:p>
          </table:table-cell>
          <table:table-cell table:formula="of:=VLOOKUP([.F71];[$spectrumLicense.$C$2:$spectrumLicense.$D$107];2;0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Tigo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table:formula="of:=CONCATENATE([.D72];[.E72])" office:value-type="string" office:string-value="18900" calcext:value-type="string">
            <text:p>18900</text:p>
          </table:table-cell>
          <table:table-cell office:value-type="string" calcext:value-type="string">
            <text:p>FDD</text:p>
          </table:table-cell>
          <table:table-cell office:value-type="float" office:value="890" calcext:value-type="float">
            <text:p>890</text:p>
          </table:table-cell>
          <table:table-cell office:value-type="float" office:value="898" calcext:value-type="float">
            <text:p>898</text:p>
          </table:table-cell>
          <table:table-cell table:formula="of:=VLOOKUP([.F72];[$spectrumLicense.$C$2:$spectrumLicense.$D$107];2;0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Tigo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table:formula="of:=CONCATENATE([.D73];[.E73])" office:value-type="string" office:string-value="18900" calcext:value-type="string">
            <text:p>18900</text:p>
          </table:table-cell>
          <table:table-cell office:value-type="string" calcext:value-type="string">
            <text:p>FDD</text:p>
          </table:table-cell>
          <table:table-cell office:value-type="float" office:value="935" calcext:value-type="float">
            <text:p>935</text:p>
          </table:table-cell>
          <table:table-cell office:value-type="float" office:value="943" calcext:value-type="float">
            <text:p>943</text:p>
          </table:table-cell>
          <table:table-cell table:formula="of:=VLOOKUP([.F73];[$spectrumLicense.$C$2:$spectrumLicense.$D$107];2;0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Vodafone</text:p>
          </table:table-cell>
          <table:table-cell office:value-type="float" office:value="19" calcext:value-type="float">
            <text:p>19</text:p>
          </table:table-cell>
          <table:table-cell office:value-type="float" office:value="900" calcext:value-type="float">
            <text:p>900</text:p>
          </table:table-cell>
          <table:table-cell table:formula="of:=CONCATENATE([.D74];[.E74])" office:value-type="string" office:string-value="19900" calcext:value-type="string">
            <text:p>19900</text:p>
          </table:table-cell>
          <table:table-cell office:value-type="string" calcext:value-type="string">
            <text:p>FDD</text:p>
          </table:table-cell>
          <table:table-cell office:value-type="float" office:value="898" calcext:value-type="float">
            <text:p>898</text:p>
          </table:table-cell>
          <table:table-cell office:value-type="float" office:value="907" calcext:value-type="float">
            <text:p>907</text:p>
          </table:table-cell>
          <table:table-cell table:formula="of:=VLOOKUP([.F74];[$spectrumLicense.$C$2:$spectrumLicense.$D$107];2;0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Vodafone</text:p>
          </table:table-cell>
          <table:table-cell office:value-type="float" office:value="19" calcext:value-type="float">
            <text:p>19</text:p>
          </table:table-cell>
          <table:table-cell office:value-type="float" office:value="900" calcext:value-type="float">
            <text:p>900</text:p>
          </table:table-cell>
          <table:table-cell table:formula="of:=CONCATENATE([.D75];[.E75])" office:value-type="string" office:string-value="19900" calcext:value-type="string">
            <text:p>19900</text:p>
          </table:table-cell>
          <table:table-cell office:value-type="string" calcext:value-type="string">
            <text:p>FDD</text:p>
          </table:table-cell>
          <table:table-cell office:value-type="float" office:value="943" calcext:value-type="float">
            <text:p>943</text:p>
          </table:table-cell>
          <table:table-cell office:value-type="float" office:value="952" calcext:value-type="float">
            <text:p>952</text:p>
          </table:table-cell>
          <table:table-cell table:formula="of:=VLOOKUP([.F75];[$spectrumLicense.$C$2:$spectrumLicense.$D$107];2;0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irtel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table:formula="of:=CONCATENATE([.D76];[.E76])" office:value-type="string" office:string-value="151800" calcext:value-type="string">
            <text:p>151800</text:p>
          </table:table-cell>
          <table:table-cell office:value-type="string" calcext:value-type="string">
            <text:p>FDD</text:p>
          </table:table-cell>
          <table:table-cell office:value-type="float" office:value="1710" calcext:value-type="float">
            <text:p>1710</text:p>
          </table:table-cell>
          <table:table-cell office:value-type="float" office:value="1725" calcext:value-type="float">
            <text:p>1725</text:p>
          </table:table-cell>
          <table:table-cell table:formula="of:=VLOOKUP([.F76];[$spectrumLicense.$C$2:$spectrumLicense.$D$107];2;0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irtel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table:formula="of:=CONCATENATE([.D77];[.E77])" office:value-type="string" office:string-value="151800" calcext:value-type="string">
            <text:p>151800</text:p>
          </table:table-cell>
          <table:table-cell office:value-type="string" calcext:value-type="string">
            <text:p>FDD</text:p>
          </table:table-cell>
          <table:table-cell office:value-type="float" office:value="1805" calcext:value-type="float">
            <text:p>1805</text:p>
          </table:table-cell>
          <table:table-cell office:value-type="float" office:value="1820" calcext:value-type="float">
            <text:p>1820</text:p>
          </table:table-cell>
          <table:table-cell table:formula="of:=VLOOKUP([.F77];[$spectrumLicense.$C$2:$spectrumLicense.$D$107];2;0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o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table:formula="of:=CONCATENATE([.D78];[.E78])" office:value-type="string" office:string-value="161800" calcext:value-type="string">
            <text:p>161800</text:p>
          </table:table-cell>
          <table:table-cell office:value-type="string" calcext:value-type="string">
            <text:p>FDD</text:p>
          </table:table-cell>
          <table:table-cell office:value-type="float" office:value="1755" calcext:value-type="float">
            <text:p>1755</text:p>
          </table:table-cell>
          <table:table-cell office:value-type="float" office:value="1770" calcext:value-type="float">
            <text:p>1770</text:p>
          </table:table-cell>
          <table:table-cell table:formula="of:=VLOOKUP([.F78];[$spectrumLicense.$C$2:$spectrumLicense.$D$107];2;0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o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table:formula="of:=CONCATENATE([.D79];[.E79])" office:value-type="string" office:string-value="161800" calcext:value-type="string">
            <text:p>161800</text:p>
          </table:table-cell>
          <table:table-cell office:value-type="string" calcext:value-type="string">
            <text:p>FDD</text:p>
          </table:table-cell>
          <table:table-cell office:value-type="float" office:value="1850" calcext:value-type="float">
            <text:p>1850</text:p>
          </table:table-cell>
          <table:table-cell office:value-type="float" office:value="1865" calcext:value-type="float">
            <text:p>1865</text:p>
          </table:table-cell>
          <table:table-cell table:formula="of:=VLOOKUP([.F79];[$spectrumLicense.$C$2:$spectrumLicense.$D$107];2;0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MTN</text:p>
          </table:table-cell>
          <table:table-cell office:value-type="float" office:value="17" calcext:value-type="float">
            <text:p>17</text:p>
          </table:table-cell>
          <table:table-cell office:value-type="float" office:value="1800" calcext:value-type="float">
            <text:p>1800</text:p>
          </table:table-cell>
          <table:table-cell table:formula="of:=CONCATENATE([.D80];[.E80])" office:value-type="string" office:string-value="171800" calcext:value-type="string">
            <text:p>171800</text:p>
          </table:table-cell>
          <table:table-cell office:value-type="string" calcext:value-type="string">
            <text:p>FDD</text:p>
          </table:table-cell>
          <table:table-cell office:value-type="float" office:value="1725" calcext:value-type="float">
            <text:p>1725</text:p>
          </table:table-cell>
          <table:table-cell office:value-type="float" office:value="1735" calcext:value-type="float">
            <text:p>1735</text:p>
          </table:table-cell>
          <table:table-cell table:formula="of:=VLOOKUP([.F80];[$spectrumLicense.$C$2:$spectrumLicense.$D$107];2;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MTN</text:p>
          </table:table-cell>
          <table:table-cell office:value-type="float" office:value="17" calcext:value-type="float">
            <text:p>17</text:p>
          </table:table-cell>
          <table:table-cell office:value-type="float" office:value="1800" calcext:value-type="float">
            <text:p>1800</text:p>
          </table:table-cell>
          <table:table-cell table:formula="of:=CONCATENATE([.D81];[.E81])" office:value-type="string" office:string-value="171800" calcext:value-type="string">
            <text:p>171800</text:p>
          </table:table-cell>
          <table:table-cell office:value-type="string" calcext:value-type="string">
            <text:p>FDD</text:p>
          </table:table-cell>
          <table:table-cell office:value-type="float" office:value="1820" calcext:value-type="float">
            <text:p>1820</text:p>
          </table:table-cell>
          <table:table-cell office:value-type="float" office:value="1830" calcext:value-type="float">
            <text:p>1830</text:p>
          </table:table-cell>
          <table:table-cell table:formula="of:=VLOOKUP([.F81];[$spectrumLicense.$C$2:$spectrumLicense.$D$107];2;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Tigo</text:p>
          </table:table-cell>
          <table:table-cell office:value-type="float" office:value="18" calcext:value-type="float">
            <text:p>18</text:p>
          </table:table-cell>
          <table:table-cell office:value-type="float" office:value="1800" calcext:value-type="float">
            <text:p>1800</text:p>
          </table:table-cell>
          <table:table-cell table:formula="of:=CONCATENATE([.D82];[.E82])" office:value-type="string" office:string-value="181800" calcext:value-type="string">
            <text:p>181800</text:p>
          </table:table-cell>
          <table:table-cell office:value-type="string" calcext:value-type="string">
            <text:p>FDD</text:p>
          </table:table-cell>
          <table:table-cell office:value-type="float" office:value="1745" calcext:value-type="float">
            <text:p>1745</text:p>
          </table:table-cell>
          <table:table-cell office:value-type="float" office:value="1755" calcext:value-type="float">
            <text:p>1755</text:p>
          </table:table-cell>
          <table:table-cell table:formula="of:=VLOOKUP([.F82];[$spectrumLicense.$C$2:$spectrumLicense.$D$107];2;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Tigo</text:p>
          </table:table-cell>
          <table:table-cell office:value-type="float" office:value="18" calcext:value-type="float">
            <text:p>18</text:p>
          </table:table-cell>
          <table:table-cell office:value-type="float" office:value="1800" calcext:value-type="float">
            <text:p>1800</text:p>
          </table:table-cell>
          <table:table-cell table:formula="of:=CONCATENATE([.D83];[.E83])" office:value-type="string" office:string-value="181800" calcext:value-type="string">
            <text:p>181800</text:p>
          </table:table-cell>
          <table:table-cell office:value-type="string" calcext:value-type="string">
            <text:p>FDD</text:p>
          </table:table-cell>
          <table:table-cell office:value-type="float" office:value="1840" calcext:value-type="float">
            <text:p>1840</text:p>
          </table:table-cell>
          <table:table-cell office:value-type="float" office:value="1850" calcext:value-type="float">
            <text:p>1850</text:p>
          </table:table-cell>
          <table:table-cell table:formula="of:=VLOOKUP([.F83];[$spectrumLicense.$C$2:$spectrumLicense.$D$107];2;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Vodafone</text:p>
          </table:table-cell>
          <table:table-cell office:value-type="float" office:value="19" calcext:value-type="float">
            <text:p>19</text:p>
          </table:table-cell>
          <table:table-cell office:value-type="float" office:value="1800" calcext:value-type="float">
            <text:p>1800</text:p>
          </table:table-cell>
          <table:table-cell table:formula="of:=CONCATENATE([.D84];[.E84])" office:value-type="string" office:string-value="191800" calcext:value-type="string">
            <text:p>191800</text:p>
          </table:table-cell>
          <table:table-cell office:value-type="string" calcext:value-type="string">
            <text:p>FDD</text:p>
          </table:table-cell>
          <table:table-cell office:value-type="float" office:value="1735" calcext:value-type="float">
            <text:p>1735</text:p>
          </table:table-cell>
          <table:table-cell office:value-type="float" office:value="1745" calcext:value-type="float">
            <text:p>1745</text:p>
          </table:table-cell>
          <table:table-cell table:formula="of:=VLOOKUP([.F84];[$spectrumLicense.$C$2:$spectrumLicense.$D$107];2;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Vodafone</text:p>
          </table:table-cell>
          <table:table-cell office:value-type="float" office:value="19" calcext:value-type="float">
            <text:p>19</text:p>
          </table:table-cell>
          <table:table-cell office:value-type="float" office:value="1800" calcext:value-type="float">
            <text:p>1800</text:p>
          </table:table-cell>
          <table:table-cell table:formula="of:=CONCATENATE([.D85];[.E85])" office:value-type="string" office:string-value="191800" calcext:value-type="string">
            <text:p>191800</text:p>
          </table:table-cell>
          <table:table-cell office:value-type="string" calcext:value-type="string">
            <text:p>FDD</text:p>
          </table:table-cell>
          <table:table-cell office:value-type="float" office:value="1830" calcext:value-type="float">
            <text:p>1830</text:p>
          </table:table-cell>
          <table:table-cell office:value-type="float" office:value="1840" calcext:value-type="float">
            <text:p>1840</text:p>
          </table:table-cell>
          <table:table-cell table:formula="of:=VLOOKUP([.F85];[$spectrumLicense.$C$2:$spectrumLicense.$D$107];2;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irtel</text:p>
          </table:table-cell>
          <table:table-cell office:value-type="float" office:value="15" calcext:value-type="float">
            <text:p>15</text:p>
          </table:table-cell>
          <table:table-cell office:value-type="float" office:value="2100" calcext:value-type="float">
            <text:p>2100</text:p>
          </table:table-cell>
          <table:table-cell table:formula="of:=CONCATENATE([.D86];[.E86])" office:value-type="string" office:string-value="152100" calcext:value-type="string">
            <text:p>152100</text:p>
          </table:table-cell>
          <table:table-cell office:value-type="string" calcext:value-type="string">
            <text:p>FDD</text:p>
          </table:table-cell>
          <table:table-cell office:value-type="float" office:value="1935" calcext:value-type="float">
            <text:p>1935</text:p>
          </table:table-cell>
          <table:table-cell office:value-type="float" office:value="1945" calcext:value-type="float">
            <text:p>1945</text:p>
          </table:table-cell>
          <table:table-cell table:formula="of:=VLOOKUP([.F86];[$spectrumLicense.$C$2:$spectrumLicense.$D$107];2;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irtel</text:p>
          </table:table-cell>
          <table:table-cell office:value-type="float" office:value="15" calcext:value-type="float">
            <text:p>15</text:p>
          </table:table-cell>
          <table:table-cell office:value-type="float" office:value="2100" calcext:value-type="float">
            <text:p>2100</text:p>
          </table:table-cell>
          <table:table-cell table:formula="of:=CONCATENATE([.D87];[.E87])" office:value-type="string" office:string-value="152100" calcext:value-type="string">
            <text:p>152100</text:p>
          </table:table-cell>
          <table:table-cell office:value-type="string" calcext:value-type="string">
            <text:p>FDD</text:p>
          </table:table-cell>
          <table:table-cell office:value-type="float" office:value="2125" calcext:value-type="float">
            <text:p>2125</text:p>
          </table:table-cell>
          <table:table-cell office:value-type="float" office:value="2135" calcext:value-type="float">
            <text:p>2135</text:p>
          </table:table-cell>
          <table:table-cell table:formula="of:=VLOOKUP([.F87];[$spectrumLicense.$C$2:$spectrumLicense.$D$107];2;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o</text:p>
          </table:table-cell>
          <table:table-cell office:value-type="float" office:value="16" calcext:value-type="float">
            <text:p>16</text:p>
          </table:table-cell>
          <table:table-cell office:value-type="float" office:value="2100" calcext:value-type="float">
            <text:p>2100</text:p>
          </table:table-cell>
          <table:table-cell table:formula="of:=CONCATENATE([.D88];[.E88])" office:value-type="string" office:string-value="162100" calcext:value-type="string">
            <text:p>162100</text:p>
          </table:table-cell>
          <table:table-cell office:value-type="string" calcext:value-type="string">
            <text:p>FDD</text:p>
          </table:table-cell>
          <table:table-cell office:value-type="float" office:value="1945" calcext:value-type="float">
            <text:p>1945</text:p>
          </table:table-cell>
          <table:table-cell office:value-type="float" office:value="1955" calcext:value-type="float">
            <text:p>1955</text:p>
          </table:table-cell>
          <table:table-cell table:formula="of:=VLOOKUP([.F88];[$spectrumLicense.$C$2:$spectrumLicense.$D$107];2;0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o</text:p>
          </table:table-cell>
          <table:table-cell office:value-type="float" office:value="16" calcext:value-type="float">
            <text:p>16</text:p>
          </table:table-cell>
          <table:table-cell office:value-type="float" office:value="2100" calcext:value-type="float">
            <text:p>2100</text:p>
          </table:table-cell>
          <table:table-cell table:formula="of:=CONCATENATE([.D89];[.E89])" office:value-type="string" office:string-value="162100" calcext:value-type="string">
            <text:p>162100</text:p>
          </table:table-cell>
          <table:table-cell office:value-type="string" calcext:value-type="string">
            <text:p>FDD</text:p>
          </table:table-cell>
          <table:table-cell office:value-type="float" office:value="2135" calcext:value-type="float">
            <text:p>2135</text:p>
          </table:table-cell>
          <table:table-cell office:value-type="float" office:value="2145" calcext:value-type="float">
            <text:p>2145</text:p>
          </table:table-cell>
          <table:table-cell table:formula="of:=VLOOKUP([.F89];[$spectrumLicense.$C$2:$spectrumLicense.$D$107];2;0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MTN</text:p>
          </table:table-cell>
          <table:table-cell office:value-type="float" office:value="17" calcext:value-type="float">
            <text:p>17</text:p>
          </table:table-cell>
          <table:table-cell office:value-type="float" office:value="2100" calcext:value-type="float">
            <text:p>2100</text:p>
          </table:table-cell>
          <table:table-cell table:formula="of:=CONCATENATE([.D90];[.E90])" office:value-type="string" office:string-value="172100" calcext:value-type="string">
            <text:p>172100</text:p>
          </table:table-cell>
          <table:table-cell office:value-type="string" calcext:value-type="string">
            <text:p>FDD</text:p>
          </table:table-cell>
          <table:table-cell office:value-type="float" office:value="1970" calcext:value-type="float">
            <text:p>1970</text:p>
          </table:table-cell>
          <table:table-cell office:value-type="float" office:value="1980" calcext:value-type="float">
            <text:p>1980</text:p>
          </table:table-cell>
          <table:table-cell table:formula="of:=VLOOKUP([.F90];[$spectrumLicense.$C$2:$spectrumLicense.$D$107];2;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MTN</text:p>
          </table:table-cell>
          <table:table-cell office:value-type="float" office:value="17" calcext:value-type="float">
            <text:p>17</text:p>
          </table:table-cell>
          <table:table-cell office:value-type="float" office:value="2100" calcext:value-type="float">
            <text:p>2100</text:p>
          </table:table-cell>
          <table:table-cell table:formula="of:=CONCATENATE([.D91];[.E91])" office:value-type="string" office:string-value="172100" calcext:value-type="string">
            <text:p>172100</text:p>
          </table:table-cell>
          <table:table-cell office:value-type="string" calcext:value-type="string">
            <text:p>FDD</text:p>
          </table:table-cell>
          <table:table-cell office:value-type="float" office:value="2160" calcext:value-type="float">
            <text:p>2160</text:p>
          </table:table-cell>
          <table:table-cell office:value-type="float" office:value="2170" calcext:value-type="float">
            <text:p>2170</text:p>
          </table:table-cell>
          <table:table-cell table:formula="of:=VLOOKUP([.F91];[$spectrumLicense.$C$2:$spectrumLicense.$D$107];2;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Tigo</text:p>
          </table:table-cell>
          <table:table-cell office:value-type="float" office:value="18" calcext:value-type="float">
            <text:p>18</text:p>
          </table:table-cell>
          <table:table-cell office:value-type="float" office:value="2100" calcext:value-type="float">
            <text:p>2100</text:p>
          </table:table-cell>
          <table:table-cell table:formula="of:=CONCATENATE([.D92];[.E92])" office:value-type="string" office:string-value="182100" calcext:value-type="string">
            <text:p>182100</text:p>
          </table:table-cell>
          <table:table-cell office:value-type="string" calcext:value-type="string">
            <text:p>FDD</text:p>
          </table:table-cell>
          <table:table-cell office:value-type="float" office:value="1955" calcext:value-type="float">
            <text:p>1955</text:p>
          </table:table-cell>
          <table:table-cell office:value-type="float" office:value="1970" calcext:value-type="float">
            <text:p>1970</text:p>
          </table:table-cell>
          <table:table-cell table:formula="of:=VLOOKUP([.F92];[$spectrumLicense.$C$2:$spectrumLicense.$D$107];2;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Tigo</text:p>
          </table:table-cell>
          <table:table-cell office:value-type="float" office:value="18" calcext:value-type="float">
            <text:p>18</text:p>
          </table:table-cell>
          <table:table-cell office:value-type="float" office:value="2100" calcext:value-type="float">
            <text:p>2100</text:p>
          </table:table-cell>
          <table:table-cell table:formula="of:=CONCATENATE([.D93];[.E93])" office:value-type="string" office:string-value="182100" calcext:value-type="string">
            <text:p>182100</text:p>
          </table:table-cell>
          <table:table-cell office:value-type="string" calcext:value-type="string">
            <text:p>FDD</text:p>
          </table:table-cell>
          <table:table-cell office:value-type="float" office:value="2145" calcext:value-type="float">
            <text:p>2145</text:p>
          </table:table-cell>
          <table:table-cell office:value-type="float" office:value="2160" calcext:value-type="float">
            <text:p>2160</text:p>
          </table:table-cell>
          <table:table-cell table:formula="of:=VLOOKUP([.F93];[$spectrumLicense.$C$2:$spectrumLicense.$D$107];2;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Vodafone</text:p>
          </table:table-cell>
          <table:table-cell office:value-type="float" office:value="19" calcext:value-type="float">
            <text:p>19</text:p>
          </table:table-cell>
          <table:table-cell office:value-type="float" office:value="2100" calcext:value-type="float">
            <text:p>2100</text:p>
          </table:table-cell>
          <table:table-cell table:formula="of:=CONCATENATE([.D94];[.E94])" office:value-type="string" office:string-value="192100" calcext:value-type="string">
            <text:p>192100</text:p>
          </table:table-cell>
          <table:table-cell office:value-type="string" calcext:value-type="string">
            <text:p>FDD</text:p>
          </table:table-cell>
          <table:table-cell office:value-type="float" office:value="1920" calcext:value-type="float">
            <text:p>1920</text:p>
          </table:table-cell>
          <table:table-cell office:value-type="float" office:value="1935" calcext:value-type="float">
            <text:p>1935</text:p>
          </table:table-cell>
          <table:table-cell table:formula="of:=VLOOKUP([.F94];[$spectrumLicense.$C$2:$spectrumLicense.$D$107];2;0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Vodafone</text:p>
          </table:table-cell>
          <table:table-cell office:value-type="float" office:value="19" calcext:value-type="float">
            <text:p>19</text:p>
          </table:table-cell>
          <table:table-cell office:value-type="float" office:value="2100" calcext:value-type="float">
            <text:p>2100</text:p>
          </table:table-cell>
          <table:table-cell table:formula="of:=CONCATENATE([.D95];[.E95])" office:value-type="string" office:string-value="192100" calcext:value-type="string">
            <text:p>192100</text:p>
          </table:table-cell>
          <table:table-cell office:value-type="string" calcext:value-type="string">
            <text:p>FDD</text:p>
          </table:table-cell>
          <table:table-cell office:value-type="float" office:value="2110" calcext:value-type="float">
            <text:p>2110</text:p>
          </table:table-cell>
          <table:table-cell office:value-type="float" office:value="2125" calcext:value-type="float">
            <text:p>2125</text:p>
          </table:table-cell>
          <table:table-cell table:formula="of:=VLOOKUP([.F95];[$spectrumLicense.$C$2:$spectrumLicense.$D$107];2;0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Airtel</text:p>
          </table:table-cell>
          <table:table-cell office:value-type="float" office:value="26" calcext:value-type="float">
            <text:p>26</text:p>
          </table:table-cell>
          <table:table-cell office:value-type="float" office:value="900" calcext:value-type="float">
            <text:p>900</text:p>
          </table:table-cell>
          <table:table-cell table:formula="of:=CONCATENATE([.D96];[.E96])" office:value-type="string" office:string-value="26900" calcext:value-type="string">
            <text:p>26900</text:p>
          </table:table-cell>
          <table:table-cell office:value-type="string" calcext:value-type="string">
            <text:p>FDD</text:p>
          </table:table-cell>
          <table:table-cell office:value-type="float" office:value="905" calcext:value-type="float">
            <text:p>905</text:p>
          </table:table-cell>
          <table:table-cell office:value-type="float" office:value="915" calcext:value-type="float">
            <text:p>915</text:p>
          </table:table-cell>
          <table:table-cell table:formula="of:=VLOOKUP([.F96];[$spectrumLicense.$C$2:$spectrumLicense.$D$107];2;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Airtel</text:p>
          </table:table-cell>
          <table:table-cell office:value-type="float" office:value="26" calcext:value-type="float">
            <text:p>26</text:p>
          </table:table-cell>
          <table:table-cell office:value-type="float" office:value="900" calcext:value-type="float">
            <text:p>900</text:p>
          </table:table-cell>
          <table:table-cell table:formula="of:=CONCATENATE([.D97];[.E97])" office:value-type="string" office:string-value="26900" calcext:value-type="string">
            <text:p>26900</text:p>
          </table:table-cell>
          <table:table-cell office:value-type="string" calcext:value-type="string">
            <text:p>FDD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  <table:table-cell table:formula="of:=VLOOKUP([.F97];[$spectrumLicense.$C$2:$spectrumLicense.$D$107];2;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Telkom Kenya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table:formula="of:=CONCATENATE([.D98];[.E98])" office:value-type="string" office:string-value="25900" calcext:value-type="string">
            <text:p>25900</text:p>
          </table:table-cell>
          <table:table-cell office:value-type="string" calcext:value-type="string">
            <text:p>FDD</text:p>
          </table:table-cell>
          <table:table-cell office:value-type="float" office:value="880" calcext:value-type="float">
            <text:p>880</text:p>
          </table:table-cell>
          <table:table-cell office:value-type="float" office:value="882.5" calcext:value-type="float">
            <text:p>882.5</text:p>
          </table:table-cell>
          <table:table-cell table:formula="of:=VLOOKUP([.F98];[$spectrumLicense.$C$2:$spectrumLicense.$D$107];2;0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Telkom Kenya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table:formula="of:=CONCATENATE([.D99];[.E99])" office:value-type="string" office:string-value="25900" calcext:value-type="string">
            <text:p>25900</text:p>
          </table:table-cell>
          <table:table-cell office:value-type="string" calcext:value-type="string">
            <text:p>FDD</text:p>
          </table:table-cell>
          <table:table-cell office:value-type="float" office:value="900" calcext:value-type="float">
            <text:p>900</text:p>
          </table:table-cell>
          <table:table-cell office:value-type="float" office:value="905" calcext:value-type="float">
            <text:p>905</text:p>
          </table:table-cell>
          <table:table-cell table:formula="of:=VLOOKUP([.F99];[$spectrumLicense.$C$2:$spectrumLicense.$D$107];2;0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Telkom Kenya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table:formula="of:=CONCATENATE([.D100];[.E100])" office:value-type="string" office:string-value="25900" calcext:value-type="string">
            <text:p>25900</text:p>
          </table:table-cell>
          <table:table-cell office:value-type="string" calcext:value-type="string">
            <text:p>FDD</text:p>
          </table:table-cell>
          <table:table-cell office:value-type="float" office:value="925" calcext:value-type="float">
            <text:p>925</text:p>
          </table:table-cell>
          <table:table-cell office:value-type="float" office:value="927.5" calcext:value-type="float">
            <text:p>927.5</text:p>
          </table:table-cell>
          <table:table-cell table:formula="of:=VLOOKUP([.F100];[$spectrumLicense.$C$2:$spectrumLicense.$D$107];2;0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Telkom Kenya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table:formula="of:=CONCATENATE([.D101];[.E101])" office:value-type="string" office:string-value="25900" calcext:value-type="string">
            <text:p>25900</text:p>
          </table:table-cell>
          <table:table-cell office:value-type="string" calcext:value-type="string">
            <text:p>FDD</text:p>
          </table:table-cell>
          <table:table-cell office:value-type="float" office:value="945" calcext:value-type="float">
            <text:p>945</text:p>
          </table:table-cell>
          <table:table-cell office:value-type="float" office:value="950" calcext:value-type="float">
            <text:p>950</text:p>
          </table:table-cell>
          <table:table-cell table:formula="of:=VLOOKUP([.F101];[$spectrumLicense.$C$2:$spectrumLicense.$D$107];2;0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Safaricom</text:p>
          </table:table-cell>
          <table:table-cell office:value-type="float" office:value="24" calcext:value-type="float">
            <text:p>24</text:p>
          </table:table-cell>
          <table:table-cell office:value-type="float" office:value="900" calcext:value-type="float">
            <text:p>900</text:p>
          </table:table-cell>
          <table:table-cell table:formula="of:=CONCATENATE([.D102];[.E102])" office:value-type="string" office:string-value="24900" calcext:value-type="string">
            <text:p>24900</text:p>
          </table:table-cell>
          <table:table-cell office:value-type="string" calcext:value-type="string">
            <text:p>FDD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  <table:table-cell table:formula="of:=VLOOKUP([.F102];[$spectrumLicense.$C$2:$spectrumLicense.$D$107];2;0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Safaricom</text:p>
          </table:table-cell>
          <table:table-cell office:value-type="float" office:value="24" calcext:value-type="float">
            <text:p>24</text:p>
          </table:table-cell>
          <table:table-cell office:value-type="float" office:value="900" calcext:value-type="float">
            <text:p>900</text:p>
          </table:table-cell>
          <table:table-cell table:formula="of:=CONCATENATE([.D103];[.E103])" office:value-type="string" office:string-value="24900" calcext:value-type="string">
            <text:p>24900</text:p>
          </table:table-cell>
          <table:table-cell office:value-type="string" calcext:value-type="string">
            <text:p>FDD</text:p>
          </table:table-cell>
          <table:table-cell office:value-type="float" office:value="935" calcext:value-type="float">
            <text:p>935</text:p>
          </table:table-cell>
          <table:table-cell office:value-type="float" office:value="945" calcext:value-type="float">
            <text:p>945</text:p>
          </table:table-cell>
          <table:table-cell table:formula="of:=VLOOKUP([.F103];[$spectrumLicense.$C$2:$spectrumLicense.$D$107];2;0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Yu</text:p>
          </table:table-cell>
          <table:table-cell office:value-type="float" office:value="54" calcext:value-type="float">
            <text:p>54</text:p>
          </table:table-cell>
          <table:table-cell office:value-type="float" office:value="900" calcext:value-type="float">
            <text:p>900</text:p>
          </table:table-cell>
          <table:table-cell table:formula="of:=CONCATENATE([.D104];[.E104])" office:value-type="string" office:string-value="54900" calcext:value-type="string">
            <text:p>54900</text:p>
          </table:table-cell>
          <table:table-cell office:value-type="string" calcext:value-type="string">
            <text:p>FDD</text:p>
          </table:table-cell>
          <table:table-cell office:value-type="float" office:value="882.5" calcext:value-type="float">
            <text:p>882.5</text:p>
          </table:table-cell>
          <table:table-cell office:value-type="float" office:value="890" calcext:value-type="float">
            <text:p>890</text:p>
          </table:table-cell>
          <table:table-cell table:formula="of:=VLOOKUP([.F104];[$spectrumLicense.$C$2:$spectrumLicense.$D$107];2;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Yu</text:p>
          </table:table-cell>
          <table:table-cell office:value-type="float" office:value="54" calcext:value-type="float">
            <text:p>54</text:p>
          </table:table-cell>
          <table:table-cell office:value-type="float" office:value="900" calcext:value-type="float">
            <text:p>900</text:p>
          </table:table-cell>
          <table:table-cell table:formula="of:=CONCATENATE([.D105];[.E105])" office:value-type="string" office:string-value="54900" calcext:value-type="string">
            <text:p>54900</text:p>
          </table:table-cell>
          <table:table-cell office:value-type="string" calcext:value-type="string">
            <text:p>FDD</text:p>
          </table:table-cell>
          <table:table-cell office:value-type="float" office:value="927.5" calcext:value-type="float">
            <text:p>927.5</text:p>
          </table:table-cell>
          <table:table-cell office:value-type="float" office:value="935" calcext:value-type="float">
            <text:p>935</text:p>
          </table:table-cell>
          <table:table-cell table:formula="of:=VLOOKUP([.F105];[$spectrumLicense.$C$2:$spectrumLicense.$D$107];2;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Inwi</text:p>
          </table:table-cell>
          <table:table-cell office:value-type="float" office:value="52" calcext:value-type="float">
            <text:p>52</text:p>
          </table:table-cell>
          <table:table-cell office:value-type="float" office:value="2600" calcext:value-type="float">
            <text:p>2600</text:p>
          </table:table-cell>
          <table:table-cell table:formula="of:=CONCATENATE([.D106];[.E106])" office:value-type="string" office:string-value="522600" calcext:value-type="string">
            <text:p>522600</text:p>
          </table:table-cell>
          <table:table-cell office:value-type="string" calcext:value-type="string">
            <text:p>FDD</text:p>
          </table:table-cell>
          <table:table-cell office:value-type="float" office:value="2500" calcext:value-type="float">
            <text:p>2500</text:p>
          </table:table-cell>
          <table:table-cell office:value-type="float" office:value="2520" calcext:value-type="float">
            <text:p>2520</text:p>
          </table:table-cell>
          <table:table-cell table:formula="of:=VLOOKUP([.F106];[$spectrumLicense.$C$2:$spectrumLicense.$D$107];2;0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Inwi</text:p>
          </table:table-cell>
          <table:table-cell office:value-type="float" office:value="52" calcext:value-type="float">
            <text:p>52</text:p>
          </table:table-cell>
          <table:table-cell office:value-type="float" office:value="2600" calcext:value-type="float">
            <text:p>2600</text:p>
          </table:table-cell>
          <table:table-cell table:formula="of:=CONCATENATE([.D107];[.E107])" office:value-type="string" office:string-value="522600" calcext:value-type="string">
            <text:p>522600</text:p>
          </table:table-cell>
          <table:table-cell office:value-type="string" calcext:value-type="string">
            <text:p>FDD</text:p>
          </table:table-cell>
          <table:table-cell office:value-type="float" office:value="2620" calcext:value-type="float">
            <text:p>2620</text:p>
          </table:table-cell>
          <table:table-cell office:value-type="float" office:value="2640" calcext:value-type="float">
            <text:p>2640</text:p>
          </table:table-cell>
          <table:table-cell table:formula="of:=VLOOKUP([.F107];[$spectrumLicense.$C$2:$spectrumLicense.$D$107];2;0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oc Telecom</text:p>
          </table:table-cell>
          <table:table-cell office:value-type="float" office:value="51" calcext:value-type="float">
            <text:p>51</text:p>
          </table:table-cell>
          <table:table-cell office:value-type="float" office:value="2600" calcext:value-type="float">
            <text:p>2600</text:p>
          </table:table-cell>
          <table:table-cell table:formula="of:=CONCATENATE([.D108];[.E108])" office:value-type="string" office:string-value="512600" calcext:value-type="string">
            <text:p>512600</text:p>
          </table:table-cell>
          <table:table-cell office:value-type="string" calcext:value-type="string">
            <text:p>FDD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table:formula="of:=VLOOKUP([.F108];[$spectrumLicense.$C$2:$spectrumLicense.$D$107];2;0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oc Telecom</text:p>
          </table:table-cell>
          <table:table-cell office:value-type="float" office:value="51" calcext:value-type="float">
            <text:p>51</text:p>
          </table:table-cell>
          <table:table-cell office:value-type="float" office:value="2600" calcext:value-type="float">
            <text:p>2600</text:p>
          </table:table-cell>
          <table:table-cell table:formula="of:=CONCATENATE([.D109];[.E109])" office:value-type="string" office:string-value="512600" calcext:value-type="string">
            <text:p>512600</text:p>
          </table:table-cell>
          <table:table-cell office:value-type="string" calcext:value-type="string">
            <text:p>FDD</text:p>
          </table:table-cell>
          <table:table-cell office:value-type="float" office:value="2640" calcext:value-type="float">
            <text:p>2640</text:p>
          </table:table-cell>
          <table:table-cell office:value-type="float" office:value="2660" calcext:value-type="float">
            <text:p>2660</text:p>
          </table:table-cell>
          <table:table-cell table:formula="of:=VLOOKUP([.F109];[$spectrumLicense.$C$2:$spectrumLicense.$D$107];2;0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Orange</text:p>
          </table:table-cell>
          <table:table-cell office:value-type="float" office:value="50" calcext:value-type="float">
            <text:p>50</text:p>
          </table:table-cell>
          <table:table-cell office:value-type="float" office:value="2600" calcext:value-type="float">
            <text:p>2600</text:p>
          </table:table-cell>
          <table:table-cell table:formula="of:=CONCATENATE([.D110];[.E110])" office:value-type="string" office:string-value="502600" calcext:value-type="string">
            <text:p>502600</text:p>
          </table:table-cell>
          <table:table-cell office:value-type="string" calcext:value-type="string">
            <text:p>FDD</text:p>
          </table:table-cell>
          <table:table-cell office:value-type="float" office:value="2540" calcext:value-type="float">
            <text:p>2540</text:p>
          </table:table-cell>
          <table:table-cell office:value-type="float" office:value="2560" calcext:value-type="float">
            <text:p>2560</text:p>
          </table:table-cell>
          <table:table-cell table:formula="of:=VLOOKUP([.F110];[$spectrumLicense.$C$2:$spectrumLicense.$D$107];2;0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Orange</text:p>
          </table:table-cell>
          <table:table-cell office:value-type="float" office:value="50" calcext:value-type="float">
            <text:p>50</text:p>
          </table:table-cell>
          <table:table-cell office:value-type="float" office:value="2600" calcext:value-type="float">
            <text:p>2600</text:p>
          </table:table-cell>
          <table:table-cell table:formula="of:=CONCATENATE([.D111];[.E111])" office:value-type="string" office:string-value="502600" calcext:value-type="string">
            <text:p>502600</text:p>
          </table:table-cell>
          <table:table-cell office:value-type="string" calcext:value-type="string">
            <text:p>FDD</text:p>
          </table:table-cell>
          <table:table-cell office:value-type="float" office:value="2660" calcext:value-type="float">
            <text:p>2660</text:p>
          </table:table-cell>
          <table:table-cell office:value-type="float" office:value="2680" calcext:value-type="float">
            <text:p>2680</text:p>
          </table:table-cell>
          <table:table-cell table:formula="of:=VLOOKUP([.F111];[$spectrumLicense.$C$2:$spectrumLicense.$D$107];2;0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cel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table:formula="of:=CONCATENATE([.D112];[.E112])" office:value-type="string" office:string-value="20900" calcext:value-type="string">
            <text:p>20900</text:p>
          </table:table-cell>
          <table:table-cell office:value-type="string" calcext:value-type="string">
            <text:p>FDD</text:p>
          </table:table-cell>
          <table:table-cell office:value-type="float" office:value="907" calcext:value-type="float">
            <text:p>907</text:p>
          </table:table-cell>
          <table:table-cell office:value-type="float" office:value="915" calcext:value-type="float">
            <text:p>915</text:p>
          </table:table-cell>
          <table:table-cell table:formula="of:=VLOOKUP([.F112];[$spectrumLicense.$C$2:$spectrumLicense.$D$107];2;0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cel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table:formula="of:=CONCATENATE([.D113];[.E113])" office:value-type="string" office:string-value="20900" calcext:value-type="string">
            <text:p>20900</text:p>
          </table:table-cell>
          <table:table-cell office:value-type="string" calcext:value-type="string">
            <text:p>FDD</text:p>
          </table:table-cell>
          <table:table-cell office:value-type="float" office:value="952" calcext:value-type="float">
            <text:p>952</text:p>
          </table:table-cell>
          <table:table-cell office:value-type="float" office:value="960" calcext:value-type="float">
            <text:p>960</text:p>
          </table:table-cell>
          <table:table-cell table:formula="of:=VLOOKUP([.F113];[$spectrumLicense.$C$2:$spectrumLicense.$D$107];2;0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vitel</text:p>
          </table:table-cell>
          <table:table-cell office:value-type="float" office:value="21" calcext:value-type="float">
            <text:p>21</text:p>
          </table:table-cell>
          <table:table-cell office:value-type="float" office:value="900" calcext:value-type="float">
            <text:p>900</text:p>
          </table:table-cell>
          <table:table-cell table:formula="of:=CONCATENATE([.D114];[.E114])" office:value-type="string" office:string-value="21900" calcext:value-type="string">
            <text:p>21900</text:p>
          </table:table-cell>
          <table:table-cell office:value-type="string" calcext:value-type="string">
            <text:p>FDD</text:p>
          </table:table-cell>
          <table:table-cell office:value-type="float" office:value="898.6" calcext:value-type="float">
            <text:p>898.6</text:p>
          </table:table-cell>
          <table:table-cell office:value-type="float" office:value="906.6" calcext:value-type="float">
            <text:p>906.6</text:p>
          </table:table-cell>
          <table:table-cell table:formula="of:=VLOOKUP([.F114];[$spectrumLicense.$C$2:$spectrumLicense.$D$107];2;0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vitel</text:p>
          </table:table-cell>
          <table:table-cell office:value-type="float" office:value="21" calcext:value-type="float">
            <text:p>21</text:p>
          </table:table-cell>
          <table:table-cell office:value-type="float" office:value="900" calcext:value-type="float">
            <text:p>900</text:p>
          </table:table-cell>
          <table:table-cell table:formula="of:=CONCATENATE([.D115];[.E115])" office:value-type="string" office:string-value="21900" calcext:value-type="string">
            <text:p>21900</text:p>
          </table:table-cell>
          <table:table-cell office:value-type="string" calcext:value-type="string">
            <text:p>FDD</text:p>
          </table:table-cell>
          <table:table-cell office:value-type="float" office:value="943.6" calcext:value-type="float">
            <text:p>943.6</text:p>
          </table:table-cell>
          <table:table-cell office:value-type="float" office:value="951.6" calcext:value-type="float">
            <text:p>951.6</text:p>
          </table:table-cell>
          <table:table-cell table:formula="of:=VLOOKUP([.F115];[$spectrumLicense.$C$2:$spectrumLicense.$D$107];2;0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Vodacom</text:p>
          </table:table-cell>
          <table:table-cell office:value-type="float" office:value="22" calcext:value-type="float">
            <text:p>22</text:p>
          </table:table-cell>
          <table:table-cell office:value-type="float" office:value="900" calcext:value-type="float">
            <text:p>900</text:p>
          </table:table-cell>
          <table:table-cell table:formula="of:=CONCATENATE([.D116];[.E116])" office:value-type="string" office:string-value="22900" calcext:value-type="string">
            <text:p>22900</text:p>
          </table:table-cell>
          <table:table-cell office:value-type="string" calcext:value-type="string">
            <text:p>FDD</text:p>
          </table:table-cell>
          <table:table-cell office:value-type="float" office:value="890" calcext:value-type="float">
            <text:p>890</text:p>
          </table:table-cell>
          <table:table-cell office:value-type="float" office:value="898" calcext:value-type="float">
            <text:p>898</text:p>
          </table:table-cell>
          <table:table-cell table:formula="of:=VLOOKUP([.F116];[$spectrumLicense.$C$2:$spectrumLicense.$D$107];2;0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Vodacom</text:p>
          </table:table-cell>
          <table:table-cell office:value-type="float" office:value="22" calcext:value-type="float">
            <text:p>22</text:p>
          </table:table-cell>
          <table:table-cell office:value-type="float" office:value="900" calcext:value-type="float">
            <text:p>900</text:p>
          </table:table-cell>
          <table:table-cell table:formula="of:=CONCATENATE([.D117];[.E117])" office:value-type="string" office:string-value="22900" calcext:value-type="string">
            <text:p>22900</text:p>
          </table:table-cell>
          <table:table-cell office:value-type="string" calcext:value-type="string">
            <text:p>FDD</text:p>
          </table:table-cell>
          <table:table-cell office:value-type="float" office:value="935" calcext:value-type="float">
            <text:p>935</text:p>
          </table:table-cell>
          <table:table-cell office:value-type="float" office:value="943" calcext:value-type="float">
            <text:p>943</text:p>
          </table:table-cell>
          <table:table-cell table:formula="of:=VLOOKUP([.F117];[$spectrumLicense.$C$2:$spectrumLicense.$D$107];2;0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cel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formula="of:=CONCATENATE([.D118];[.E118])" office:value-type="string" office:string-value="201800" calcext:value-type="string">
            <text:p>201800</text:p>
          </table:table-cell>
          <table:table-cell office:value-type="string" calcext:value-type="string">
            <text:p>FDD</text:p>
          </table:table-cell>
          <table:table-cell office:value-type="float" office:value="1710" calcext:value-type="float">
            <text:p>1710</text:p>
          </table:table-cell>
          <table:table-cell office:value-type="float" office:value="1718" calcext:value-type="float">
            <text:p>1718</text:p>
          </table:table-cell>
          <table:table-cell table:formula="of:=VLOOKUP([.F118];[$spectrumLicense.$C$2:$spectrumLicense.$D$107];2;0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cel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formula="of:=CONCATENATE([.D119];[.E119])" office:value-type="string" office:string-value="201800" calcext:value-type="string">
            <text:p>201800</text:p>
          </table:table-cell>
          <table:table-cell office:value-type="string" calcext:value-type="string">
            <text:p>FDD</text:p>
          </table:table-cell>
          <table:table-cell office:value-type="float" office:value="1805" calcext:value-type="float">
            <text:p>1805</text:p>
          </table:table-cell>
          <table:table-cell office:value-type="float" office:value="1813" calcext:value-type="float">
            <text:p>1813</text:p>
          </table:table-cell>
          <table:table-cell table:formula="of:=VLOOKUP([.F119];[$spectrumLicense.$C$2:$spectrumLicense.$D$107];2;0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cel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formula="of:=CONCATENATE([.D120];[.E120])" office:value-type="string" office:string-value="201800" calcext:value-type="string">
            <text:p>201800</text:p>
          </table:table-cell>
          <table:table-cell office:value-type="string" calcext:value-type="string">
            <text:p>FDD</text:p>
          </table:table-cell>
          <table:table-cell office:value-type="float" office:value="1710" calcext:value-type="float">
            <text:p>1710</text:p>
          </table:table-cell>
          <table:table-cell office:value-type="float" office:value="1718" calcext:value-type="float">
            <text:p>1718</text:p>
          </table:table-cell>
          <table:table-cell table:formula="of:=VLOOKUP([.F120];[$spectrumLicense.$C$2:$spectrumLicense.$D$107];2;0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cel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formula="of:=CONCATENATE([.D121];[.E121])" office:value-type="string" office:string-value="201800" calcext:value-type="string">
            <text:p>201800</text:p>
          </table:table-cell>
          <table:table-cell office:value-type="string" calcext:value-type="string">
            <text:p>FDD</text:p>
          </table:table-cell>
          <table:table-cell office:value-type="float" office:value="1805" calcext:value-type="float">
            <text:p>1805</text:p>
          </table:table-cell>
          <table:table-cell office:value-type="float" office:value="1813" calcext:value-type="float">
            <text:p>1813</text:p>
          </table:table-cell>
          <table:table-cell table:formula="of:=VLOOKUP([.F121];[$spectrumLicense.$C$2:$spectrumLicense.$D$107];2;0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vitel</text:p>
          </table:table-cell>
          <table:table-cell office:value-type="float" office:value="21" calcext:value-type="float">
            <text:p>21</text:p>
          </table:table-cell>
          <table:table-cell office:value-type="float" office:value="1800" calcext:value-type="float">
            <text:p>1800</text:p>
          </table:table-cell>
          <table:table-cell table:formula="of:=CONCATENATE([.D122];[.E122])" office:value-type="string" office:string-value="211800" calcext:value-type="string">
            <text:p>211800</text:p>
          </table:table-cell>
          <table:table-cell office:value-type="string" calcext:value-type="string">
            <text:p>FDD</text:p>
          </table:table-cell>
          <table:table-cell office:value-type="float" office:value="1718.2" calcext:value-type="float">
            <text:p>1718.2</text:p>
          </table:table-cell>
          <table:table-cell office:value-type="float" office:value="1726.2" calcext:value-type="float">
            <text:p>1726.2</text:p>
          </table:table-cell>
          <table:table-cell table:formula="of:=VLOOKUP([.F122];[$spectrumLicense.$C$2:$spectrumLicense.$D$107];2;0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vitel</text:p>
          </table:table-cell>
          <table:table-cell office:value-type="float" office:value="21" calcext:value-type="float">
            <text:p>21</text:p>
          </table:table-cell>
          <table:table-cell office:value-type="float" office:value="1800" calcext:value-type="float">
            <text:p>1800</text:p>
          </table:table-cell>
          <table:table-cell table:formula="of:=CONCATENATE([.D123];[.E123])" office:value-type="string" office:string-value="211800" calcext:value-type="string">
            <text:p>211800</text:p>
          </table:table-cell>
          <table:table-cell office:value-type="string" calcext:value-type="string">
            <text:p>FDD</text:p>
          </table:table-cell>
          <table:table-cell office:value-type="float" office:value="1813.2" calcext:value-type="float">
            <text:p>1813.2</text:p>
          </table:table-cell>
          <table:table-cell office:value-type="float" office:value="1821.2" calcext:value-type="float">
            <text:p>1821.2</text:p>
          </table:table-cell>
          <table:table-cell table:formula="of:=VLOOKUP([.F123];[$spectrumLicense.$C$2:$spectrumLicense.$D$107];2;0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vitel</text:p>
          </table:table-cell>
          <table:table-cell office:value-type="float" office:value="21" calcext:value-type="float">
            <text:p>21</text:p>
          </table:table-cell>
          <table:table-cell office:value-type="float" office:value="1800" calcext:value-type="float">
            <text:p>1800</text:p>
          </table:table-cell>
          <table:table-cell table:formula="of:=CONCATENATE([.D124];[.E124])" office:value-type="string" office:string-value="211800" calcext:value-type="string">
            <text:p>211800</text:p>
          </table:table-cell>
          <table:table-cell office:value-type="string" calcext:value-type="string">
            <text:p>FDD</text:p>
          </table:table-cell>
          <table:table-cell office:value-type="float" office:value="1718.2" calcext:value-type="float">
            <text:p>1718.2</text:p>
          </table:table-cell>
          <table:table-cell office:value-type="float" office:value="1726.2" calcext:value-type="float">
            <text:p>1726.2</text:p>
          </table:table-cell>
          <table:table-cell table:formula="of:=VLOOKUP([.F124];[$spectrumLicense.$C$2:$spectrumLicense.$D$107];2;0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vitel</text:p>
          </table:table-cell>
          <table:table-cell office:value-type="float" office:value="21" calcext:value-type="float">
            <text:p>21</text:p>
          </table:table-cell>
          <table:table-cell office:value-type="float" office:value="1800" calcext:value-type="float">
            <text:p>1800</text:p>
          </table:table-cell>
          <table:table-cell table:formula="of:=CONCATENATE([.D125];[.E125])" office:value-type="string" office:string-value="211800" calcext:value-type="string">
            <text:p>211800</text:p>
          </table:table-cell>
          <table:table-cell office:value-type="string" calcext:value-type="string">
            <text:p>FDD</text:p>
          </table:table-cell>
          <table:table-cell office:value-type="float" office:value="1813.2" calcext:value-type="float">
            <text:p>1813.2</text:p>
          </table:table-cell>
          <table:table-cell office:value-type="float" office:value="1821.2" calcext:value-type="float">
            <text:p>1821.2</text:p>
          </table:table-cell>
          <table:table-cell table:formula="of:=VLOOKUP([.F125];[$spectrumLicense.$C$2:$spectrumLicense.$D$107];2;0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Vodacom</text:p>
          </table:table-cell>
          <table:table-cell office:value-type="float" office:value="22" calcext:value-type="float">
            <text:p>22</text:p>
          </table:table-cell>
          <table:table-cell office:value-type="float" office:value="1800" calcext:value-type="float">
            <text:p>1800</text:p>
          </table:table-cell>
          <table:table-cell table:formula="of:=CONCATENATE([.D126];[.E126])" office:value-type="string" office:string-value="221800" calcext:value-type="string">
            <text:p>221800</text:p>
          </table:table-cell>
          <table:table-cell office:value-type="string" calcext:value-type="string">
            <text:p>FDD</text:p>
          </table:table-cell>
          <table:table-cell office:value-type="float" office:value="1726.4" calcext:value-type="float">
            <text:p>1726.4</text:p>
          </table:table-cell>
          <table:table-cell office:value-type="float" office:value="1734.4" calcext:value-type="float">
            <text:p>1734.4</text:p>
          </table:table-cell>
          <table:table-cell table:formula="of:=VLOOKUP([.F126];[$spectrumLicense.$C$2:$spectrumLicense.$D$107];2;0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Vodacom</text:p>
          </table:table-cell>
          <table:table-cell office:value-type="float" office:value="22" calcext:value-type="float">
            <text:p>22</text:p>
          </table:table-cell>
          <table:table-cell office:value-type="float" office:value="1800" calcext:value-type="float">
            <text:p>1800</text:p>
          </table:table-cell>
          <table:table-cell table:formula="of:=CONCATENATE([.D127];[.E127])" office:value-type="string" office:string-value="221800" calcext:value-type="string">
            <text:p>221800</text:p>
          </table:table-cell>
          <table:table-cell office:value-type="string" calcext:value-type="string">
            <text:p>FDD</text:p>
          </table:table-cell>
          <table:table-cell office:value-type="float" office:value="1822" calcext:value-type="float">
            <text:p>1822</text:p>
          </table:table-cell>
          <table:table-cell office:value-type="float" office:value="1830" calcext:value-type="float">
            <text:p>1830</text:p>
          </table:table-cell>
          <table:table-cell table:formula="of:=VLOOKUP([.F127];[$spectrumLicense.$C$2:$spectrumLicense.$D$107];2;0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Vodacom</text:p>
          </table:table-cell>
          <table:table-cell office:value-type="float" office:value="22" calcext:value-type="float">
            <text:p>22</text:p>
          </table:table-cell>
          <table:table-cell office:value-type="float" office:value="1800" calcext:value-type="float">
            <text:p>1800</text:p>
          </table:table-cell>
          <table:table-cell table:formula="of:=CONCATENATE([.D128];[.E128])" office:value-type="string" office:string-value="221800" calcext:value-type="string">
            <text:p>221800</text:p>
          </table:table-cell>
          <table:table-cell office:value-type="string" calcext:value-type="string">
            <text:p>FDD</text:p>
          </table:table-cell>
          <table:table-cell office:value-type="float" office:value="1726.4" calcext:value-type="float">
            <text:p>1726.4</text:p>
          </table:table-cell>
          <table:table-cell office:value-type="float" office:value="1734.4" calcext:value-type="float">
            <text:p>1734.4</text:p>
          </table:table-cell>
          <table:table-cell table:formula="of:=VLOOKUP([.F128];[$spectrumLicense.$C$2:$spectrumLicense.$D$107];2;0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Vodacom</text:p>
          </table:table-cell>
          <table:table-cell office:value-type="float" office:value="22" calcext:value-type="float">
            <text:p>22</text:p>
          </table:table-cell>
          <table:table-cell office:value-type="float" office:value="1800" calcext:value-type="float">
            <text:p>1800</text:p>
          </table:table-cell>
          <table:table-cell table:formula="of:=CONCATENATE([.D129];[.E129])" office:value-type="string" office:string-value="221800" calcext:value-type="string">
            <text:p>221800</text:p>
          </table:table-cell>
          <table:table-cell office:value-type="string" calcext:value-type="string">
            <text:p>FDD</text:p>
          </table:table-cell>
          <table:table-cell office:value-type="float" office:value="1822" calcext:value-type="float">
            <text:p>1822</text:p>
          </table:table-cell>
          <table:table-cell office:value-type="float" office:value="1830" calcext:value-type="float">
            <text:p>1830</text:p>
          </table:table-cell>
          <table:table-cell table:formula="of:=VLOOKUP([.F129];[$spectrumLicense.$C$2:$spectrumLicense.$D$107];2;0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cel</text:p>
          </table:table-cell>
          <table:table-cell office:value-type="float" office:value="20" calcext:value-type="float">
            <text:p>20</text:p>
          </table:table-cell>
          <table:table-cell office:value-type="float" office:value="2100" calcext:value-type="float">
            <text:p>2100</text:p>
          </table:table-cell>
          <table:table-cell table:formula="of:=CONCATENATE([.D130];[.E130])" office:value-type="string" office:string-value="202100" calcext:value-type="string">
            <text:p>202100</text:p>
          </table:table-cell>
          <table:table-cell office:value-type="string" calcext:value-type="string">
            <text:p>FDD</text:p>
          </table:table-cell>
          <table:table-cell office:value-type="float" office:value="1965" calcext:value-type="float">
            <text:p>1965</text:p>
          </table:table-cell>
          <table:table-cell office:value-type="float" office:value="1980" calcext:value-type="float">
            <text:p>1980</text:p>
          </table:table-cell>
          <table:table-cell table:formula="of:=VLOOKUP([.F130];[$spectrumLicense.$C$2:$spectrumLicense.$D$107];2;0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cel</text:p>
          </table:table-cell>
          <table:table-cell office:value-type="float" office:value="20" calcext:value-type="float">
            <text:p>20</text:p>
          </table:table-cell>
          <table:table-cell office:value-type="float" office:value="2100" calcext:value-type="float">
            <text:p>2100</text:p>
          </table:table-cell>
          <table:table-cell table:formula="of:=CONCATENATE([.D131];[.E131])" office:value-type="string" office:string-value="202100" calcext:value-type="string">
            <text:p>202100</text:p>
          </table:table-cell>
          <table:table-cell office:value-type="string" calcext:value-type="string">
            <text:p>FDD</text:p>
          </table:table-cell>
          <table:table-cell office:value-type="float" office:value="2155" calcext:value-type="float">
            <text:p>2155</text:p>
          </table:table-cell>
          <table:table-cell office:value-type="float" office:value="2170" calcext:value-type="float">
            <text:p>2170</text:p>
          </table:table-cell>
          <table:table-cell table:formula="of:=VLOOKUP([.F131];[$spectrumLicense.$C$2:$spectrumLicense.$D$107];2;0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vitel</text:p>
          </table:table-cell>
          <table:table-cell office:value-type="float" office:value="21" calcext:value-type="float">
            <text:p>21</text:p>
          </table:table-cell>
          <table:table-cell office:value-type="float" office:value="2100" calcext:value-type="float">
            <text:p>2100</text:p>
          </table:table-cell>
          <table:table-cell table:formula="of:=CONCATENATE([.D132];[.E132])" office:value-type="string" office:string-value="212100" calcext:value-type="string">
            <text:p>212100</text:p>
          </table:table-cell>
          <table:table-cell office:value-type="string" calcext:value-type="string">
            <text:p>FDD</text:p>
          </table:table-cell>
          <table:table-cell office:value-type="float" office:value="1935" calcext:value-type="float">
            <text:p>1935</text:p>
          </table:table-cell>
          <table:table-cell office:value-type="float" office:value="1950" calcext:value-type="float">
            <text:p>1950</text:p>
          </table:table-cell>
          <table:table-cell table:formula="of:=VLOOKUP([.F132];[$spectrumLicense.$C$2:$spectrumLicense.$D$107];2;0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vitel</text:p>
          </table:table-cell>
          <table:table-cell office:value-type="float" office:value="21" calcext:value-type="float">
            <text:p>21</text:p>
          </table:table-cell>
          <table:table-cell office:value-type="float" office:value="2100" calcext:value-type="float">
            <text:p>2100</text:p>
          </table:table-cell>
          <table:table-cell table:formula="of:=CONCATENATE([.D133];[.E133])" office:value-type="string" office:string-value="212100" calcext:value-type="string">
            <text:p>212100</text:p>
          </table:table-cell>
          <table:table-cell office:value-type="string" calcext:value-type="string">
            <text:p>FDD</text:p>
          </table:table-cell>
          <table:table-cell office:value-type="float" office:value="2125" calcext:value-type="float">
            <text:p>2125</text:p>
          </table:table-cell>
          <table:table-cell office:value-type="float" office:value="2140" calcext:value-type="float">
            <text:p>2140</text:p>
          </table:table-cell>
          <table:table-cell table:formula="of:=VLOOKUP([.F133];[$spectrumLicense.$C$2:$spectrumLicense.$D$107];2;0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Vodacom</text:p>
          </table:table-cell>
          <table:table-cell office:value-type="float" office:value="22" calcext:value-type="float">
            <text:p>22</text:p>
          </table:table-cell>
          <table:table-cell office:value-type="float" office:value="2100" calcext:value-type="float">
            <text:p>2100</text:p>
          </table:table-cell>
          <table:table-cell table:formula="of:=CONCATENATE([.D134];[.E134])" office:value-type="string" office:string-value="222100" calcext:value-type="string">
            <text:p>222100</text:p>
          </table:table-cell>
          <table:table-cell office:value-type="string" calcext:value-type="string">
            <text:p>FDD</text:p>
          </table:table-cell>
          <table:table-cell office:value-type="float" office:value="1920" calcext:value-type="float">
            <text:p>1920</text:p>
          </table:table-cell>
          <table:table-cell office:value-type="float" office:value="1935" calcext:value-type="float">
            <text:p>1935</text:p>
          </table:table-cell>
          <table:table-cell table:formula="of:=VLOOKUP([.F134];[$spectrumLicense.$C$2:$spectrumLicense.$D$107];2;0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Vodacom</text:p>
          </table:table-cell>
          <table:table-cell office:value-type="float" office:value="22" calcext:value-type="float">
            <text:p>22</text:p>
          </table:table-cell>
          <table:table-cell office:value-type="float" office:value="2100" calcext:value-type="float">
            <text:p>2100</text:p>
          </table:table-cell>
          <table:table-cell table:formula="of:=CONCATENATE([.D135];[.E135])" office:value-type="string" office:string-value="222100" calcext:value-type="string">
            <text:p>222100</text:p>
          </table:table-cell>
          <table:table-cell office:value-type="string" calcext:value-type="string">
            <text:p>FDD</text:p>
          </table:table-cell>
          <table:table-cell office:value-type="float" office:value="2110" calcext:value-type="float">
            <text:p>2110</text:p>
          </table:table-cell>
          <table:table-cell office:value-type="float" office:value="2125" calcext:value-type="float">
            <text:p>2125</text:p>
          </table:table-cell>
          <table:table-cell table:formula="of:=VLOOKUP([.F135];[$spectrumLicense.$C$2:$spectrumLicense.$D$107];2;0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TC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table:formula="of:=CONCATENATE([.D136];[.E136])" office:value-type="string" office:string-value="27900" calcext:value-type="string">
            <text:p>27900</text:p>
          </table:table-cell>
          <table:table-cell office:value-type="string" calcext:value-type="string">
            <text:p>FDD</text:p>
          </table:table-cell>
          <table:table-cell office:value-type="float" office:value="890" calcext:value-type="float">
            <text:p>890</text:p>
          </table:table-cell>
          <table:table-cell office:value-type="float" office:value="903" calcext:value-type="float">
            <text:p>903</text:p>
          </table:table-cell>
          <table:table-cell table:formula="of:=VLOOKUP([.F136];[$spectrumLicense.$C$2:$spectrumLicense.$D$107];2;0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TC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table:formula="of:=CONCATENATE([.D137];[.E137])" office:value-type="string" office:string-value="27900" calcext:value-type="string">
            <text:p>27900</text:p>
          </table:table-cell>
          <table:table-cell office:value-type="string" calcext:value-type="string">
            <text:p>FDD</text:p>
          </table:table-cell>
          <table:table-cell office:value-type="float" office:value="935" calcext:value-type="float">
            <text:p>935</text:p>
          </table:table-cell>
          <table:table-cell office:value-type="float" office:value="948" calcext:value-type="float">
            <text:p>948</text:p>
          </table:table-cell>
          <table:table-cell table:formula="of:=VLOOKUP([.F137];[$spectrumLicense.$C$2:$spectrumLicense.$D$107];2;0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lecom Namibia</text:p>
          </table:table-cell>
          <table:table-cell office:value-type="float" office:value="28" calcext:value-type="float">
            <text:p>28</text:p>
          </table:table-cell>
          <table:table-cell office:value-type="float" office:value="900" calcext:value-type="float">
            <text:p>900</text:p>
          </table:table-cell>
          <table:table-cell table:formula="of:=CONCATENATE([.D138];[.E138])" office:value-type="string" office:string-value="28900" calcext:value-type="string">
            <text:p>28900</text:p>
          </table:table-cell>
          <table:table-cell office:value-type="string" calcext:value-type="string">
            <text:p>FDD</text:p>
          </table:table-cell>
          <table:table-cell office:value-type="float" office:value="905" calcext:value-type="float">
            <text:p>905</text:p>
          </table:table-cell>
          <table:table-cell office:value-type="float" office:value="915" calcext:value-type="float">
            <text:p>915</text:p>
          </table:table-cell>
          <table:table-cell table:formula="of:=VLOOKUP([.F138];[$spectrumLicense.$C$2:$spectrumLicense.$D$107];2;0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lecom Namibia</text:p>
          </table:table-cell>
          <table:table-cell office:value-type="float" office:value="28" calcext:value-type="float">
            <text:p>28</text:p>
          </table:table-cell>
          <table:table-cell office:value-type="float" office:value="900" calcext:value-type="float">
            <text:p>900</text:p>
          </table:table-cell>
          <table:table-cell table:formula="of:=CONCATENATE([.D139];[.E139])" office:value-type="string" office:string-value="28900" calcext:value-type="string">
            <text:p>28900</text:p>
          </table:table-cell>
          <table:table-cell office:value-type="string" calcext:value-type="string">
            <text:p>FDD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  <table:table-cell table:formula="of:=VLOOKUP([.F139];[$spectrumLicense.$C$2:$spectrumLicense.$D$107];2;0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TC</text:p>
          </table:table-cell>
          <table:table-cell office:value-type="float" office:value="27" calcext:value-type="float">
            <text:p>27</text:p>
          </table:table-cell>
          <table:table-cell office:value-type="float" office:value="1800" calcext:value-type="float">
            <text:p>1800</text:p>
          </table:table-cell>
          <table:table-cell table:formula="of:=CONCATENATE([.D140];[.E140])" office:value-type="string" office:string-value="271800" calcext:value-type="string">
            <text:p>271800</text:p>
          </table:table-cell>
          <table:table-cell office:value-type="string" calcext:value-type="string">
            <text:p>FDD</text:p>
          </table:table-cell>
          <table:table-cell office:value-type="float" office:value="1710" calcext:value-type="float">
            <text:p>1710</text:p>
          </table:table-cell>
          <table:table-cell office:value-type="float" office:value="1745.2" calcext:value-type="float">
            <text:p>1745.2</text:p>
          </table:table-cell>
          <table:table-cell table:formula="of:=VLOOKUP([.F140];[$spectrumLicense.$C$2:$spectrumLicense.$D$107];2;0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TC</text:p>
          </table:table-cell>
          <table:table-cell office:value-type="float" office:value="27" calcext:value-type="float">
            <text:p>27</text:p>
          </table:table-cell>
          <table:table-cell office:value-type="float" office:value="1800" calcext:value-type="float">
            <text:p>1800</text:p>
          </table:table-cell>
          <table:table-cell table:formula="of:=CONCATENATE([.D141];[.E141])" office:value-type="string" office:string-value="271800" calcext:value-type="string">
            <text:p>271800</text:p>
          </table:table-cell>
          <table:table-cell office:value-type="string" calcext:value-type="string">
            <text:p>FDD</text:p>
          </table:table-cell>
          <table:table-cell office:value-type="float" office:value="1805" calcext:value-type="float">
            <text:p>1805</text:p>
          </table:table-cell>
          <table:table-cell office:value-type="float" office:value="1840.2" calcext:value-type="float">
            <text:p>1840.2</text:p>
          </table:table-cell>
          <table:table-cell table:formula="of:=VLOOKUP([.F141];[$spectrumLicense.$C$2:$spectrumLicense.$D$107];2;0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us</text:p>
          </table:table-cell>
          <table:table-cell office:value-type="float" office:value="42" calcext:value-type="float">
            <text:p>42</text:p>
          </table:table-cell>
          <table:table-cell office:value-type="float" office:value="1800" calcext:value-type="float">
            <text:p>1800</text:p>
          </table:table-cell>
          <table:table-cell table:formula="of:=CONCATENATE([.D142];[.E142])" office:value-type="string" office:string-value="421800" calcext:value-type="string">
            <text:p>421800</text:p>
          </table:table-cell>
          <table:table-cell office:value-type="string" calcext:value-type="string">
            <text:p>FDD</text:p>
          </table:table-cell>
          <table:table-cell office:value-type="float" office:value="1765" calcext:value-type="float">
            <text:p>1765</text:p>
          </table:table-cell>
          <table:table-cell office:value-type="float" office:value="1785" calcext:value-type="float">
            <text:p>1785</text:p>
          </table:table-cell>
          <table:table-cell table:formula="of:=VLOOKUP([.F142];[$spectrumLicense.$C$2:$spectrumLicense.$D$107];2;0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us</text:p>
          </table:table-cell>
          <table:table-cell office:value-type="float" office:value="42" calcext:value-type="float">
            <text:p>42</text:p>
          </table:table-cell>
          <table:table-cell office:value-type="float" office:value="1800" calcext:value-type="float">
            <text:p>1800</text:p>
          </table:table-cell>
          <table:table-cell table:formula="of:=CONCATENATE([.D143];[.E143])" office:value-type="string" office:string-value="421800" calcext:value-type="string">
            <text:p>421800</text:p>
          </table:table-cell>
          <table:table-cell office:value-type="string" calcext:value-type="string">
            <text:p>FDD</text:p>
          </table:table-cell>
          <table:table-cell office:value-type="float" office:value="1860" calcext:value-type="float">
            <text:p>1860</text:p>
          </table:table-cell>
          <table:table-cell office:value-type="float" office:value="1880" calcext:value-type="float">
            <text:p>1880</text:p>
          </table:table-cell>
          <table:table-cell table:formula="of:=VLOOKUP([.F143];[$spectrumLicense.$C$2:$spectrumLicense.$D$107];2;0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lecom Namibia</text:p>
          </table:table-cell>
          <table:table-cell office:value-type="float" office:value="28" calcext:value-type="float">
            <text:p>28</text:p>
          </table:table-cell>
          <table:table-cell office:value-type="float" office:value="1800" calcext:value-type="float">
            <text:p>1800</text:p>
          </table:table-cell>
          <table:table-cell table:formula="of:=CONCATENATE([.D144];[.E144])" office:value-type="string" office:string-value="281800" calcext:value-type="string">
            <text:p>281800</text:p>
          </table:table-cell>
          <table:table-cell office:value-type="string" calcext:value-type="string">
            <text:p>FDD</text:p>
          </table:table-cell>
          <table:table-cell office:value-type="float" office:value="1745.2" calcext:value-type="float">
            <text:p>1745.2</text:p>
          </table:table-cell>
          <table:table-cell office:value-type="float" office:value="1765" calcext:value-type="float">
            <text:p>1765</text:p>
          </table:table-cell>
          <table:table-cell table:formula="of:=VLOOKUP([.F144];[$spectrumLicense.$C$2:$spectrumLicense.$D$107];2;0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lecom Namibia</text:p>
          </table:table-cell>
          <table:table-cell office:value-type="float" office:value="28" calcext:value-type="float">
            <text:p>28</text:p>
          </table:table-cell>
          <table:table-cell office:value-type="float" office:value="1800" calcext:value-type="float">
            <text:p>1800</text:p>
          </table:table-cell>
          <table:table-cell table:formula="of:=CONCATENATE([.D145];[.E145])" office:value-type="string" office:string-value="281800" calcext:value-type="string">
            <text:p>281800</text:p>
          </table:table-cell>
          <table:table-cell office:value-type="string" calcext:value-type="string">
            <text:p>FDD</text:p>
          </table:table-cell>
          <table:table-cell office:value-type="float" office:value="1840.2" calcext:value-type="float">
            <text:p>1840.2</text:p>
          </table:table-cell>
          <table:table-cell office:value-type="float" office:value="1860" calcext:value-type="float">
            <text:p>1860</text:p>
          </table:table-cell>
          <table:table-cell table:formula="of:=VLOOKUP([.F145];[$spectrumLicense.$C$2:$spectrumLicense.$D$107];2;0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TC</text:p>
          </table:table-cell>
          <table:table-cell office:value-type="float" office:value="27" calcext:value-type="float">
            <text:p>27</text:p>
          </table:table-cell>
          <table:table-cell office:value-type="float" office:value="2100" calcext:value-type="float">
            <text:p>2100</text:p>
          </table:table-cell>
          <table:table-cell table:formula="of:=CONCATENATE([.D146];[.E146])" office:value-type="string" office:string-value="272100" calcext:value-type="string">
            <text:p>272100</text:p>
          </table:table-cell>
          <table:table-cell office:value-type="string" calcext:value-type="string">
            <text:p>FDD</text:p>
          </table:table-cell>
          <table:table-cell office:value-type="float" office:value="1920" calcext:value-type="float">
            <text:p>1920</text:p>
          </table:table-cell>
          <table:table-cell office:value-type="float" office:value="1935" calcext:value-type="float">
            <text:p>1935</text:p>
          </table:table-cell>
          <table:table-cell table:formula="of:=VLOOKUP([.F146];[$spectrumLicense.$C$2:$spectrumLicense.$D$107];2;0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TC</text:p>
          </table:table-cell>
          <table:table-cell office:value-type="float" office:value="27" calcext:value-type="float">
            <text:p>27</text:p>
          </table:table-cell>
          <table:table-cell office:value-type="float" office:value="2100" calcext:value-type="float">
            <text:p>2100</text:p>
          </table:table-cell>
          <table:table-cell table:formula="of:=CONCATENATE([.D147];[.E147])" office:value-type="string" office:string-value="272100" calcext:value-type="string">
            <text:p>272100</text:p>
          </table:table-cell>
          <table:table-cell office:value-type="string" calcext:value-type="string">
            <text:p>FDD</text:p>
          </table:table-cell>
          <table:table-cell office:value-type="float" office:value="2110" calcext:value-type="float">
            <text:p>2110</text:p>
          </table:table-cell>
          <table:table-cell office:value-type="float" office:value="2125" calcext:value-type="float">
            <text:p>2125</text:p>
          </table:table-cell>
          <table:table-cell table:formula="of:=VLOOKUP([.F147];[$spectrumLicense.$C$2:$spectrumLicense.$D$107];2;0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us</text:p>
          </table:table-cell>
          <table:table-cell office:value-type="float" office:value="42" calcext:value-type="float">
            <text:p>42</text:p>
          </table:table-cell>
          <table:table-cell office:value-type="float" office:value="2100" calcext:value-type="float">
            <text:p>2100</text:p>
          </table:table-cell>
          <table:table-cell table:formula="of:=CONCATENATE([.D148];[.E148])" office:value-type="string" office:string-value="422100" calcext:value-type="string">
            <text:p>422100</text:p>
          </table:table-cell>
          <table:table-cell office:value-type="string" calcext:value-type="string">
            <text:p>FDD</text:p>
          </table:table-cell>
          <table:table-cell office:value-type="float" office:value="1965" calcext:value-type="float">
            <text:p>1965</text:p>
          </table:table-cell>
          <table:table-cell office:value-type="float" office:value="1970" calcext:value-type="float">
            <text:p>1970</text:p>
          </table:table-cell>
          <table:table-cell table:formula="of:=VLOOKUP([.F148];[$spectrumLicense.$C$2:$spectrumLicense.$D$107];2;0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us</text:p>
          </table:table-cell>
          <table:table-cell office:value-type="float" office:value="42" calcext:value-type="float">
            <text:p>42</text:p>
          </table:table-cell>
          <table:table-cell office:value-type="float" office:value="2100" calcext:value-type="float">
            <text:p>2100</text:p>
          </table:table-cell>
          <table:table-cell table:formula="of:=CONCATENATE([.D149];[.E149])" office:value-type="string" office:string-value="422100" calcext:value-type="string">
            <text:p>422100</text:p>
          </table:table-cell>
          <table:table-cell office:value-type="string" calcext:value-type="string">
            <text:p>FDD</text:p>
          </table:table-cell>
          <table:table-cell office:value-type="float" office:value="1975" calcext:value-type="float">
            <text:p>1975</text:p>
          </table:table-cell>
          <table:table-cell office:value-type="float" office:value="1980" calcext:value-type="float">
            <text:p>1980</text:p>
          </table:table-cell>
          <table:table-cell table:formula="of:=VLOOKUP([.F149];[$spectrumLicense.$C$2:$spectrumLicense.$D$107];2;0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us</text:p>
          </table:table-cell>
          <table:table-cell office:value-type="float" office:value="42" calcext:value-type="float">
            <text:p>42</text:p>
          </table:table-cell>
          <table:table-cell office:value-type="float" office:value="2100" calcext:value-type="float">
            <text:p>2100</text:p>
          </table:table-cell>
          <table:table-cell table:formula="of:=CONCATENATE([.D150];[.E150])" office:value-type="string" office:string-value="422100" calcext:value-type="string">
            <text:p>422100</text:p>
          </table:table-cell>
          <table:table-cell office:value-type="string" calcext:value-type="string">
            <text:p>FDD</text:p>
          </table:table-cell>
          <table:table-cell office:value-type="float" office:value="2155" calcext:value-type="float">
            <text:p>2155</text:p>
          </table:table-cell>
          <table:table-cell office:value-type="float" office:value="2160" calcext:value-type="float">
            <text:p>2160</text:p>
          </table:table-cell>
          <table:table-cell table:formula="of:=VLOOKUP([.F150];[$spectrumLicense.$C$2:$spectrumLicense.$D$107];2;0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us</text:p>
          </table:table-cell>
          <table:table-cell office:value-type="float" office:value="42" calcext:value-type="float">
            <text:p>42</text:p>
          </table:table-cell>
          <table:table-cell office:value-type="float" office:value="2100" calcext:value-type="float">
            <text:p>2100</text:p>
          </table:table-cell>
          <table:table-cell table:formula="of:=CONCATENATE([.D151];[.E151])" office:value-type="string" office:string-value="422100" calcext:value-type="string">
            <text:p>422100</text:p>
          </table:table-cell>
          <table:table-cell office:value-type="string" calcext:value-type="string">
            <text:p>FDD</text:p>
          </table:table-cell>
          <table:table-cell office:value-type="float" office:value="2165" calcext:value-type="float">
            <text:p>2165</text:p>
          </table:table-cell>
          <table:table-cell office:value-type="float" office:value="2170" calcext:value-type="float">
            <text:p>2170</text:p>
          </table:table-cell>
          <table:table-cell table:formula="of:=VLOOKUP([.F151];[$spectrumLicense.$C$2:$spectrumLicense.$D$107];2;0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lecom Namibia</text:p>
          </table:table-cell>
          <table:table-cell office:value-type="float" office:value="28" calcext:value-type="float">
            <text:p>28</text:p>
          </table:table-cell>
          <table:table-cell office:value-type="float" office:value="2100" calcext:value-type="float">
            <text:p>2100</text:p>
          </table:table-cell>
          <table:table-cell table:formula="of:=CONCATENATE([.D152];[.E152])" office:value-type="string" office:string-value="282100" calcext:value-type="string">
            <text:p>282100</text:p>
          </table:table-cell>
          <table:table-cell office:value-type="string" calcext:value-type="string">
            <text:p>FDD</text:p>
          </table:table-cell>
          <table:table-cell office:value-type="float" office:value="1940" calcext:value-type="float">
            <text:p>1940</text:p>
          </table:table-cell>
          <table:table-cell office:value-type="float" office:value="1960" calcext:value-type="float">
            <text:p>1960</text:p>
          </table:table-cell>
          <table:table-cell table:formula="of:=VLOOKUP([.F152];[$spectrumLicense.$C$2:$spectrumLicense.$D$107];2;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lecom Namibia</text:p>
          </table:table-cell>
          <table:table-cell office:value-type="float" office:value="28" calcext:value-type="float">
            <text:p>28</text:p>
          </table:table-cell>
          <table:table-cell office:value-type="float" office:value="2100" calcext:value-type="float">
            <text:p>2100</text:p>
          </table:table-cell>
          <table:table-cell table:formula="of:=CONCATENATE([.D153];[.E153])" office:value-type="string" office:string-value="282100" calcext:value-type="string">
            <text:p>282100</text:p>
          </table:table-cell>
          <table:table-cell office:value-type="string" calcext:value-type="string">
            <text:p>FDD</text:p>
          </table:table-cell>
          <table:table-cell office:value-type="float" office:value="2130" calcext:value-type="float">
            <text:p>2130</text:p>
          </table:table-cell>
          <table:table-cell office:value-type="float" office:value="2150" calcext:value-type="float">
            <text:p>2150</text:p>
          </table:table-cell>
          <table:table-cell table:formula="of:=VLOOKUP([.F153];[$spectrumLicense.$C$2:$spectrumLicense.$D$107];2;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us</text:p>
          </table:table-cell>
          <table:table-cell office:value-type="float" office:value="42" calcext:value-type="float">
            <text:p>42</text:p>
          </table:table-cell>
          <table:table-cell office:value-type="float" office:value="2600" calcext:value-type="float">
            <text:p>2600</text:p>
          </table:table-cell>
          <table:table-cell table:formula="of:=CONCATENATE([.D154];[.E154])" office:value-type="string" office:string-value="422600" calcext:value-type="string">
            <text:p>422600</text:p>
          </table:table-cell>
          <table:table-cell office:value-type="string" calcext:value-type="string">
            <text:p>FDD</text:p>
          </table:table-cell>
          <table:table-cell office:value-type="float" office:value="2505" calcext:value-type="float">
            <text:p>2505</text:p>
          </table:table-cell>
          <table:table-cell office:value-type="float" office:value="2525" calcext:value-type="float">
            <text:p>2525</text:p>
          </table:table-cell>
          <table:table-cell table:formula="of:=VLOOKUP([.F154];[$spectrumLicense.$C$2:$spectrumLicense.$D$107];2;0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us</text:p>
          </table:table-cell>
          <table:table-cell office:value-type="float" office:value="42" calcext:value-type="float">
            <text:p>42</text:p>
          </table:table-cell>
          <table:table-cell office:value-type="float" office:value="2600" calcext:value-type="float">
            <text:p>2600</text:p>
          </table:table-cell>
          <table:table-cell table:formula="of:=CONCATENATE([.D155];[.E155])" office:value-type="string" office:string-value="422600" calcext:value-type="string">
            <text:p>422600</text:p>
          </table:table-cell>
          <table:table-cell office:value-type="string" calcext:value-type="string">
            <text:p>FDD</text:p>
          </table:table-cell>
          <table:table-cell office:value-type="float" office:value="2625" calcext:value-type="float">
            <text:p>2625</text:p>
          </table:table-cell>
          <table:table-cell office:value-type="float" office:value="2645" calcext:value-type="float">
            <text:p>2645</text:p>
          </table:table-cell>
          <table:table-cell table:formula="of:=VLOOKUP([.F155];[$spectrumLicense.$C$2:$spectrumLicense.$D$107];2;0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lecom Namibia</text:p>
          </table:table-cell>
          <table:table-cell office:value-type="float" office:value="28" calcext:value-type="float">
            <text:p>28</text:p>
          </table:table-cell>
          <table:table-cell office:value-type="float" office:value="2600" calcext:value-type="float">
            <text:p>2600</text:p>
          </table:table-cell>
          <table:table-cell table:formula="of:=CONCATENATE([.D156];[.E156])" office:value-type="string" office:string-value="282600" calcext:value-type="string">
            <text:p>282600</text:p>
          </table:table-cell>
          <table:table-cell office:value-type="string" calcext:value-type="string">
            <text:p>FDD</text:p>
          </table:table-cell>
          <table:table-cell office:value-type="float" office:value="2540" calcext:value-type="float">
            <text:p>2540</text:p>
          </table:table-cell>
          <table:table-cell office:value-type="float" office:value="2570" calcext:value-type="float">
            <text:p>2570</text:p>
          </table:table-cell>
          <table:table-cell table:formula="of:=VLOOKUP([.F156];[$spectrumLicense.$C$2:$spectrumLicense.$D$107];2;0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lecom Namibia</text:p>
          </table:table-cell>
          <table:table-cell office:value-type="float" office:value="28" calcext:value-type="float">
            <text:p>28</text:p>
          </table:table-cell>
          <table:table-cell office:value-type="float" office:value="2600" calcext:value-type="float">
            <text:p>2600</text:p>
          </table:table-cell>
          <table:table-cell table:formula="of:=CONCATENATE([.D157];[.E157])" office:value-type="string" office:string-value="282600" calcext:value-type="string">
            <text:p>282600</text:p>
          </table:table-cell>
          <table:table-cell office:value-type="string" calcext:value-type="string">
            <text:p>FDD</text:p>
          </table:table-cell>
          <table:table-cell office:value-type="float" office:value="2660" calcext:value-type="float">
            <text:p>2660</text:p>
          </table:table-cell>
          <table:table-cell office:value-type="float" office:value="2690" calcext:value-type="float">
            <text:p>2690</text:p>
          </table:table-cell>
          <table:table-cell table:formula="of:=VLOOKUP([.F157];[$spectrumLicense.$C$2:$spectrumLicense.$D$107];2;0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Airtel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table:formula="of:=CONCATENATE([.D158];[.E158])" office:value-type="string" office:string-value="401800" calcext:value-type="string">
            <text:p>401800</text:p>
          </table:table-cell>
          <table:table-cell office:value-type="string" calcext:value-type="string">
            <text:p>FDD</text:p>
          </table:table-cell>
          <table:table-cell office:value-type="float" office:value="1850" calcext:value-type="float">
            <text:p>1850</text:p>
          </table:table-cell>
          <table:table-cell office:value-type="float" office:value="1865" calcext:value-type="float">
            <text:p>1865</text:p>
          </table:table-cell>
          <table:table-cell table:formula="of:=VLOOKUP([.F158];[$spectrumLicense.$C$2:$spectrumLicense.$D$107];2;0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Airtel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table:formula="of:=CONCATENATE([.D159];[.E159])" office:value-type="string" office:string-value="401800" calcext:value-type="string">
            <text:p>401800</text:p>
          </table:table-cell>
          <table:table-cell office:value-type="string" calcext:value-type="string">
            <text:p>FDD</text:p>
          </table:table-cell>
          <table:table-cell office:value-type="float" office:value="1755" calcext:value-type="float">
            <text:p>1755</text:p>
          </table:table-cell>
          <table:table-cell office:value-type="float" office:value="1770" calcext:value-type="float">
            <text:p>1770</text:p>
          </table:table-cell>
          <table:table-cell table:formula="of:=VLOOKUP([.F159];[$spectrumLicense.$C$2:$spectrumLicense.$D$107];2;0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9Mobile</text:p>
          </table:table-cell>
          <table:table-cell office:value-type="float" office:value="55" calcext:value-type="float">
            <text:p>55</text:p>
          </table:table-cell>
          <table:table-cell office:value-type="float" office:value="1800" calcext:value-type="float">
            <text:p>1800</text:p>
          </table:table-cell>
          <table:table-cell table:formula="of:=CONCATENATE([.D160];[.E160])" office:value-type="string" office:string-value="551800" calcext:value-type="string">
            <text:p>551800</text:p>
          </table:table-cell>
          <table:table-cell office:value-type="string" calcext:value-type="string">
            <text:p>FDD</text:p>
          </table:table-cell>
          <table:table-cell office:value-type="float" office:value="1865" calcext:value-type="float">
            <text:p>1865</text:p>
          </table:table-cell>
          <table:table-cell office:value-type="float" office:value="1880" calcext:value-type="float">
            <text:p>1880</text:p>
          </table:table-cell>
          <table:table-cell table:formula="of:=VLOOKUP([.F160];[$spectrumLicense.$C$2:$spectrumLicense.$D$107];2;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9Mobile</text:p>
          </table:table-cell>
          <table:table-cell office:value-type="float" office:value="55" calcext:value-type="float">
            <text:p>55</text:p>
          </table:table-cell>
          <table:table-cell office:value-type="float" office:value="1800" calcext:value-type="float">
            <text:p>1800</text:p>
          </table:table-cell>
          <table:table-cell table:formula="of:=CONCATENATE([.D161];[.E161])" office:value-type="string" office:string-value="551800" calcext:value-type="string">
            <text:p>551800</text:p>
          </table:table-cell>
          <table:table-cell office:value-type="string" calcext:value-type="string">
            <text:p>FDD</text:p>
          </table:table-cell>
          <table:table-cell office:value-type="float" office:value="1770" calcext:value-type="float">
            <text:p>1770</text:p>
          </table:table-cell>
          <table:table-cell office:value-type="float" office:value="1785" calcext:value-type="float">
            <text:p>1785</text:p>
          </table:table-cell>
          <table:table-cell table:formula="of:=VLOOKUP([.F161];[$spectrumLicense.$C$2:$spectrumLicense.$D$107];2;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Glo</text:p>
          </table:table-cell>
          <table:table-cell office:value-type="float" office:value="23" calcext:value-type="float">
            <text:p>23</text:p>
          </table:table-cell>
          <table:table-cell office:value-type="float" office:value="1800" calcext:value-type="float">
            <text:p>1800</text:p>
          </table:table-cell>
          <table:table-cell table:formula="of:=CONCATENATE([.D162];[.E162])" office:value-type="string" office:string-value="231800" calcext:value-type="string">
            <text:p>231800</text:p>
          </table:table-cell>
          <table:table-cell office:value-type="string" calcext:value-type="string">
            <text:p>FDD</text:p>
          </table:table-cell>
          <table:table-cell office:value-type="float" office:value="1820" calcext:value-type="float">
            <text:p>1820</text:p>
          </table:table-cell>
          <table:table-cell office:value-type="float" office:value="1835" calcext:value-type="float">
            <text:p>1835</text:p>
          </table:table-cell>
          <table:table-cell table:formula="of:=VLOOKUP([.F162];[$spectrumLicense.$C$2:$spectrumLicense.$D$107];2;0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Glo</text:p>
          </table:table-cell>
          <table:table-cell office:value-type="float" office:value="23" calcext:value-type="float">
            <text:p>23</text:p>
          </table:table-cell>
          <table:table-cell office:value-type="float" office:value="1800" calcext:value-type="float">
            <text:p>1800</text:p>
          </table:table-cell>
          <table:table-cell table:formula="of:=CONCATENATE([.D163];[.E163])" office:value-type="string" office:string-value="231800" calcext:value-type="string">
            <text:p>231800</text:p>
          </table:table-cell>
          <table:table-cell office:value-type="string" calcext:value-type="string">
            <text:p>FDD</text:p>
          </table:table-cell>
          <table:table-cell office:value-type="float" office:value="1725" calcext:value-type="float">
            <text:p>1725</text:p>
          </table:table-cell>
          <table:table-cell office:value-type="float" office:value="1740" calcext:value-type="float">
            <text:p>1740</text:p>
          </table:table-cell>
          <table:table-cell table:formula="of:=VLOOKUP([.F163];[$spectrumLicense.$C$2:$spectrumLicense.$D$107];2;0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MTN</text:p>
          </table:table-cell>
          <table:table-cell office:value-type="float" office:value="38" calcext:value-type="float">
            <text:p>38</text:p>
          </table:table-cell>
          <table:table-cell office:value-type="float" office:value="1800" calcext:value-type="float">
            <text:p>1800</text:p>
          </table:table-cell>
          <table:table-cell table:formula="of:=CONCATENATE([.D164];[.E164])" office:value-type="string" office:string-value="381800" calcext:value-type="string">
            <text:p>381800</text:p>
          </table:table-cell>
          <table:table-cell office:value-type="string" calcext:value-type="string">
            <text:p>FDD</text:p>
          </table:table-cell>
          <table:table-cell office:value-type="float" office:value="1835" calcext:value-type="float">
            <text:p>1835</text:p>
          </table:table-cell>
          <table:table-cell office:value-type="float" office:value="1850" calcext:value-type="float">
            <text:p>1850</text:p>
          </table:table-cell>
          <table:table-cell table:formula="of:=VLOOKUP([.F164];[$spectrumLicense.$C$2:$spectrumLicense.$D$107];2;0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MTN</text:p>
          </table:table-cell>
          <table:table-cell office:value-type="float" office:value="38" calcext:value-type="float">
            <text:p>38</text:p>
          </table:table-cell>
          <table:table-cell office:value-type="float" office:value="1800" calcext:value-type="float">
            <text:p>1800</text:p>
          </table:table-cell>
          <table:table-cell table:formula="of:=CONCATENATE([.D165];[.E165])" office:value-type="string" office:string-value="381800" calcext:value-type="string">
            <text:p>381800</text:p>
          </table:table-cell>
          <table:table-cell office:value-type="string" calcext:value-type="string">
            <text:p>FDD</text:p>
          </table:table-cell>
          <table:table-cell office:value-type="float" office:value="1740" calcext:value-type="float">
            <text:p>1740</text:p>
          </table:table-cell>
          <table:table-cell office:value-type="float" office:value="1755" calcext:value-type="float">
            <text:p>1755</text:p>
          </table:table-cell>
          <table:table-cell table:formula="of:=VLOOKUP([.F165];[$spectrumLicense.$C$2:$spectrumLicense.$D$107];2;0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tel</text:p>
          </table:table-cell>
          <table:table-cell office:value-type="float" office:value="37" calcext:value-type="float">
            <text:p>37</text:p>
          </table:table-cell>
          <table:table-cell office:value-type="float" office:value="1800" calcext:value-type="float">
            <text:p>1800</text:p>
          </table:table-cell>
          <table:table-cell table:formula="of:=CONCATENATE([.D166];[.E166])" office:value-type="string" office:string-value="371800" calcext:value-type="string">
            <text:p>371800</text:p>
          </table:table-cell>
          <table:table-cell office:value-type="string" calcext:value-type="string">
            <text:p>FDD</text:p>
          </table:table-cell>
          <table:table-cell office:value-type="float" office:value="1805" calcext:value-type="float">
            <text:p>1805</text:p>
          </table:table-cell>
          <table:table-cell office:value-type="float" office:value="1820" calcext:value-type="float">
            <text:p>1820</text:p>
          </table:table-cell>
          <table:table-cell table:formula="of:=VLOOKUP([.F166];[$spectrumLicense.$C$2:$spectrumLicense.$D$107];2;0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tel</text:p>
          </table:table-cell>
          <table:table-cell office:value-type="float" office:value="37" calcext:value-type="float">
            <text:p>37</text:p>
          </table:table-cell>
          <table:table-cell office:value-type="float" office:value="1800" calcext:value-type="float">
            <text:p>1800</text:p>
          </table:table-cell>
          <table:table-cell table:formula="of:=CONCATENATE([.D167];[.E167])" office:value-type="string" office:string-value="371800" calcext:value-type="string">
            <text:p>371800</text:p>
          </table:table-cell>
          <table:table-cell office:value-type="string" calcext:value-type="string">
            <text:p>FDD</text:p>
          </table:table-cell>
          <table:table-cell office:value-type="float" office:value="1710" calcext:value-type="float">
            <text:p>1710</text:p>
          </table:table-cell>
          <table:table-cell office:value-type="float" office:value="1725" calcext:value-type="float">
            <text:p>1725</text:p>
          </table:table-cell>
          <table:table-cell table:formula="of:=VLOOKUP([.F167];[$spectrumLicense.$C$2:$spectrumLicense.$D$107];2;0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Airtel</text:p>
          </table:table-cell>
          <table:table-cell office:value-type="float" office:value="40" calcext:value-type="float">
            <text:p>40</text:p>
          </table:table-cell>
          <table:table-cell office:value-type="float" office:value="2100" calcext:value-type="float">
            <text:p>2100</text:p>
          </table:table-cell>
          <table:table-cell table:formula="of:=CONCATENATE([.D168];[.E168])" office:value-type="string" office:string-value="402100" calcext:value-type="string">
            <text:p>402100</text:p>
          </table:table-cell>
          <table:table-cell office:value-type="string" calcext:value-type="string">
            <text:p>FDD</text:p>
          </table:table-cell>
          <table:table-cell office:value-type="float" office:value="1950" calcext:value-type="float">
            <text:p>1950</text:p>
          </table:table-cell>
          <table:table-cell office:value-type="float" office:value="1960" calcext:value-type="float">
            <text:p>1960</text:p>
          </table:table-cell>
          <table:table-cell table:formula="of:=VLOOKUP([.F168];[$spectrumLicense.$C$2:$spectrumLicense.$D$107];2;0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Airtel</text:p>
          </table:table-cell>
          <table:table-cell office:value-type="float" office:value="40" calcext:value-type="float">
            <text:p>40</text:p>
          </table:table-cell>
          <table:table-cell office:value-type="float" office:value="2100" calcext:value-type="float">
            <text:p>2100</text:p>
          </table:table-cell>
          <table:table-cell table:formula="of:=CONCATENATE([.D169];[.E169])" office:value-type="string" office:string-value="402100" calcext:value-type="string">
            <text:p>402100</text:p>
          </table:table-cell>
          <table:table-cell office:value-type="string" calcext:value-type="string">
            <text:p>FDD</text:p>
          </table:table-cell>
          <table:table-cell office:value-type="float" office:value="2140" calcext:value-type="float">
            <text:p>2140</text:p>
          </table:table-cell>
          <table:table-cell office:value-type="float" office:value="2150" calcext:value-type="float">
            <text:p>2150</text:p>
          </table:table-cell>
          <table:table-cell table:formula="of:=VLOOKUP([.F169];[$spectrumLicense.$C$2:$spectrumLicense.$D$107];2;0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9Mobile</text:p>
          </table:table-cell>
          <table:table-cell office:value-type="float" office:value="55" calcext:value-type="float">
            <text:p>55</text:p>
          </table:table-cell>
          <table:table-cell office:value-type="float" office:value="2100" calcext:value-type="float">
            <text:p>2100</text:p>
          </table:table-cell>
          <table:table-cell table:formula="of:=CONCATENATE([.D170];[.E170])" office:value-type="string" office:string-value="552100" calcext:value-type="string">
            <text:p>552100</text:p>
          </table:table-cell>
          <table:table-cell office:value-type="string" calcext:value-type="string">
            <text:p>FDD</text:p>
          </table:table-cell>
          <table:table-cell office:value-type="float" office:value="1940" calcext:value-type="float">
            <text:p>1940</text:p>
          </table:table-cell>
          <table:table-cell office:value-type="float" office:value="1950" calcext:value-type="float">
            <text:p>1950</text:p>
          </table:table-cell>
          <table:table-cell table:formula="of:=VLOOKUP([.F170];[$spectrumLicense.$C$2:$spectrumLicense.$D$107];2;0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9Mobile</text:p>
          </table:table-cell>
          <table:table-cell office:value-type="float" office:value="55" calcext:value-type="float">
            <text:p>55</text:p>
          </table:table-cell>
          <table:table-cell office:value-type="float" office:value="2100" calcext:value-type="float">
            <text:p>2100</text:p>
          </table:table-cell>
          <table:table-cell table:formula="of:=CONCATENATE([.D171];[.E171])" office:value-type="string" office:string-value="552100" calcext:value-type="string">
            <text:p>552100</text:p>
          </table:table-cell>
          <table:table-cell office:value-type="string" calcext:value-type="string">
            <text:p>FDD</text:p>
          </table:table-cell>
          <table:table-cell office:value-type="float" office:value="2130" calcext:value-type="float">
            <text:p>2130</text:p>
          </table:table-cell>
          <table:table-cell office:value-type="float" office:value="2140" calcext:value-type="float">
            <text:p>2140</text:p>
          </table:table-cell>
          <table:table-cell table:formula="of:=VLOOKUP([.F171];[$spectrumLicense.$C$2:$spectrumLicense.$D$107];2;0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Glo</text:p>
          </table:table-cell>
          <table:table-cell office:value-type="float" office:value="23" calcext:value-type="float">
            <text:p>23</text:p>
          </table:table-cell>
          <table:table-cell office:value-type="float" office:value="2100" calcext:value-type="float">
            <text:p>2100</text:p>
          </table:table-cell>
          <table:table-cell table:formula="of:=CONCATENATE([.D172];[.E172])" office:value-type="string" office:string-value="232100" calcext:value-type="string">
            <text:p>232100</text:p>
          </table:table-cell>
          <table:table-cell office:value-type="string" calcext:value-type="string">
            <text:p>FDD</text:p>
          </table:table-cell>
          <table:table-cell office:value-type="float" office:value="1930" calcext:value-type="float">
            <text:p>1930</text:p>
          </table:table-cell>
          <table:table-cell office:value-type="float" office:value="1940" calcext:value-type="float">
            <text:p>1940</text:p>
          </table:table-cell>
          <table:table-cell table:formula="of:=VLOOKUP([.F172];[$spectrumLicense.$C$2:$spectrumLicense.$D$107];2;0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Glo</text:p>
          </table:table-cell>
          <table:table-cell office:value-type="float" office:value="23" calcext:value-type="float">
            <text:p>23</text:p>
          </table:table-cell>
          <table:table-cell office:value-type="float" office:value="2100" calcext:value-type="float">
            <text:p>2100</text:p>
          </table:table-cell>
          <table:table-cell table:formula="of:=CONCATENATE([.D173];[.E173])" office:value-type="string" office:string-value="232100" calcext:value-type="string">
            <text:p>232100</text:p>
          </table:table-cell>
          <table:table-cell office:value-type="string" calcext:value-type="string">
            <text:p>FDD</text:p>
          </table:table-cell>
          <table:table-cell office:value-type="float" office:value="2120" calcext:value-type="float">
            <text:p>2120</text:p>
          </table:table-cell>
          <table:table-cell office:value-type="float" office:value="2130" calcext:value-type="float">
            <text:p>2130</text:p>
          </table:table-cell>
          <table:table-cell table:formula="of:=VLOOKUP([.F173];[$spectrumLicense.$C$2:$spectrumLicense.$D$107];2;0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MTN</text:p>
          </table:table-cell>
          <table:table-cell office:value-type="float" office:value="38" calcext:value-type="float">
            <text:p>38</text:p>
          </table:table-cell>
          <table:table-cell office:value-type="float" office:value="2100" calcext:value-type="float">
            <text:p>2100</text:p>
          </table:table-cell>
          <table:table-cell table:formula="of:=CONCATENATE([.D174];[.E174])" office:value-type="string" office:string-value="382100" calcext:value-type="string">
            <text:p>382100</text:p>
          </table:table-cell>
          <table:table-cell office:value-type="string" calcext:value-type="string">
            <text:p>FDD</text:p>
          </table:table-cell>
          <table:table-cell office:value-type="float" office:value="1920" calcext:value-type="float">
            <text:p>1920</text:p>
          </table:table-cell>
          <table:table-cell office:value-type="float" office:value="1930" calcext:value-type="float">
            <text:p>1930</text:p>
          </table:table-cell>
          <table:table-cell table:formula="of:=VLOOKUP([.F174];[$spectrumLicense.$C$2:$spectrumLicense.$D$107];2;0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MTN</text:p>
          </table:table-cell>
          <table:table-cell office:value-type="float" office:value="38" calcext:value-type="float">
            <text:p>38</text:p>
          </table:table-cell>
          <table:table-cell office:value-type="float" office:value="2100" calcext:value-type="float">
            <text:p>2100</text:p>
          </table:table-cell>
          <table:table-cell table:formula="of:=CONCATENATE([.D175];[.E175])" office:value-type="string" office:string-value="382100" calcext:value-type="string">
            <text:p>382100</text:p>
          </table:table-cell>
          <table:table-cell office:value-type="string" calcext:value-type="string">
            <text:p>FDD</text:p>
          </table:table-cell>
          <table:table-cell office:value-type="float" office:value="2110" calcext:value-type="float">
            <text:p>2110</text:p>
          </table:table-cell>
          <table:table-cell office:value-type="float" office:value="2120" calcext:value-type="float">
            <text:p>2120</text:p>
          </table:table-cell>
          <table:table-cell table:formula="of:=VLOOKUP([.F175];[$spectrumLicense.$C$2:$spectrumLicense.$D$107];2;0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CellC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formula="of:=CONCATENATE([.D176];[.E176])" office:value-type="string" office:string-value="30900" calcext:value-type="string">
            <text:p>30900</text:p>
          </table:table-cell>
          <table:table-cell office:value-type="string" calcext:value-type="string">
            <text:p>FDD</text:p>
          </table:table-cell>
          <table:table-cell office:value-type="float" office:value="880.1" calcext:value-type="float">
            <text:p>880.1</text:p>
          </table:table-cell>
          <table:table-cell office:value-type="float" office:value="889.9" calcext:value-type="float">
            <text:p>889.9</text:p>
          </table:table-cell>
          <table:table-cell table:formula="of:=VLOOKUP([.F176];[$spectrumLicense.$C$2:$spectrumLicense.$D$107];2;0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CellC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formula="of:=CONCATENATE([.D177];[.E177])" office:value-type="string" office:string-value="30900" calcext:value-type="string">
            <text:p>30900</text:p>
          </table:table-cell>
          <table:table-cell office:value-type="string" calcext:value-type="string">
            <text:p>FDD</text:p>
          </table:table-cell>
          <table:table-cell office:value-type="float" office:value="903.7" calcext:value-type="float">
            <text:p>903.7</text:p>
          </table:table-cell>
          <table:table-cell office:value-type="float" office:value="905.9" calcext:value-type="float">
            <text:p>905.9</text:p>
          </table:table-cell>
          <table:table-cell table:formula="of:=VLOOKUP([.F177];[$spectrumLicense.$C$2:$spectrumLicense.$D$107];2;0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CellC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formula="of:=CONCATENATE([.D178];[.E178])" office:value-type="string" office:string-value="30900" calcext:value-type="string">
            <text:p>30900</text:p>
          </table:table-cell>
          <table:table-cell office:value-type="string" calcext:value-type="string">
            <text:p>FDD</text:p>
          </table:table-cell>
          <table:table-cell office:value-type="float" office:value="925.1" calcext:value-type="float">
            <text:p>925.1</text:p>
          </table:table-cell>
          <table:table-cell office:value-type="float" office:value="934.9" calcext:value-type="float">
            <text:p>934.9</text:p>
          </table:table-cell>
          <table:table-cell table:formula="of:=VLOOKUP([.F178];[$spectrumLicense.$C$2:$spectrumLicense.$D$107];2;0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CellC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formula="of:=CONCATENATE([.D179];[.E179])" office:value-type="string" office:string-value="30900" calcext:value-type="string">
            <text:p>30900</text:p>
          </table:table-cell>
          <table:table-cell office:value-type="string" calcext:value-type="string">
            <text:p>FDD</text:p>
          </table:table-cell>
          <table:table-cell office:value-type="float" office:value="948.7" calcext:value-type="float">
            <text:p>948.7</text:p>
          </table:table-cell>
          <table:table-cell office:value-type="float" office:value="950.9" calcext:value-type="float">
            <text:p>950.9</text:p>
          </table:table-cell>
          <table:table-cell table:formula="of:=VLOOKUP([.F179];[$spectrumLicense.$C$2:$spectrumLicense.$D$107];2;0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MTN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table:formula="of:=CONCATENATE([.D180];[.E180])" office:value-type="string" office:string-value="31900" calcext:value-type="string">
            <text:p>31900</text:p>
          </table:table-cell>
          <table:table-cell office:value-type="string" calcext:value-type="string">
            <text:p>FDD</text:p>
          </table:table-cell>
          <table:table-cell office:value-type="float" office:value="901.3" calcext:value-type="float">
            <text:p>901.3</text:p>
          </table:table-cell>
          <table:table-cell office:value-type="float" office:value="903.7" calcext:value-type="float">
            <text:p>903.7</text:p>
          </table:table-cell>
          <table:table-cell table:formula="of:=VLOOKUP([.F180];[$spectrumLicense.$C$2:$spectrumLicense.$D$107];2;0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MTN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table:formula="of:=CONCATENATE([.D181];[.E181])" office:value-type="string" office:string-value="31900" calcext:value-type="string">
            <text:p>31900</text:p>
          </table:table-cell>
          <table:table-cell office:value-type="string" calcext:value-type="string">
            <text:p>FDD</text:p>
          </table:table-cell>
          <table:table-cell office:value-type="float" office:value="905.9" calcext:value-type="float">
            <text:p>905.9</text:p>
          </table:table-cell>
          <table:table-cell office:value-type="float" office:value="914.7" calcext:value-type="float">
            <text:p>914.7</text:p>
          </table:table-cell>
          <table:table-cell table:formula="of:=VLOOKUP([.F181];[$spectrumLicense.$C$2:$spectrumLicense.$D$107];2;0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MTN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table:formula="of:=CONCATENATE([.D182];[.E182])" office:value-type="string" office:string-value="31900" calcext:value-type="string">
            <text:p>31900</text:p>
          </table:table-cell>
          <table:table-cell office:value-type="string" calcext:value-type="string">
            <text:p>FDD</text:p>
          </table:table-cell>
          <table:table-cell office:value-type="float" office:value="946.3" calcext:value-type="float">
            <text:p>946.3</text:p>
          </table:table-cell>
          <table:table-cell office:value-type="float" office:value="948.7" calcext:value-type="float">
            <text:p>948.7</text:p>
          </table:table-cell>
          <table:table-cell table:formula="of:=VLOOKUP([.F182];[$spectrumLicense.$C$2:$spectrumLicense.$D$107];2;0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MTN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table:formula="of:=CONCATENATE([.D183];[.E183])" office:value-type="string" office:string-value="31900" calcext:value-type="string">
            <text:p>31900</text:p>
          </table:table-cell>
          <table:table-cell office:value-type="string" calcext:value-type="string">
            <text:p>FDD</text:p>
          </table:table-cell>
          <table:table-cell office:value-type="float" office:value="950.9" calcext:value-type="float">
            <text:p>950.9</text:p>
          </table:table-cell>
          <table:table-cell office:value-type="float" office:value="959.7" calcext:value-type="float">
            <text:p>959.7</text:p>
          </table:table-cell>
          <table:table-cell table:formula="of:=VLOOKUP([.F183];[$spectrumLicense.$C$2:$spectrumLicense.$D$107];2;0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Vodacom</text:p>
          </table:table-cell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table:formula="of:=CONCATENATE([.D184];[.E184])" office:value-type="string" office:string-value="29900" calcext:value-type="string">
            <text:p>29900</text:p>
          </table:table-cell>
          <table:table-cell office:value-type="string" calcext:value-type="string">
            <text:p>FDD</text:p>
          </table:table-cell>
          <table:table-cell office:value-type="float" office:value="889.9" calcext:value-type="float">
            <text:p>889.9</text:p>
          </table:table-cell>
          <table:table-cell office:value-type="float" office:value="901.3" calcext:value-type="float">
            <text:p>901.3</text:p>
          </table:table-cell>
          <table:table-cell table:formula="of:=VLOOKUP([.F184];[$spectrumLicense.$C$2:$spectrumLicense.$D$107];2;0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Vodacom</text:p>
          </table:table-cell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table:formula="of:=CONCATENATE([.D185];[.E185])" office:value-type="string" office:string-value="29900" calcext:value-type="string">
            <text:p>29900</text:p>
          </table:table-cell>
          <table:table-cell office:value-type="string" calcext:value-type="string">
            <text:p>FDD</text:p>
          </table:table-cell>
          <table:table-cell office:value-type="float" office:value="934.9" calcext:value-type="float">
            <text:p>934.9</text:p>
          </table:table-cell>
          <table:table-cell office:value-type="float" office:value="946.3" calcext:value-type="float">
            <text:p>946.3</text:p>
          </table:table-cell>
          <table:table-cell table:formula="of:=VLOOKUP([.F185];[$spectrumLicense.$C$2:$spectrumLicense.$D$107];2;0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CellC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table:formula="of:=CONCATENATE([.D186];[.E186])" office:value-type="string" office:string-value="302100" calcext:value-type="string">
            <text:p>302100</text:p>
          </table:table-cell>
          <table:table-cell office:value-type="string" calcext:value-type="string">
            <text:p>FDD</text:p>
          </table:table-cell>
          <table:table-cell office:value-type="float" office:value="1935" calcext:value-type="float">
            <text:p>1935</text:p>
          </table:table-cell>
          <table:table-cell office:value-type="float" office:value="1950" calcext:value-type="float">
            <text:p>1950</text:p>
          </table:table-cell>
          <table:table-cell table:formula="of:=VLOOKUP([.F186];[$spectrumLicense.$C$2:$spectrumLicense.$D$107];2;0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CellC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table:formula="of:=CONCATENATE([.D187];[.E187])" office:value-type="string" office:string-value="302100" calcext:value-type="string">
            <text:p>302100</text:p>
          </table:table-cell>
          <table:table-cell office:value-type="string" calcext:value-type="string">
            <text:p>FDD</text:p>
          </table:table-cell>
          <table:table-cell office:value-type="float" office:value="2125" calcext:value-type="float">
            <text:p>2125</text:p>
          </table:table-cell>
          <table:table-cell office:value-type="float" office:value="2140" calcext:value-type="float">
            <text:p>2140</text:p>
          </table:table-cell>
          <table:table-cell table:formula="of:=VLOOKUP([.F187];[$spectrumLicense.$C$2:$spectrumLicense.$D$107];2;0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MTN</text:p>
          </table:table-cell>
          <table:table-cell office:value-type="float" office:value="31" calcext:value-type="float">
            <text:p>31</text:p>
          </table:table-cell>
          <table:table-cell office:value-type="float" office:value="2100" calcext:value-type="float">
            <text:p>2100</text:p>
          </table:table-cell>
          <table:table-cell table:formula="of:=CONCATENATE([.D188];[.E188])" office:value-type="string" office:string-value="312100" calcext:value-type="string">
            <text:p>312100</text:p>
          </table:table-cell>
          <table:table-cell office:value-type="string" calcext:value-type="string">
            <text:p>FDD</text:p>
          </table:table-cell>
          <table:table-cell office:value-type="float" office:value="1950" calcext:value-type="float">
            <text:p>1950</text:p>
          </table:table-cell>
          <table:table-cell office:value-type="float" office:value="1965" calcext:value-type="float">
            <text:p>1965</text:p>
          </table:table-cell>
          <table:table-cell table:formula="of:=VLOOKUP([.F188];[$spectrumLicense.$C$2:$spectrumLicense.$D$107];2;0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MTN</text:p>
          </table:table-cell>
          <table:table-cell office:value-type="float" office:value="31" calcext:value-type="float">
            <text:p>31</text:p>
          </table:table-cell>
          <table:table-cell office:value-type="float" office:value="2100" calcext:value-type="float">
            <text:p>2100</text:p>
          </table:table-cell>
          <table:table-cell table:formula="of:=CONCATENATE([.D189];[.E189])" office:value-type="string" office:string-value="312100" calcext:value-type="string">
            <text:p>312100</text:p>
          </table:table-cell>
          <table:table-cell office:value-type="string" calcext:value-type="string">
            <text:p>FDD</text:p>
          </table:table-cell>
          <table:table-cell office:value-type="float" office:value="2140" calcext:value-type="float">
            <text:p>2140</text:p>
          </table:table-cell>
          <table:table-cell office:value-type="float" office:value="2155" calcext:value-type="float">
            <text:p>2155</text:p>
          </table:table-cell>
          <table:table-cell table:formula="of:=VLOOKUP([.F189];[$spectrumLicense.$C$2:$spectrumLicense.$D$107];2;0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Telkom</text:p>
          </table:table-cell>
          <table:table-cell office:value-type="float" office:value="56" calcext:value-type="float">
            <text:p>56</text:p>
          </table:table-cell>
          <table:table-cell office:value-type="float" office:value="2100" calcext:value-type="float">
            <text:p>2100</text:p>
          </table:table-cell>
          <table:table-cell table:formula="of:=CONCATENATE([.D190];[.E190])" office:value-type="string" office:string-value="562100" calcext:value-type="string">
            <text:p>562100</text:p>
          </table:table-cell>
          <table:table-cell office:value-type="string" calcext:value-type="string">
            <text:p>FDD</text:p>
          </table:table-cell>
          <table:table-cell office:value-type="float" office:value="1965" calcext:value-type="float">
            <text:p>1965</text:p>
          </table:table-cell>
          <table:table-cell office:value-type="float" office:value="1980" calcext:value-type="float">
            <text:p>1980</text:p>
          </table:table-cell>
          <table:table-cell table:formula="of:=VLOOKUP([.F190];[$spectrumLicense.$C$2:$spectrumLicense.$D$107];2;0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Telkom</text:p>
          </table:table-cell>
          <table:table-cell office:value-type="float" office:value="56" calcext:value-type="float">
            <text:p>56</text:p>
          </table:table-cell>
          <table:table-cell office:value-type="float" office:value="2100" calcext:value-type="float">
            <text:p>2100</text:p>
          </table:table-cell>
          <table:table-cell table:formula="of:=CONCATENATE([.D191];[.E191])" office:value-type="string" office:string-value="562100" calcext:value-type="string">
            <text:p>562100</text:p>
          </table:table-cell>
          <table:table-cell office:value-type="string" calcext:value-type="string">
            <text:p>FDD</text:p>
          </table:table-cell>
          <table:table-cell office:value-type="float" office:value="2155" calcext:value-type="float">
            <text:p>2155</text:p>
          </table:table-cell>
          <table:table-cell office:value-type="float" office:value="2170" calcext:value-type="float">
            <text:p>2170</text:p>
          </table:table-cell>
          <table:table-cell table:formula="of:=VLOOKUP([.F191];[$spectrumLicense.$C$2:$spectrumLicense.$D$107];2;0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Vodacom</text:p>
          </table:table-cell>
          <table:table-cell office:value-type="float" office:value="29" calcext:value-type="float">
            <text:p>29</text:p>
          </table:table-cell>
          <table:table-cell office:value-type="float" office:value="2100" calcext:value-type="float">
            <text:p>2100</text:p>
          </table:table-cell>
          <table:table-cell table:formula="of:=CONCATENATE([.D192];[.E192])" office:value-type="string" office:string-value="292100" calcext:value-type="string">
            <text:p>292100</text:p>
          </table:table-cell>
          <table:table-cell office:value-type="string" calcext:value-type="string">
            <text:p>FDD</text:p>
          </table:table-cell>
          <table:table-cell office:value-type="float" office:value="1920" calcext:value-type="float">
            <text:p>1920</text:p>
          </table:table-cell>
          <table:table-cell office:value-type="float" office:value="1935" calcext:value-type="float">
            <text:p>1935</text:p>
          </table:table-cell>
          <table:table-cell table:formula="of:=VLOOKUP([.F192];[$spectrumLicense.$C$2:$spectrumLicense.$D$107];2;0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Vodacom</text:p>
          </table:table-cell>
          <table:table-cell office:value-type="float" office:value="29" calcext:value-type="float">
            <text:p>29</text:p>
          </table:table-cell>
          <table:table-cell office:value-type="float" office:value="2100" calcext:value-type="float">
            <text:p>2100</text:p>
          </table:table-cell>
          <table:table-cell table:formula="of:=CONCATENATE([.D193];[.E193])" office:value-type="string" office:string-value="292100" calcext:value-type="string">
            <text:p>292100</text:p>
          </table:table-cell>
          <table:table-cell office:value-type="string" calcext:value-type="string">
            <text:p>FDD</text:p>
          </table:table-cell>
          <table:table-cell office:value-type="float" office:value="2110" calcext:value-type="float">
            <text:p>2110</text:p>
          </table:table-cell>
          <table:table-cell office:value-type="float" office:value="2125" calcext:value-type="float">
            <text:p>2125</text:p>
          </table:table-cell>
          <table:table-cell table:formula="of:=VLOOKUP([.F193];[$spectrumLicense.$C$2:$spectrumLicense.$D$107];2;0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Airtel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table:formula="of:=CONCATENATE([.D194];[.E194])" office:value-type="string" office:string-value="471800" calcext:value-type="string">
            <text:p>471800</text:p>
          </table:table-cell>
          <table:table-cell office:value-type="string" calcext:value-type="string">
            <text:p>FDD</text:p>
          </table:table-cell>
          <table:table-cell office:value-type="float" office:value="1750" calcext:value-type="float">
            <text:p>1750</text:p>
          </table:table-cell>
          <table:table-cell office:value-type="float" office:value="1760" calcext:value-type="float">
            <text:p>1760</text:p>
          </table:table-cell>
          <table:table-cell table:formula="of:=VLOOKUP([.F194];[$spectrumLicense.$C$2:$spectrumLicense.$D$107];2;0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Airtel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table:formula="of:=CONCATENATE([.D195];[.E195])" office:value-type="string" office:string-value="471800" calcext:value-type="string">
            <text:p>471800</text:p>
          </table:table-cell>
          <table:table-cell office:value-type="string" calcext:value-type="string">
            <text:p>FDD</text:p>
          </table:table-cell>
          <table:table-cell office:value-type="float" office:value="1845" calcext:value-type="float">
            <text:p>1845</text:p>
          </table:table-cell>
          <table:table-cell office:value-type="float" office:value="1855" calcext:value-type="float">
            <text:p>1855</text:p>
          </table:table-cell>
          <table:table-cell table:formula="of:=VLOOKUP([.F195];[$spectrumLicense.$C$2:$spectrumLicense.$D$107];2;0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BOL</text:p>
          </table:table-cell>
          <table:table-cell office:value-type="float" office:value="46" calcext:value-type="float">
            <text:p>46</text:p>
          </table:table-cell>
          <table:table-cell office:value-type="float" office:value="1800" calcext:value-type="float">
            <text:p>1800</text:p>
          </table:table-cell>
          <table:table-cell table:formula="of:=CONCATENATE([.D196];[.E196])" office:value-type="string" office:string-value="461800" calcext:value-type="string">
            <text:p>461800</text:p>
          </table:table-cell>
          <table:table-cell office:value-type="string" calcext:value-type="string">
            <text:p>FDD</text:p>
          </table:table-cell>
          <table:table-cell office:value-type="float" office:value="1745" calcext:value-type="float">
            <text:p>1745</text:p>
          </table:table-cell>
          <table:table-cell office:value-type="float" office:value="1750" calcext:value-type="float">
            <text:p>1750</text:p>
          </table:table-cell>
          <table:table-cell table:formula="of:=VLOOKUP([.F196];[$spectrumLicense.$C$2:$spectrumLicense.$D$107];2;0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BOL</text:p>
          </table:table-cell>
          <table:table-cell office:value-type="float" office:value="46" calcext:value-type="float">
            <text:p>46</text:p>
          </table:table-cell>
          <table:table-cell office:value-type="float" office:value="1800" calcext:value-type="float">
            <text:p>1800</text:p>
          </table:table-cell>
          <table:table-cell table:formula="of:=CONCATENATE([.D197];[.E197])" office:value-type="string" office:string-value="461800" calcext:value-type="string">
            <text:p>461800</text:p>
          </table:table-cell>
          <table:table-cell office:value-type="string" calcext:value-type="string">
            <text:p>FDD</text:p>
          </table:table-cell>
          <table:table-cell office:value-type="float" office:value="1780" calcext:value-type="float">
            <text:p>1780</text:p>
          </table:table-cell>
          <table:table-cell office:value-type="float" office:value="1785" calcext:value-type="float">
            <text:p>1785</text:p>
          </table:table-cell>
          <table:table-cell table:formula="of:=VLOOKUP([.F197];[$spectrumLicense.$C$2:$spectrumLicense.$D$107];2;0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BOL</text:p>
          </table:table-cell>
          <table:table-cell office:value-type="float" office:value="46" calcext:value-type="float">
            <text:p>46</text:p>
          </table:table-cell>
          <table:table-cell office:value-type="float" office:value="1800" calcext:value-type="float">
            <text:p>1800</text:p>
          </table:table-cell>
          <table:table-cell table:formula="of:=CONCATENATE([.D198];[.E198])" office:value-type="string" office:string-value="461800" calcext:value-type="string">
            <text:p>461800</text:p>
          </table:table-cell>
          <table:table-cell office:value-type="string" calcext:value-type="string">
            <text:p>FDD</text:p>
          </table:table-cell>
          <table:table-cell office:value-type="float" office:value="1840" calcext:value-type="float">
            <text:p>1840</text:p>
          </table:table-cell>
          <table:table-cell office:value-type="float" office:value="1845" calcext:value-type="float">
            <text:p>1845</text:p>
          </table:table-cell>
          <table:table-cell table:formula="of:=VLOOKUP([.F198];[$spectrumLicense.$C$2:$spectrumLicense.$D$107];2;0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BOL</text:p>
          </table:table-cell>
          <table:table-cell office:value-type="float" office:value="46" calcext:value-type="float">
            <text:p>46</text:p>
          </table:table-cell>
          <table:table-cell office:value-type="float" office:value="1800" calcext:value-type="float">
            <text:p>1800</text:p>
          </table:table-cell>
          <table:table-cell table:formula="of:=CONCATENATE([.D199];[.E199])" office:value-type="string" office:string-value="461800" calcext:value-type="string">
            <text:p>461800</text:p>
          </table:table-cell>
          <table:table-cell office:value-type="string" calcext:value-type="string">
            <text:p>FDD</text:p>
          </table:table-cell>
          <table:table-cell office:value-type="float" office:value="1875" calcext:value-type="float">
            <text:p>1875</text:p>
          </table:table-cell>
          <table:table-cell office:value-type="float" office:value="1880" calcext:value-type="float">
            <text:p>1880</text:p>
          </table:table-cell>
          <table:table-cell table:formula="of:=VLOOKUP([.F199];[$spectrumLicense.$C$2:$spectrumLicense.$D$107];2;0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Halotel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table:formula="of:=CONCATENATE([.D200];[.E200])" office:value-type="string" office:string-value="481800" calcext:value-type="string">
            <text:p>481800</text:p>
          </table:table-cell>
          <table:table-cell office:value-type="string" calcext:value-type="string">
            <text:p>FDD</text:p>
          </table:table-cell>
          <table:table-cell office:value-type="float" office:value="1770" calcext:value-type="float">
            <text:p>1770</text:p>
          </table:table-cell>
          <table:table-cell office:value-type="float" office:value="1780" calcext:value-type="float">
            <text:p>1780</text:p>
          </table:table-cell>
          <table:table-cell table:formula="of:=VLOOKUP([.F200];[$spectrumLicense.$C$2:$spectrumLicense.$D$107];2;0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Halotel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table:formula="of:=CONCATENATE([.D201];[.E201])" office:value-type="string" office:string-value="481800" calcext:value-type="string">
            <text:p>481800</text:p>
          </table:table-cell>
          <table:table-cell office:value-type="string" calcext:value-type="string">
            <text:p>FDD</text:p>
          </table:table-cell>
          <table:table-cell office:value-type="float" office:value="1865" calcext:value-type="float">
            <text:p>1865</text:p>
          </table:table-cell>
          <table:table-cell office:value-type="float" office:value="1875" calcext:value-type="float">
            <text:p>1875</text:p>
          </table:table-cell>
          <table:table-cell table:formula="of:=VLOOKUP([.F201];[$spectrumLicense.$C$2:$spectrumLicense.$D$107];2;0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Hits Telecom</text:p>
          </table:table-cell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table:formula="of:=CONCATENATE([.D202];[.E202])" office:value-type="string" office:string-value="491800" calcext:value-type="string">
            <text:p>491800</text:p>
          </table:table-cell>
          <table:table-cell office:value-type="string" calcext:value-type="string">
            <text:p>FDD</text:p>
          </table:table-cell>
          <table:table-cell office:value-type="float" office:value="1760" calcext:value-type="float">
            <text:p>1760</text:p>
          </table:table-cell>
          <table:table-cell office:value-type="float" office:value="1770" calcext:value-type="float">
            <text:p>1770</text:p>
          </table:table-cell>
          <table:table-cell table:formula="of:=VLOOKUP([.F202];[$spectrumLicense.$C$2:$spectrumLicense.$D$107];2;0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Hits Telecom</text:p>
          </table:table-cell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table:formula="of:=CONCATENATE([.D203];[.E203])" office:value-type="string" office:string-value="491800" calcext:value-type="string">
            <text:p>491800</text:p>
          </table:table-cell>
          <table:table-cell office:value-type="string" calcext:value-type="string">
            <text:p>FDD</text:p>
          </table:table-cell>
          <table:table-cell office:value-type="float" office:value="1855" calcext:value-type="float">
            <text:p>1855</text:p>
          </table:table-cell>
          <table:table-cell office:value-type="float" office:value="1865" calcext:value-type="float">
            <text:p>1865</text:p>
          </table:table-cell>
          <table:table-cell table:formula="of:=VLOOKUP([.F203];[$spectrumLicense.$C$2:$spectrumLicense.$D$107];2;0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igo</text:p>
          </table:table-cell>
          <table:table-cell office:value-type="float" office:value="44" calcext:value-type="float">
            <text:p>44</text:p>
          </table:table-cell>
          <table:table-cell office:value-type="float" office:value="1800" calcext:value-type="float">
            <text:p>1800</text:p>
          </table:table-cell>
          <table:table-cell table:formula="of:=CONCATENATE([.D204];[.E204])" office:value-type="string" office:string-value="441800" calcext:value-type="string">
            <text:p>441800</text:p>
          </table:table-cell>
          <table:table-cell office:value-type="string" calcext:value-type="string">
            <text:p>FDD</text:p>
          </table:table-cell>
          <table:table-cell office:value-type="float" office:value="1720" calcext:value-type="float">
            <text:p>1720</text:p>
          </table:table-cell>
          <table:table-cell office:value-type="float" office:value="1732.5" calcext:value-type="float">
            <text:p>1732.5</text:p>
          </table:table-cell>
          <table:table-cell table:formula="of:=VLOOKUP([.F204];[$spectrumLicense.$C$2:$spectrumLicense.$D$107];2;0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igo</text:p>
          </table:table-cell>
          <table:table-cell office:value-type="float" office:value="44" calcext:value-type="float">
            <text:p>44</text:p>
          </table:table-cell>
          <table:table-cell office:value-type="float" office:value="1800" calcext:value-type="float">
            <text:p>1800</text:p>
          </table:table-cell>
          <table:table-cell table:formula="of:=CONCATENATE([.D205];[.E205])" office:value-type="string" office:string-value="441800" calcext:value-type="string">
            <text:p>441800</text:p>
          </table:table-cell>
          <table:table-cell office:value-type="string" calcext:value-type="string">
            <text:p>FDD</text:p>
          </table:table-cell>
          <table:table-cell office:value-type="float" office:value="1815" calcext:value-type="float">
            <text:p>1815</text:p>
          </table:table-cell>
          <table:table-cell office:value-type="float" office:value="1827.5" calcext:value-type="float">
            <text:p>1827.5</text:p>
          </table:table-cell>
          <table:table-cell table:formula="of:=VLOOKUP([.F205];[$spectrumLicense.$C$2:$spectrumLicense.$D$107];2;0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Vodacom</text:p>
          </table:table-cell>
          <table:table-cell office:value-type="float" office:value="45" calcext:value-type="float">
            <text:p>45</text:p>
          </table:table-cell>
          <table:table-cell office:value-type="float" office:value="1800" calcext:value-type="float">
            <text:p>1800</text:p>
          </table:table-cell>
          <table:table-cell table:formula="of:=CONCATENATE([.D206];[.E206])" office:value-type="string" office:string-value="451800" calcext:value-type="string">
            <text:p>451800</text:p>
          </table:table-cell>
          <table:table-cell office:value-type="string" calcext:value-type="string">
            <text:p>FDD</text:p>
          </table:table-cell>
          <table:table-cell office:value-type="float" office:value="1732.5" calcext:value-type="float">
            <text:p>1732.5</text:p>
          </table:table-cell>
          <table:table-cell office:value-type="float" office:value="1745" calcext:value-type="float">
            <text:p>1745</text:p>
          </table:table-cell>
          <table:table-cell table:formula="of:=VLOOKUP([.F206];[$spectrumLicense.$C$2:$spectrumLicense.$D$107];2;0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Vodacom</text:p>
          </table:table-cell>
          <table:table-cell office:value-type="float" office:value="45" calcext:value-type="float">
            <text:p>45</text:p>
          </table:table-cell>
          <table:table-cell office:value-type="float" office:value="1800" calcext:value-type="float">
            <text:p>1800</text:p>
          </table:table-cell>
          <table:table-cell table:formula="of:=CONCATENATE([.D207];[.E207])" office:value-type="string" office:string-value="451800" calcext:value-type="string">
            <text:p>451800</text:p>
          </table:table-cell>
          <table:table-cell office:value-type="string" calcext:value-type="string">
            <text:p>FDD</text:p>
          </table:table-cell>
          <table:table-cell office:value-type="float" office:value="1827.5" calcext:value-type="float">
            <text:p>1827.5</text:p>
          </table:table-cell>
          <table:table-cell office:value-type="float" office:value="1840" calcext:value-type="float">
            <text:p>1840</text:p>
          </table:table-cell>
          <table:table-cell table:formula="of:=VLOOKUP([.F207];[$spectrumLicense.$C$2:$spectrumLicense.$D$107];2;0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Zantel</text:p>
          </table:table-cell>
          <table:table-cell office:value-type="float" office:value="43" calcext:value-type="float">
            <text:p>43</text:p>
          </table:table-cell>
          <table:table-cell office:value-type="float" office:value="1800" calcext:value-type="float">
            <text:p>1800</text:p>
          </table:table-cell>
          <table:table-cell table:formula="of:=CONCATENATE([.D208];[.E208])" office:value-type="string" office:string-value="431800" calcext:value-type="string">
            <text:p>431800</text:p>
          </table:table-cell>
          <table:table-cell office:value-type="string" calcext:value-type="string">
            <text:p>FDD</text:p>
          </table:table-cell>
          <table:table-cell office:value-type="float" office:value="1710" calcext:value-type="float">
            <text:p>1710</text:p>
          </table:table-cell>
          <table:table-cell office:value-type="float" office:value="1720" calcext:value-type="float">
            <text:p>1720</text:p>
          </table:table-cell>
          <table:table-cell table:formula="of:=VLOOKUP([.F208];[$spectrumLicense.$C$2:$spectrumLicense.$D$107];2;0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Zantel</text:p>
          </table:table-cell>
          <table:table-cell office:value-type="float" office:value="43" calcext:value-type="float">
            <text:p>43</text:p>
          </table:table-cell>
          <table:table-cell office:value-type="float" office:value="1800" calcext:value-type="float">
            <text:p>1800</text:p>
          </table:table-cell>
          <table:table-cell table:formula="of:=CONCATENATE([.D209];[.E209])" office:value-type="string" office:string-value="431800" calcext:value-type="string">
            <text:p>431800</text:p>
          </table:table-cell>
          <table:table-cell office:value-type="string" calcext:value-type="string">
            <text:p>FDD</text:p>
          </table:table-cell>
          <table:table-cell office:value-type="float" office:value="1805" calcext:value-type="float">
            <text:p>1805</text:p>
          </table:table-cell>
          <table:table-cell office:value-type="float" office:value="1815" calcext:value-type="float">
            <text:p>1815</text:p>
          </table:table-cell>
          <table:table-cell table:formula="of:=VLOOKUP([.F209];[$spectrumLicense.$C$2:$spectrumLicense.$D$107];2;0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fricell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table:formula="of:=CONCATENATE([.D210];[.E210])" office:value-type="string" office:string-value="32900" calcext:value-type="string">
            <text:p>32900</text:p>
          </table:table-cell>
          <table:table-cell office:value-type="string" calcext:value-type="string">
            <text:p>FDD</text:p>
          </table:table-cell>
          <table:table-cell office:value-type="float" office:value="898.2" calcext:value-type="float">
            <text:p>898.2</text:p>
          </table:table-cell>
          <table:table-cell office:value-type="float" office:value="903.2" calcext:value-type="float">
            <text:p>903.2</text:p>
          </table:table-cell>
          <table:table-cell table:formula="of:=VLOOKUP([.F210];[$spectrumLicense.$C$2:$spectrumLicense.$D$107];2;0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fricell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table:formula="of:=CONCATENATE([.D211];[.E211])" office:value-type="string" office:string-value="32900" calcext:value-type="string">
            <text:p>32900</text:p>
          </table:table-cell>
          <table:table-cell office:value-type="string" calcext:value-type="string">
            <text:p>FDD</text:p>
          </table:table-cell>
          <table:table-cell office:value-type="float" office:value="943.2" calcext:value-type="float">
            <text:p>943.2</text:p>
          </table:table-cell>
          <table:table-cell office:value-type="float" office:value="948.2" calcext:value-type="float">
            <text:p>948.2</text:p>
          </table:table-cell>
          <table:table-cell table:formula="of:=VLOOKUP([.F211];[$spectrumLicense.$C$2:$spectrumLicense.$D$107];2;0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irtel</text:p>
          </table:table-cell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table:formula="of:=CONCATENATE([.D212];[.E212])" office:value-type="string" office:string-value="36900" calcext:value-type="string">
            <text:p>36900</text:p>
          </table:table-cell>
          <table:table-cell office:value-type="string" calcext:value-type="string">
            <text:p>FDD</text:p>
          </table:table-cell>
          <table:table-cell office:value-type="float" office:value="890.2" calcext:value-type="float">
            <text:p>890.2</text:p>
          </table:table-cell>
          <table:table-cell office:value-type="float" office:value="898" calcext:value-type="float">
            <text:p>898</text:p>
          </table:table-cell>
          <table:table-cell table:formula="of:=VLOOKUP([.F212];[$spectrumLicense.$C$2:$spectrumLicense.$D$107];2;0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irtel</text:p>
          </table:table-cell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table:formula="of:=CONCATENATE([.D213];[.E213])" office:value-type="string" office:string-value="36900" calcext:value-type="string">
            <text:p>36900</text:p>
          </table:table-cell>
          <table:table-cell office:value-type="string" calcext:value-type="string">
            <text:p>FDD</text:p>
          </table:table-cell>
          <table:table-cell office:value-type="float" office:value="935.2" calcext:value-type="float">
            <text:p>935.2</text:p>
          </table:table-cell>
          <table:table-cell office:value-type="float" office:value="943" calcext:value-type="float">
            <text:p>943</text:p>
          </table:table-cell>
          <table:table-cell table:formula="of:=VLOOKUP([.F213];[$spectrumLicense.$C$2:$spectrumLicense.$D$107];2;0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iTEL</text:p>
          </table:table-cell>
          <table:table-cell office:value-type="float" office:value="57" calcext:value-type="float">
            <text:p>57</text:p>
          </table:table-cell>
          <table:table-cell office:value-type="float" office:value="900" calcext:value-type="float">
            <text:p>900</text:p>
          </table:table-cell>
          <table:table-cell table:formula="of:=CONCATENATE([.D214];[.E214])" office:value-type="string" office:string-value="57900" calcext:value-type="string">
            <text:p>57900</text:p>
          </table:table-cell>
          <table:table-cell office:value-type="string" calcext:value-type="string">
            <text:p>FDD</text:p>
          </table:table-cell>
          <table:table-cell office:value-type="float" office:value="903.2" calcext:value-type="float">
            <text:p>903.2</text:p>
          </table:table-cell>
          <table:table-cell office:value-type="float" office:value="906.4" calcext:value-type="float">
            <text:p>906.4</text:p>
          </table:table-cell>
          <table:table-cell table:formula="of:=VLOOKUP([.F214];[$spectrumLicense.$C$2:$spectrumLicense.$D$107];2;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iTEL</text:p>
          </table:table-cell>
          <table:table-cell office:value-type="float" office:value="57" calcext:value-type="float">
            <text:p>57</text:p>
          </table:table-cell>
          <table:table-cell office:value-type="float" office:value="900" calcext:value-type="float">
            <text:p>900</text:p>
          </table:table-cell>
          <table:table-cell table:formula="of:=CONCATENATE([.D215];[.E215])" office:value-type="string" office:string-value="57900" calcext:value-type="string">
            <text:p>57900</text:p>
          </table:table-cell>
          <table:table-cell office:value-type="string" calcext:value-type="string">
            <text:p>FDD</text:p>
          </table:table-cell>
          <table:table-cell office:value-type="float" office:value="948.2" calcext:value-type="float">
            <text:p>948.2</text:p>
          </table:table-cell>
          <table:table-cell office:value-type="float" office:value="951.4" calcext:value-type="float">
            <text:p>951.4</text:p>
          </table:table-cell>
          <table:table-cell table:formula="of:=VLOOKUP([.F215];[$spectrumLicense.$C$2:$spectrumLicense.$D$107];2;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MTN</text:p>
          </table:table-cell>
          <table:table-cell office:value-type="float" office:value="33" calcext:value-type="float">
            <text:p>33</text:p>
          </table:table-cell>
          <table:table-cell office:value-type="float" office:value="900" calcext:value-type="float">
            <text:p>900</text:p>
          </table:table-cell>
          <table:table-cell table:formula="of:=CONCATENATE([.D216];[.E216])" office:value-type="string" office:string-value="33900" calcext:value-type="string">
            <text:p>33900</text:p>
          </table:table-cell>
          <table:table-cell office:value-type="string" calcext:value-type="string">
            <text:p>FDD</text:p>
          </table:table-cell>
          <table:table-cell office:value-type="float" office:value="906.6" calcext:value-type="float">
            <text:p>906.6</text:p>
          </table:table-cell>
          <table:table-cell office:value-type="float" office:value="914.8" calcext:value-type="float">
            <text:p>914.8</text:p>
          </table:table-cell>
          <table:table-cell table:formula="of:=VLOOKUP([.F216];[$spectrumLicense.$C$2:$spectrumLicense.$D$107];2;0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MTN</text:p>
          </table:table-cell>
          <table:table-cell office:value-type="float" office:value="33" calcext:value-type="float">
            <text:p>33</text:p>
          </table:table-cell>
          <table:table-cell office:value-type="float" office:value="900" calcext:value-type="float">
            <text:p>900</text:p>
          </table:table-cell>
          <table:table-cell table:formula="of:=CONCATENATE([.D217];[.E217])" office:value-type="string" office:string-value="33900" calcext:value-type="string">
            <text:p>33900</text:p>
          </table:table-cell>
          <table:table-cell office:value-type="string" calcext:value-type="string">
            <text:p>FDD</text:p>
          </table:table-cell>
          <table:table-cell office:value-type="float" office:value="951.6" calcext:value-type="float">
            <text:p>951.6</text:p>
          </table:table-cell>
          <table:table-cell office:value-type="float" office:value="959.8" calcext:value-type="float">
            <text:p>959.8</text:p>
          </table:table-cell>
          <table:table-cell table:formula="of:=VLOOKUP([.F217];[$spectrumLicense.$C$2:$spectrumLicense.$D$107];2;0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TL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</text:p>
          </table:table-cell>
          <table:table-cell table:formula="of:=CONCATENATE([.D218];[.E218])" office:value-type="string" office:string-value="35900" calcext:value-type="string">
            <text:p>35900</text:p>
          </table:table-cell>
          <table:table-cell office:value-type="string" calcext:value-type="string">
            <text:p>FDD</text:p>
          </table:table-cell>
          <table:table-cell office:value-type="float" office:value="880" calcext:value-type="float">
            <text:p>880</text:p>
          </table:table-cell>
          <table:table-cell office:value-type="float" office:value="885" calcext:value-type="float">
            <text:p>885</text:p>
          </table:table-cell>
          <table:table-cell table:formula="of:=VLOOKUP([.F218];[$spectrumLicense.$C$2:$spectrumLicense.$D$107];2;0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TL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</text:p>
          </table:table-cell>
          <table:table-cell table:formula="of:=CONCATENATE([.D219];[.E219])" office:value-type="string" office:string-value="35900" calcext:value-type="string">
            <text:p>35900</text:p>
          </table:table-cell>
          <table:table-cell office:value-type="string" calcext:value-type="string">
            <text:p>FDD</text:p>
          </table:table-cell>
          <table:table-cell office:value-type="float" office:value="925" calcext:value-type="float">
            <text:p>925</text:p>
          </table:table-cell>
          <table:table-cell office:value-type="float" office:value="930" calcext:value-type="float">
            <text:p>930</text:p>
          </table:table-cell>
          <table:table-cell table:formula="of:=VLOOKUP([.F219];[$spectrumLicense.$C$2:$spectrumLicense.$D$107];2;0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irtel</text:p>
          </table:table-cell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table:formula="of:=CONCATENATE([.D220];[.E220])" office:value-type="string" office:string-value="36900" calcext:value-type="string">
            <text:p>36900</text:p>
          </table:table-cell>
          <table:table-cell office:value-type="string" calcext:value-type="string">
            <text:p>FDD</text:p>
          </table:table-cell>
          <table:table-cell office:value-type="float" office:value="885" calcext:value-type="float">
            <text:p>885</text:p>
          </table:table-cell>
          <table:table-cell office:value-type="float" office:value="890" calcext:value-type="float">
            <text:p>890</text:p>
          </table:table-cell>
          <table:table-cell table:formula="of:=VLOOKUP([.F220];[$spectrumLicense.$C$2:$spectrumLicense.$D$107];2;0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irtel</text:p>
          </table:table-cell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table:formula="of:=CONCATENATE([.D221];[.E221])" office:value-type="string" office:string-value="36900" calcext:value-type="string">
            <text:p>36900</text:p>
          </table:table-cell>
          <table:table-cell office:value-type="string" calcext:value-type="string">
            <text:p>FDD</text:p>
          </table:table-cell>
          <table:table-cell office:value-type="float" office:value="930" calcext:value-type="float">
            <text:p>930</text:p>
          </table:table-cell>
          <table:table-cell office:value-type="float" office:value="935" calcext:value-type="float">
            <text:p>935</text:p>
          </table:table-cell>
          <table:table-cell table:formula="of:=VLOOKUP([.F221];[$spectrumLicense.$C$2:$spectrumLicense.$D$107];2;0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fricell</text:p>
          </table:table-cell>
          <table:table-cell office:value-type="float" office:value="32" calcext:value-type="float">
            <text:p>32</text:p>
          </table:table-cell>
          <table:table-cell office:value-type="float" office:value="1800" calcext:value-type="float">
            <text:p>1800</text:p>
          </table:table-cell>
          <table:table-cell table:formula="of:=CONCATENATE([.D222];[.E222])" office:value-type="string" office:string-value="321800" calcext:value-type="string">
            <text:p>321800</text:p>
          </table:table-cell>
          <table:table-cell office:value-type="string" calcext:value-type="string">
            <text:p>FDD</text:p>
          </table:table-cell>
          <table:table-cell office:value-type="float" office:value="1836" calcext:value-type="float">
            <text:p>1836</text:p>
          </table:table-cell>
          <table:table-cell office:value-type="float" office:value="1846" calcext:value-type="float">
            <text:p>1846</text:p>
          </table:table-cell>
          <table:table-cell table:formula="of:=VLOOKUP([.F222];[$spectrumLicense.$C$2:$spectrumLicense.$D$107];2;0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fricell</text:p>
          </table:table-cell>
          <table:table-cell office:value-type="float" office:value="32" calcext:value-type="float">
            <text:p>32</text:p>
          </table:table-cell>
          <table:table-cell office:value-type="float" office:value="1800" calcext:value-type="float">
            <text:p>1800</text:p>
          </table:table-cell>
          <table:table-cell table:formula="of:=CONCATENATE([.D223];[.E223])" office:value-type="string" office:string-value="321800" calcext:value-type="string">
            <text:p>321800</text:p>
          </table:table-cell>
          <table:table-cell office:value-type="string" calcext:value-type="string">
            <text:p>FDD</text:p>
          </table:table-cell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 table:formula="of:=VLOOKUP([.F223];[$spectrumLicense.$C$2:$spectrumLicense.$D$107];2;0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irtel</text:p>
          </table:table-cell>
          <table:table-cell office:value-type="float" office:value="36" calcext:value-type="float">
            <text:p>36</text:p>
          </table:table-cell>
          <table:table-cell office:value-type="float" office:value="1800" calcext:value-type="float">
            <text:p>1800</text:p>
          </table:table-cell>
          <table:table-cell table:formula="of:=CONCATENATE([.D224];[.E224])" office:value-type="string" office:string-value="361800" calcext:value-type="string">
            <text:p>361800</text:p>
          </table:table-cell>
          <table:table-cell office:value-type="string" calcext:value-type="string">
            <text:p>FDD</text:p>
          </table:table-cell>
          <table:table-cell office:value-type="float" office:value="1773.2" calcext:value-type="float">
            <text:p>1773.2</text:p>
          </table:table-cell>
          <table:table-cell office:value-type="float" office:value="1785" calcext:value-type="float">
            <text:p>1785</text:p>
          </table:table-cell>
          <table:table-cell table:formula="of:=VLOOKUP([.F224];[$spectrumLicense.$C$2:$spectrumLicense.$D$107];2;0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irtel</text:p>
          </table:table-cell>
          <table:table-cell office:value-type="float" office:value="36" calcext:value-type="float">
            <text:p>36</text:p>
          </table:table-cell>
          <table:table-cell office:value-type="float" office:value="1800" calcext:value-type="float">
            <text:p>1800</text:p>
          </table:table-cell>
          <table:table-cell table:formula="of:=CONCATENATE([.D225];[.E225])" office:value-type="string" office:string-value="361800" calcext:value-type="string">
            <text:p>361800</text:p>
          </table:table-cell>
          <table:table-cell office:value-type="string" calcext:value-type="string">
            <text:p>FDD</text:p>
          </table:table-cell>
          <table:table-cell office:value-type="float" office:value="1868.2" calcext:value-type="float">
            <text:p>1868.2</text:p>
          </table:table-cell>
          <table:table-cell office:value-type="float" office:value="1880" calcext:value-type="float">
            <text:p>1880</text:p>
          </table:table-cell>
          <table:table-cell table:formula="of:=VLOOKUP([.F225];[$spectrumLicense.$C$2:$spectrumLicense.$D$107];2;0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MTN</text:p>
          </table:table-cell>
          <table:table-cell office:value-type="float" office:value="33" calcext:value-type="float">
            <text:p>33</text:p>
          </table:table-cell>
          <table:table-cell office:value-type="float" office:value="1800" calcext:value-type="float">
            <text:p>1800</text:p>
          </table:table-cell>
          <table:table-cell table:formula="of:=CONCATENATE([.D226];[.E226])" office:value-type="string" office:string-value="331800" calcext:value-type="string">
            <text:p>331800</text:p>
          </table:table-cell>
          <table:table-cell office:value-type="string" calcext:value-type="string">
            <text:p>FDD</text:p>
          </table:table-cell>
          <table:table-cell office:value-type="float" office:value="1761.2" calcext:value-type="float">
            <text:p>1761.2</text:p>
          </table:table-cell>
          <table:table-cell office:value-type="float" office:value="1773" calcext:value-type="float">
            <text:p>1773</text:p>
          </table:table-cell>
          <table:table-cell table:formula="of:=VLOOKUP([.F226];[$spectrumLicense.$C$2:$spectrumLicense.$D$107];2;0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MTN</text:p>
          </table:table-cell>
          <table:table-cell office:value-type="float" office:value="33" calcext:value-type="float">
            <text:p>33</text:p>
          </table:table-cell>
          <table:table-cell office:value-type="float" office:value="1800" calcext:value-type="float">
            <text:p>1800</text:p>
          </table:table-cell>
          <table:table-cell table:formula="of:=CONCATENATE([.D227];[.E227])" office:value-type="string" office:string-value="331800" calcext:value-type="string">
            <text:p>331800</text:p>
          </table:table-cell>
          <table:table-cell office:value-type="string" calcext:value-type="string">
            <text:p>FDD</text:p>
          </table:table-cell>
          <table:table-cell office:value-type="float" office:value="1856.2" calcext:value-type="float">
            <text:p>1856.2</text:p>
          </table:table-cell>
          <table:table-cell office:value-type="float" office:value="1868" calcext:value-type="float">
            <text:p>1868</text:p>
          </table:table-cell>
          <table:table-cell table:formula="of:=VLOOKUP([.F227];[$spectrumLicense.$C$2:$spectrumLicense.$D$107];2;0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TL</text:p>
          </table:table-cell>
          <table:table-cell office:value-type="float" office:value="35" calcext:value-type="float">
            <text:p>35</text:p>
          </table:table-cell>
          <table:table-cell office:value-type="float" office:value="1800" calcext:value-type="float">
            <text:p>1800</text:p>
          </table:table-cell>
          <table:table-cell table:formula="of:=CONCATENATE([.D228];[.E228])" office:value-type="string" office:string-value="351800" calcext:value-type="string">
            <text:p>351800</text:p>
          </table:table-cell>
          <table:table-cell office:value-type="string" calcext:value-type="string">
            <text:p>FDD</text:p>
          </table:table-cell>
          <table:table-cell office:value-type="float" office:value="1716.2" calcext:value-type="float">
            <text:p>1716.2</text:p>
          </table:table-cell>
          <table:table-cell office:value-type="float" office:value="1726.2" calcext:value-type="float">
            <text:p>1726.2</text:p>
          </table:table-cell>
          <table:table-cell table:formula="of:=VLOOKUP([.F228];[$spectrumLicense.$C$2:$spectrumLicense.$D$107];2;0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TL</text:p>
          </table:table-cell>
          <table:table-cell office:value-type="float" office:value="35" calcext:value-type="float">
            <text:p>35</text:p>
          </table:table-cell>
          <table:table-cell office:value-type="float" office:value="1800" calcext:value-type="float">
            <text:p>1800</text:p>
          </table:table-cell>
          <table:table-cell table:formula="of:=CONCATENATE([.D229];[.E229])" office:value-type="string" office:string-value="351800" calcext:value-type="string">
            <text:p>351800</text:p>
          </table:table-cell>
          <table:table-cell office:value-type="string" calcext:value-type="string">
            <text:p>FDD</text:p>
          </table:table-cell>
          <table:table-cell office:value-type="float" office:value="1811.2" calcext:value-type="float">
            <text:p>1811.2</text:p>
          </table:table-cell>
          <table:table-cell office:value-type="float" office:value="1821.2" calcext:value-type="float">
            <text:p>1821.2</text:p>
          </table:table-cell>
          <table:table-cell table:formula="of:=VLOOKUP([.F229];[$spectrumLicense.$C$2:$spectrumLicense.$D$107];2;0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WARID</text:p>
          </table:table-cell>
          <table:table-cell office:value-type="string" calcext:value-type="string">
            <text:p>#N/A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FDD</text:p>
          </table:table-cell>
          <table:table-cell office:value-type="float" office:value="1731" calcext:value-type="float">
            <text:p>1731</text:p>
          </table:table-cell>
          <table:table-cell office:value-type="float" office:value="1741" calcext:value-type="float">
            <text:p>1741</text:p>
          </table:table-cell>
          <table:table-cell table:formula="of:=VLOOKUP([.F230];[$spectrumLicense.$C$2:$spectrumLicense.$D$107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WARID</text:p>
          </table:table-cell>
          <table:table-cell office:value-type="string" calcext:value-type="string">
            <text:p>#N/A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FDD</text:p>
          </table:table-cell>
          <table:table-cell office:value-type="float" office:value="1826" calcext:value-type="float">
            <text:p>1826</text:p>
          </table:table-cell>
          <table:table-cell office:value-type="float" office:value="1836" calcext:value-type="float">
            <text:p>1836</text:p>
          </table:table-cell>
          <table:table-cell table:formula="of:=VLOOKUP([.F231];[$spectrumLicense.$C$2:$spectrumLicense.$D$107];2;0)" office:value-type="string" office:string-value="" calcext:value-type="error">
            <text:p>#N/A</text:p>
          </table:table-cell>
        </table:table-row>
      </table:table>
      <table:table table:name="spectrumLicense" table:style-name="ta1"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P_ID</text:p>
          </table:table-cell>
          <table:table-cell office:value-type="string" calcext:value-type="string">
            <text:p>Ban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table:formula="of:=CONCATENATE([.A2];[.B2])" office:value-type="string" office:string-value="4900" calcext:value-type="string">
            <text:p>4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eMobil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00" calcext:value-type="float">
            <text:p>900</text:p>
          </table:table-cell>
          <table:table-cell table:formula="of:=CONCATENATE([.A3];[.B3])" office:value-type="string" office:string-value="53900" calcext:value-type="string">
            <text:p>53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table:formula="of:=CONCATENATE([.A4];[.B4])" office:value-type="string" office:string-value="5900" calcext:value-type="string">
            <text:p>5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Mascom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table:formula="of:=CONCATENATE([.A5];[.B5])" office:value-type="string" office:string-value="6900" calcext:value-type="string">
            <text:p>6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table:formula="of:=CONCATENATE([.A6];[.B6])" office:value-type="string" office:string-value="41800" calcext:value-type="string">
            <text:p>41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eMobil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table:formula="of:=CONCATENATE([.A7];[.B7])" office:value-type="string" office:string-value="51800" calcext:value-type="string">
            <text:p>51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Mascom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CONCATENATE([.A8];[.B8])" office:value-type="string" office:string-value="61800" calcext:value-type="string">
            <text:p>618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table:formula="of:=CONCATENATE([.A9];[.B9])" office:value-type="string" office:string-value="62100" calcext:value-type="string">
            <text:p>62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formula="of:=CONCATENATE([.A10];[.B10])" office:value-type="string" office:string-value="1900" calcext:value-type="string">
            <text:p>19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Ona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table:formula="of:=CONCATENATE([.A11];[.B11])" office:value-type="string" office:string-value="2900" calcext:value-type="string">
            <text:p>29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formula="of:=CONCATENATE([.A12];[.B12])" office:value-type="string" office:string-value="3900" calcext:value-type="string">
            <text:p>39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Telec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table:formula="of:=CONCATENATE([.A13];[.B13])" office:value-type="string" office:string-value="11800" calcext:value-type="string">
            <text:p>118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Ona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table:formula="of:=CONCATENATE([.A14];[.B14])" office:value-type="string" office:string-value="21800" calcext:value-type="string">
            <text:p>218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00" calcext:value-type="float">
            <text:p>1800</text:p>
          </table:table-cell>
          <table:table-cell table:formula="of:=CONCATENATE([.A15];[.B15])" office:value-type="string" office:string-value="31800" calcext:value-type="string">
            <text:p>318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Telec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0" calcext:value-type="float">
            <text:p>900</text:p>
          </table:table-cell>
          <table:table-cell table:formula="of:=CONCATENATE([.A16];[.B16])" office:value-type="string" office:string-value="7900" calcext:value-type="string">
            <text:p>79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am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table:formula="of:=CONCATENATE([.A17];[.B17])" office:value-type="string" office:string-value="8900" calcext:value-type="string">
            <text:p>89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formula="of:=CONCATENATE([.A18];[.B18])" office:value-type="string" office:string-value="9900" calcext:value-type="string">
            <text:p>99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eXt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formula="of:=CONCATENATE([.A19];[.B19])" office:value-type="string" office:string-value="10900" calcext:value-type="string">
            <text:p>109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table:formula="of:=CONCATENATE([.A20];[.B20])" office:value-type="string" office:string-value="81800" calcext:value-type="string">
            <text:p>818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0" calcext:value-type="float">
            <text:p>1800</text:p>
          </table:table-cell>
          <table:table-cell table:formula="of:=CONCATENATE([.A21];[.B21])" office:value-type="string" office:string-value="91800" calcext:value-type="string">
            <text:p>918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eXt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table:formula="of:=CONCATENATE([.A22];[.B22])" office:value-type="string" office:string-value="101800" calcext:value-type="string">
            <text:p>1018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0" calcext:value-type="float">
            <text:p>900</text:p>
          </table:table-cell>
          <table:table-cell table:formula="of:=CONCATENATE([.A23];[.B23])" office:value-type="string" office:string-value="11900" calcext:value-type="string">
            <text:p>119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tisalat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table:formula="of:=CONCATENATE([.A24];[.B24])" office:value-type="string" office:string-value="12900" calcext:value-type="string">
            <text:p>129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table:formula="of:=CONCATENATE([.A25];[.B25])" office:value-type="string" office:string-value="13900" calcext:value-type="string">
            <text:p>139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Vodafon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00" calcext:value-type="float">
            <text:p>1800</text:p>
          </table:table-cell>
          <table:table-cell table:formula="of:=CONCATENATE([.A26];[.B26])" office:value-type="string" office:string-value="111800" calcext:value-type="string">
            <text:p>1118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tisalat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table:formula="of:=CONCATENATE([.A27];[.B27])" office:value-type="string" office:string-value="121800" calcext:value-type="string">
            <text:p>1218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0" calcext:value-type="float">
            <text:p>1800</text:p>
          </table:table-cell>
          <table:table-cell table:formula="of:=CONCATENATE([.A28];[.B28])" office:value-type="string" office:string-value="141800" calcext:value-type="string">
            <text:p>1418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Telecom Egypt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table:formula="of:=CONCATENATE([.A29];[.B29])" office:value-type="string" office:string-value="131800" calcext:value-type="string">
            <text:p>1318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Vodafon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0" calcext:value-type="float">
            <text:p>2100</text:p>
          </table:table-cell>
          <table:table-cell table:formula="of:=CONCATENATE([.A30];[.B30])" office:value-type="string" office:string-value="112100" calcext:value-type="string">
            <text:p>112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tisalat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00" calcext:value-type="float">
            <text:p>2100</text:p>
          </table:table-cell>
          <table:table-cell table:formula="of:=CONCATENATE([.A31];[.B31])" office:value-type="string" office:string-value="122100" calcext:value-type="string">
            <text:p>122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00" calcext:value-type="float">
            <text:p>2100</text:p>
          </table:table-cell>
          <table:table-cell table:formula="of:=CONCATENATE([.A32];[.B32])" office:value-type="string" office:string-value="132100" calcext:value-type="string">
            <text:p>1321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Vodafon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table:formula="of:=CONCATENATE([.A33];[.B33])" office:value-type="string" office:string-value="15900" calcext:value-type="string">
            <text:p>159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ir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table:formula="of:=CONCATENATE([.A34];[.B34])" office:value-type="string" office:string-value="16900" calcext:value-type="string">
            <text:p>169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o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0" calcext:value-type="float">
            <text:p>900</text:p>
          </table:table-cell>
          <table:table-cell table:formula="of:=CONCATENATE([.A35];[.B35])" office:value-type="string" office:string-value="17900" calcext:value-type="string">
            <text:p>179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table:formula="of:=CONCATENATE([.A36];[.B36])" office:value-type="string" office:string-value="18900" calcext:value-type="string">
            <text:p>189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Tigo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0" calcext:value-type="float">
            <text:p>900</text:p>
          </table:table-cell>
          <table:table-cell table:formula="of:=CONCATENATE([.A37];[.B37])" office:value-type="string" office:string-value="19900" calcext:value-type="string">
            <text:p>199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Vodafon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table:formula="of:=CONCATENATE([.A38];[.B38])" office:value-type="string" office:string-value="151800" calcext:value-type="string">
            <text:p>1518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ir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table:formula="of:=CONCATENATE([.A39];[.B39])" office:value-type="string" office:string-value="161800" calcext:value-type="string">
            <text:p>1618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o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00" calcext:value-type="float">
            <text:p>1800</text:p>
          </table:table-cell>
          <table:table-cell table:formula="of:=CONCATENATE([.A40];[.B40])" office:value-type="string" office:string-value="171800" calcext:value-type="string">
            <text:p>1718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" calcext:value-type="float">
            <text:p>1800</text:p>
          </table:table-cell>
          <table:table-cell table:formula="of:=CONCATENATE([.A41];[.B41])" office:value-type="string" office:string-value="181800" calcext:value-type="string">
            <text:p>1818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Tigo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00" calcext:value-type="float">
            <text:p>1800</text:p>
          </table:table-cell>
          <table:table-cell table:formula="of:=CONCATENATE([.A42];[.B42])" office:value-type="string" office:string-value="191800" calcext:value-type="string">
            <text:p>1918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Vodafon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00" calcext:value-type="float">
            <text:p>2100</text:p>
          </table:table-cell>
          <table:table-cell table:formula="of:=CONCATENATE([.A43];[.B43])" office:value-type="string" office:string-value="152100" calcext:value-type="string">
            <text:p>1521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ir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0" calcext:value-type="float">
            <text:p>2100</text:p>
          </table:table-cell>
          <table:table-cell table:formula="of:=CONCATENATE([.A44];[.B44])" office:value-type="string" office:string-value="162100" calcext:value-type="string">
            <text:p>1621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o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00" calcext:value-type="float">
            <text:p>2100</text:p>
          </table:table-cell>
          <table:table-cell table:formula="of:=CONCATENATE([.A45];[.B45])" office:value-type="string" office:string-value="172100" calcext:value-type="string">
            <text:p>1721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00" calcext:value-type="float">
            <text:p>2100</text:p>
          </table:table-cell>
          <table:table-cell table:formula="of:=CONCATENATE([.A46];[.B46])" office:value-type="string" office:string-value="182100" calcext:value-type="string">
            <text:p>182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Tigo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00" calcext:value-type="float">
            <text:p>2100</text:p>
          </table:table-cell>
          <table:table-cell table:formula="of:=CONCATENATE([.A47];[.B47])" office:value-type="string" office:string-value="192100" calcext:value-type="string">
            <text:p>1921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Vodafon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0" calcext:value-type="float">
            <text:p>900</text:p>
          </table:table-cell>
          <table:table-cell table:formula="of:=CONCATENATE([.A48];[.B48])" office:value-type="string" office:string-value="26900" calcext:value-type="string">
            <text:p>269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Air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0" calcext:value-type="float">
            <text:p>900</text:p>
          </table:table-cell>
          <table:table-cell table:formula="of:=CONCATENATE([.A49];[.B49])" office:value-type="string" office:string-value="24900" calcext:value-type="string">
            <text:p>249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Safaricom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table:formula="of:=CONCATENATE([.A50];[.B50])" office:value-type="string" office:string-value="25900" calcext:value-type="string">
            <text:p>259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Telkom Kenya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0" calcext:value-type="float">
            <text:p>900</text:p>
          </table:table-cell>
          <table:table-cell table:formula="of:=CONCATENATE([.A51];[.B51])" office:value-type="string" office:string-value="54900" calcext:value-type="string">
            <text:p>54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00" calcext:value-type="float">
            <text:p>2600</text:p>
          </table:table-cell>
          <table:table-cell table:formula="of:=CONCATENATE([.A52];[.B52])" office:value-type="string" office:string-value="522600" calcext:value-type="string">
            <text:p>5226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Inwi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00" calcext:value-type="float">
            <text:p>2600</text:p>
          </table:table-cell>
          <table:table-cell table:formula="of:=CONCATENATE([.A53];[.B53])" office:value-type="string" office:string-value="512600" calcext:value-type="string">
            <text:p>5126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oc Telecom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00" calcext:value-type="float">
            <text:p>2600</text:p>
          </table:table-cell>
          <table:table-cell table:formula="of:=CONCATENATE([.A54];[.B54])" office:value-type="string" office:string-value="502600" calcext:value-type="string">
            <text:p>5026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table:formula="of:=CONCATENATE([.A55];[.B55])" office:value-type="string" office:string-value="20900" calcext:value-type="string">
            <text:p>209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c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0" calcext:value-type="float">
            <text:p>900</text:p>
          </table:table-cell>
          <table:table-cell table:formula="of:=CONCATENATE([.A56];[.B56])" office:value-type="string" office:string-value="21900" calcext:value-type="string">
            <text:p>219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vi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0" calcext:value-type="float">
            <text:p>900</text:p>
          </table:table-cell>
          <table:table-cell table:formula="of:=CONCATENATE([.A57];[.B57])" office:value-type="string" office:string-value="22900" calcext:value-type="string">
            <text:p>229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Vodacom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formula="of:=CONCATENATE([.A58];[.B58])" office:value-type="string" office:string-value="201800" calcext:value-type="string">
            <text:p>2018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c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00" calcext:value-type="float">
            <text:p>1800</text:p>
          </table:table-cell>
          <table:table-cell table:formula="of:=CONCATENATE([.A59];[.B59])" office:value-type="string" office:string-value="211800" calcext:value-type="string">
            <text:p>2118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vi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00" calcext:value-type="float">
            <text:p>1800</text:p>
          </table:table-cell>
          <table:table-cell table:formula="of:=CONCATENATE([.A60];[.B60])" office:value-type="string" office:string-value="221800" calcext:value-type="string">
            <text:p>2218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Vodacom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00" calcext:value-type="float">
            <text:p>2100</text:p>
          </table:table-cell>
          <table:table-cell table:formula="of:=CONCATENATE([.A61];[.B61])" office:value-type="string" office:string-value="202100" calcext:value-type="string">
            <text:p>202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c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" calcext:value-type="float">
            <text:p>2100</text:p>
          </table:table-cell>
          <table:table-cell table:formula="of:=CONCATENATE([.A62];[.B62])" office:value-type="string" office:string-value="212100" calcext:value-type="string">
            <text:p>2121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vi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00" calcext:value-type="float">
            <text:p>2100</text:p>
          </table:table-cell>
          <table:table-cell table:formula="of:=CONCATENATE([.A63];[.B63])" office:value-type="string" office:string-value="222100" calcext:value-type="string">
            <text:p>2221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Vodacom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table:formula="of:=CONCATENATE([.A64];[.B64])" office:value-type="string" office:string-value="27900" calcext:value-type="string">
            <text:p>279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TC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0" calcext:value-type="float">
            <text:p>900</text:p>
          </table:table-cell>
          <table:table-cell table:formula="of:=CONCATENATE([.A65];[.B65])" office:value-type="string" office:string-value="28900" calcext:value-type="string">
            <text:p>289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lecom Namibia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00" calcext:value-type="float">
            <text:p>1800</text:p>
          </table:table-cell>
          <table:table-cell table:formula="of:=CONCATENATE([.A66];[.B66])" office:value-type="string" office:string-value="271800" calcext:value-type="string">
            <text:p>2718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TC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0" calcext:value-type="float">
            <text:p>1800</text:p>
          </table:table-cell>
          <table:table-cell table:formula="of:=CONCATENATE([.A67];[.B67])" office:value-type="string" office:string-value="421800" calcext:value-type="string">
            <text:p>4218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us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00" calcext:value-type="float">
            <text:p>1800</text:p>
          </table:table-cell>
          <table:table-cell table:formula="of:=CONCATENATE([.A68];[.B68])" office:value-type="string" office:string-value="281800" calcext:value-type="string">
            <text:p>2818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lecom Namibia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00" calcext:value-type="float">
            <text:p>2100</text:p>
          </table:table-cell>
          <table:table-cell table:formula="of:=CONCATENATE([.A69];[.B69])" office:value-type="string" office:string-value="272100" calcext:value-type="string">
            <text:p>2721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TC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00" calcext:value-type="float">
            <text:p>2100</text:p>
          </table:table-cell>
          <table:table-cell table:formula="of:=CONCATENATE([.A70];[.B70])" office:value-type="string" office:string-value="422100" calcext:value-type="string">
            <text:p>4221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us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00" calcext:value-type="float">
            <text:p>2100</text:p>
          </table:table-cell>
          <table:table-cell table:formula="of:=CONCATENATE([.A71];[.B71])" office:value-type="string" office:string-value="282100" calcext:value-type="string">
            <text:p>282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lecom Namibia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00" calcext:value-type="float">
            <text:p>2600</text:p>
          </table:table-cell>
          <table:table-cell table:formula="of:=CONCATENATE([.A72];[.B72])" office:value-type="string" office:string-value="422600" calcext:value-type="string">
            <text:p>4226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atus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00" calcext:value-type="float">
            <text:p>2600</text:p>
          </table:table-cell>
          <table:table-cell table:formula="of:=CONCATENATE([.A73];[.B73])" office:value-type="string" office:string-value="282600" calcext:value-type="string">
            <text:p>2826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lecom Namibia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00" calcext:value-type="float">
            <text:p>1800</text:p>
          </table:table-cell>
          <table:table-cell table:formula="of:=CONCATENATE([.A74];[.B74])" office:value-type="string" office:string-value="551800" calcext:value-type="string">
            <text:p>5518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9Mobil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table:formula="of:=CONCATENATE([.A75];[.B75])" office:value-type="string" office:string-value="401800" calcext:value-type="string">
            <text:p>4018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Air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00" calcext:value-type="float">
            <text:p>1800</text:p>
          </table:table-cell>
          <table:table-cell table:formula="of:=CONCATENATE([.A76];[.B76])" office:value-type="string" office:string-value="231800" calcext:value-type="string">
            <text:p>2318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Glo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00" calcext:value-type="float">
            <text:p>1800</text:p>
          </table:table-cell>
          <table:table-cell table:formula="of:=CONCATENATE([.A77];[.B77])" office:value-type="string" office:string-value="381800" calcext:value-type="string">
            <text:p>3818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00" calcext:value-type="float">
            <text:p>1800</text:p>
          </table:table-cell>
          <table:table-cell table:formula="of:=CONCATENATE([.A78];[.B78])" office:value-type="string" office:string-value="371800" calcext:value-type="string">
            <text:p>3718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00" calcext:value-type="float">
            <text:p>2100</text:p>
          </table:table-cell>
          <table:table-cell table:formula="of:=CONCATENATE([.A79];[.B79])" office:value-type="string" office:string-value="552100" calcext:value-type="string">
            <text:p>5521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9Mobil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00" calcext:value-type="float">
            <text:p>2100</text:p>
          </table:table-cell>
          <table:table-cell table:formula="of:=CONCATENATE([.A80];[.B80])" office:value-type="string" office:string-value="402100" calcext:value-type="string">
            <text:p>4021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Air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00" calcext:value-type="float">
            <text:p>2100</text:p>
          </table:table-cell>
          <table:table-cell table:formula="of:=CONCATENATE([.A81];[.B81])" office:value-type="string" office:string-value="232100" calcext:value-type="string">
            <text:p>2321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Glo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00" calcext:value-type="float">
            <text:p>2100</text:p>
          </table:table-cell>
          <table:table-cell table:formula="of:=CONCATENATE([.A82];[.B82])" office:value-type="string" office:string-value="382100" calcext:value-type="string">
            <text:p>3821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formula="of:=CONCATENATE([.A83];[.B83])" office:value-type="string" office:string-value="30900" calcext:value-type="string">
            <text:p>309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CellC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table:formula="of:=CONCATENATE([.A84];[.B84])" office:value-type="string" office:string-value="31900" calcext:value-type="string">
            <text:p>319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table:formula="of:=CONCATENATE([.A85];[.B85])" office:value-type="string" office:string-value="29900" calcext:value-type="string">
            <text:p>299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Vodacom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table:formula="of:=CONCATENATE([.A86];[.B86])" office:value-type="string" office:string-value="302100" calcext:value-type="string">
            <text:p>302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CellC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00" calcext:value-type="float">
            <text:p>2100</text:p>
          </table:table-cell>
          <table:table-cell table:formula="of:=CONCATENATE([.A87];[.B87])" office:value-type="string" office:string-value="312100" calcext:value-type="string">
            <text:p>3121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00" calcext:value-type="float">
            <text:p>2100</text:p>
          </table:table-cell>
          <table:table-cell table:formula="of:=CONCATENATE([.A88];[.B88])" office:value-type="string" office:string-value="562100" calcext:value-type="string">
            <text:p>5621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Telkom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00" calcext:value-type="float">
            <text:p>2100</text:p>
          </table:table-cell>
          <table:table-cell table:formula="of:=CONCATENATE([.A89];[.B89])" office:value-type="string" office:string-value="292100" calcext:value-type="string">
            <text:p>2921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Vodacom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table:formula="of:=CONCATENATE([.A90];[.B90])" office:value-type="string" office:string-value="471800" calcext:value-type="string">
            <text:p>4718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Air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00" calcext:value-type="float">
            <text:p>1800</text:p>
          </table:table-cell>
          <table:table-cell table:formula="of:=CONCATENATE([.A91];[.B91])" office:value-type="string" office:string-value="461800" calcext:value-type="string">
            <text:p>461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00" calcext:value-type="float">
            <text:p>1800</text:p>
          </table:table-cell>
          <table:table-cell table:formula="of:=CONCATENATE([.A92];[.B92])" office:value-type="string" office:string-value="461800" calcext:value-type="string">
            <text:p>4618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00" calcext:value-type="float">
            <text:p>1800</text:p>
          </table:table-cell>
          <table:table-cell table:formula="of:=CONCATENATE([.A93];[.B93])" office:value-type="string" office:string-value="461800" calcext:value-type="string">
            <text:p>4618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table:formula="of:=CONCATENATE([.A94];[.B94])" office:value-type="string" office:string-value="481800" calcext:value-type="string">
            <text:p>4818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Halo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table:formula="of:=CONCATENATE([.A95];[.B95])" office:value-type="string" office:string-value="491800" calcext:value-type="string">
            <text:p>4918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Hits Telecom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00" calcext:value-type="float">
            <text:p>1800</text:p>
          </table:table-cell>
          <table:table-cell table:formula="of:=CONCATENATE([.A96];[.B96])" office:value-type="string" office:string-value="441800" calcext:value-type="string">
            <text:p>4418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igo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00" calcext:value-type="float">
            <text:p>1800</text:p>
          </table:table-cell>
          <table:table-cell table:formula="of:=CONCATENATE([.A97];[.B97])" office:value-type="string" office:string-value="451800" calcext:value-type="string">
            <text:p>4518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Vodacom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00" calcext:value-type="float">
            <text:p>1800</text:p>
          </table:table-cell>
          <table:table-cell table:formula="of:=CONCATENATE([.A98];[.B98])" office:value-type="string" office:string-value="431800" calcext:value-type="string">
            <text:p>4318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Zan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table:formula="of:=CONCATENATE([.A99];[.B99])" office:value-type="string" office:string-value="32900" calcext:value-type="string">
            <text:p>329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fricel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table:formula="of:=CONCATENATE([.A100];[.B100])" office:value-type="string" office:string-value="36900" calcext:value-type="string">
            <text:p>369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ir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00" calcext:value-type="float">
            <text:p>900</text:p>
          </table:table-cell>
          <table:table-cell table:formula="of:=CONCATENATE([.A101];[.B101])" office:value-type="string" office:string-value="57900" calcext:value-type="string">
            <text:p>57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i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0" calcext:value-type="float">
            <text:p>900</text:p>
          </table:table-cell>
          <table:table-cell table:formula="of:=CONCATENATE([.A102];[.B102])" office:value-type="string" office:string-value="33900" calcext:value-type="string">
            <text:p>339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</text:p>
          </table:table-cell>
          <table:table-cell table:formula="of:=CONCATENATE([.A103];[.B103])" office:value-type="string" office:string-value="35900" calcext:value-type="string">
            <text:p>359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T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00" calcext:value-type="float">
            <text:p>1800</text:p>
          </table:table-cell>
          <table:table-cell table:formula="of:=CONCATENATE([.A104];[.B104])" office:value-type="string" office:string-value="321800" calcext:value-type="string">
            <text:p>3218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fricel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00" calcext:value-type="float">
            <text:p>1800</text:p>
          </table:table-cell>
          <table:table-cell table:formula="of:=CONCATENATE([.A105];[.B105])" office:value-type="string" office:string-value="361800" calcext:value-type="string">
            <text:p>3618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irte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00" calcext:value-type="float">
            <text:p>1800</text:p>
          </table:table-cell>
          <table:table-cell table:formula="of:=CONCATENATE([.A106];[.B106])" office:value-type="string" office:string-value="331800" calcext:value-type="string">
            <text:p>3318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00" calcext:value-type="float">
            <text:p>1800</text:p>
          </table:table-cell>
          <table:table-cell table:formula="of:=CONCATENATE([.A107];[.B107])" office:value-type="string" office:string-value="351800" calcext:value-type="string">
            <text:p>3518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TL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string" calcext:value-type="string">
            <text:p>#N/A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WARID</text:p>
          </table:table-cell>
          <table:table-cell office:value-type="string" calcext:value-type="string">
            <text:p>F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7T17:41:18.604250140</dc:date>
    <dc:creator>Steve Song</dc:creator>
    <meta:editing-duration>PT8M45S</meta:editing-duration>
    <meta:editing-cycles>1</meta:editing-cycles>
    <meta:document-statistic meta:table-count="2" meta:cell-count="3169" meta:object-count="0"/>
    <meta:generator>LibreOffice/5.4.1.2$Linux_X86_64 LibreOffice_project/40m0$Build-2</meta:generator>
  </office:meta>
</office:document-meta>
</file>